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2" style:family="graphic" style:parent-style-name="standard">
      <style:graphic-properties draw:stroke="none" draw:fill="solid" draw:fill-color="#ebebeb"/>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bebebe"/>
    </style:style>
    <style:style style:name="gr5" style:family="graphic" style:parent-style-name="standard">
      <style:graphic-properties draw:stroke="none" draw:fill="solid" draw:fill-color="#ffa500"/>
    </style:style>
    <style:style style:name="gr6"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7" style:family="graphic" style:parent-style-name="standard">
      <style:graphic-properties draw:stroke="none" draw:fill="solid" draw:fill-color="#4d4d4d"/>
    </style:style>
    <style:style style:name="gr8"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9" style:family="graphic" style:parent-style-name="standard">
      <style:graphic-properties draw:stroke="none" draw:fill="solid" draw:fill-color="#ffffff"/>
    </style:style>
    <style:style style:name="gr10" style:family="graphic" style:parent-style-name="standard">
      <style:graphic-properties draw:stroke="none" svg:stroke-color="#000000" draw:fill="none" draw:fill-color="#ffffff" draw:textarea-horizontal-align="left" draw:auto-grow-height="true" draw:auto-grow-width="true" fo:min-height="1.348cm" fo:min-width="0.65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348cm" fo:min-width="0.692cm"/>
      <style:paragraph-properties style:writing-mode="lr-tb"/>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solid" draw:fill-color="#000000"/>
    </style:style>
    <style:style style:name="P4" style:family="paragraph">
      <loext:graphic-properties draw:fill="solid" draw:fill-color="#bebebe"/>
    </style:style>
    <style:style style:name="P5" style:family="paragraph">
      <loext:graphic-properties draw:fill="solid" draw:fill-color="#ffa500"/>
    </style:style>
    <style:style style:name="P6" style:family="paragraph">
      <loext:graphic-properties draw:fill="none"/>
    </style:style>
    <style:style style:name="P7" style:family="paragraph">
      <loext:graphic-properties draw:fill="solid" draw:fill-color="#4d4d4d"/>
    </style:style>
    <style:style style:name="P8" style:family="paragraph">
      <loext:graphic-properties draw:fill="none" draw:fill-color="#ffffff"/>
      <style:paragraph-properties style:writing-mode="lr-tb"/>
      <style:text-properties style:font-name="Helvetica Neue" fo:font-weight="bold" style:font-weight-asian="bold" style:font-weight-complex="bold"/>
    </style:style>
    <style:style style:name="T1" style:family="text">
      <style:text-properties style:font-name="Helvetica Neue"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8.1cm" svg:height="22.86cm" svg:x="0cm" svg:y="0cm" svg:viewBox="0 0 38101 22861" draw:points="0,22861 38101,22861 38101,0 0,0">
          <text:p/>
        </draw:polygon>
        <draw:polygon draw:style-name="gr2" draw:text-style-name="P2" draw:layer="layout" svg:width="31.34cm" svg:height="19.912cm" svg:x="2.041cm" svg:y="1.22cm" svg:viewBox="0 0 31341 19913" draw:points="0,19913 31341,19913 31341,0 0,0">
          <text:p/>
        </draw:polygon>
        <draw:polygon draw:style-name="gr3" draw:text-style-name="P3" draw:layer="layout" svg:width="4.274cm" svg:height="11.362cm" svg:x="4.178cm" svg:y="8.865cm" svg:viewBox="0 0 4275 11363" draw:points="0,11363 4275,11363 4275,0 0,0">
          <text:p/>
        </draw:polygon>
        <draw:polygon draw:style-name="gr4" draw:text-style-name="P4" draw:layer="layout" svg:width="4.273cm" svg:height="16.365cm" svg:x="8.452cm" svg:y="3.862cm" svg:viewBox="0 0 4274 16366" draw:points="0,16366 4274,16366 4274,0 0,0">
          <text:p/>
        </draw:polygon>
        <draw:polygon draw:style-name="gr5" draw:text-style-name="P5" draw:layer="layout" svg:width="4.274cm" svg:height="16.945cm" svg:x="12.725cm" svg:y="3.282cm" svg:viewBox="0 0 4275 16946" draw:points="0,16946 4275,16946 4275,0 0,0">
          <text:p/>
        </draw:polygon>
        <draw:polygon draw:style-name="gr3" draw:text-style-name="P3" draw:layer="layout" svg:width="4.274cm" svg:height="9.214cm" svg:x="18.423cm" svg:y="11.013cm" svg:viewBox="0 0 4275 9215" draw:points="0,9215 4275,9215 4275,0 0,0">
          <text:p/>
        </draw:polygon>
        <draw:polygon draw:style-name="gr4" draw:text-style-name="P4" draw:layer="layout" svg:width="4.273cm" svg:height="9.369cm" svg:x="22.697cm" svg:y="10.858cm" svg:viewBox="0 0 4274 9370" draw:points="0,9370 4274,9370 4274,0 0,0">
          <text:p/>
        </draw:polygon>
        <draw:polygon draw:style-name="gr5" draw:text-style-name="P5" draw:layer="layout" svg:width="4.274cm" svg:height="10.566cm" svg:x="26.97cm" svg:y="9.661cm" svg:viewBox="0 0 4275 10567" draw:points="0,10567 4275,10567 4275,0 0,0">
          <text:p/>
        </draw:polygon>
        <draw:line draw:style-name="gr6" draw:text-style-name="P6" draw:layer="layout" svg:x1="4.178cm" svg:y1="7.854cm" svg:x2="8.452cm" svg:y2="7.854cm">
          <text:p/>
        </draw:line>
        <draw:line draw:style-name="gr6" draw:text-style-name="P6" draw:layer="layout" svg:x1="6.315cm" svg:y1="7.854cm" svg:x2="6.315cm" svg:y2="9.876cm">
          <text:p/>
        </draw:line>
        <draw:line draw:style-name="gr6" draw:text-style-name="P6" draw:layer="layout" svg:x1="4.178cm" svg:y1="9.876cm" svg:x2="8.452cm" svg:y2="9.876cm">
          <text:p/>
        </draw:line>
        <draw:line draw:style-name="gr6" draw:text-style-name="P6" draw:layer="layout" svg:x1="8.452cm" svg:y1="2.718cm" svg:x2="12.725cm" svg:y2="2.718cm">
          <text:p/>
        </draw:line>
        <draw:line draw:style-name="gr6" draw:text-style-name="P6" draw:layer="layout" svg:x1="10.588cm" svg:y1="2.718cm" svg:x2="10.588cm" svg:y2="5.006cm">
          <text:p/>
        </draw:line>
        <draw:line draw:style-name="gr6" draw:text-style-name="P6" draw:layer="layout" svg:x1="8.452cm" svg:y1="5.006cm" svg:x2="12.725cm" svg:y2="5.006cm">
          <text:p/>
        </draw:line>
        <draw:line draw:style-name="gr6" draw:text-style-name="P6" draw:layer="layout" svg:x1="12.725cm" svg:y1="2.125cm" svg:x2="16.999cm" svg:y2="2.125cm">
          <text:p/>
        </draw:line>
        <draw:line draw:style-name="gr6" draw:text-style-name="P6" draw:layer="layout" svg:x1="14.862cm" svg:y1="2.125cm" svg:x2="14.862cm" svg:y2="4.439cm">
          <text:p/>
        </draw:line>
        <draw:line draw:style-name="gr6" draw:text-style-name="P6" draw:layer="layout" svg:x1="12.725cm" svg:y1="4.439cm" svg:x2="16.999cm" svg:y2="4.439cm">
          <text:p/>
        </draw:line>
        <draw:line draw:style-name="gr6" draw:text-style-name="P6" draw:layer="layout" svg:x1="18.423cm" svg:y1="10.001cm" svg:x2="22.697cm" svg:y2="10.001cm">
          <text:p/>
        </draw:line>
        <draw:line draw:style-name="gr6" draw:text-style-name="P6" draw:layer="layout" svg:x1="20.56cm" svg:y1="10.001cm" svg:x2="20.56cm" svg:y2="12.024cm">
          <text:p/>
        </draw:line>
        <draw:line draw:style-name="gr6" draw:text-style-name="P6" draw:layer="layout" svg:x1="18.423cm" svg:y1="12.024cm" svg:x2="22.697cm" svg:y2="12.024cm">
          <text:p/>
        </draw:line>
        <draw:line draw:style-name="gr6" draw:text-style-name="P6" draw:layer="layout" svg:x1="22.697cm" svg:y1="9.715cm" svg:x2="26.97cm" svg:y2="9.715cm">
          <text:p/>
        </draw:line>
        <draw:line draw:style-name="gr6" draw:text-style-name="P6" draw:layer="layout" svg:x1="24.834cm" svg:y1="9.715cm" svg:x2="24.834cm" svg:y2="12.002cm">
          <text:p/>
        </draw:line>
        <draw:line draw:style-name="gr6" draw:text-style-name="P6" draw:layer="layout" svg:x1="22.697cm" svg:y1="12.002cm" svg:x2="26.97cm" svg:y2="12.002cm">
          <text:p/>
        </draw:line>
        <draw:line draw:style-name="gr6" draw:text-style-name="P6" draw:layer="layout" svg:x1="26.97cm" svg:y1="8.504cm" svg:x2="31.244cm" svg:y2="8.504cm">
          <text:p/>
        </draw:line>
        <draw:line draw:style-name="gr6" draw:text-style-name="P6" draw:layer="layout" svg:x1="29.107cm" svg:y1="8.504cm" svg:x2="29.107cm" svg:y2="10.818cm">
          <text:p/>
        </draw:line>
        <draw:line draw:style-name="gr6" draw:text-style-name="P6" draw:layer="layout" svg:x1="26.97cm" svg:y1="10.818cm" svg:x2="31.244cm" svg:y2="10.818cm">
          <text:p/>
        </draw:line>
        <draw:path draw:style-name="gr7" draw:text-style-name="P7" draw:layer="layout" svg:width="0.304cm" svg:height="0.449cm" svg:x="1.009cm" svg:y="20.002cm" svg:viewBox="0 0 305 450" svg:d="M305 225v12l-1 12v12l-1 11-1 11-2 10-1 10-2 10-2 9-2 9-3 8-2 8-3 8-3 7-3 7-4 7-3 7-4 6-4 6-4 5-4 5-4 5-5 5-5 4-4 4-5 4-5 4-5 3-6 3-5 2-6 2-6 2-5 2-6 1-6 2-6 1h-6l-6 1h-7-6-6-6l-7-1h-6l-6-1-6-2-5-1-6-2-6-2-5-2-6-2-5-3-5-3-5-4-5-4-5-4-4-4-5-5-5-5-4-5-4-5-4-6-4-6-3-7-3-6-4-7-2-8-3-8-3-8-2-8-2-9-2-9-2-10-2-10-1-10-1-11-1-11v-12-12l-1-12 1-13v-13-12l1-11 1-12 1-10 2-10 2-10 2-9 2-9 2-9 3-8 3-8 3-7 3-7 3-7 4-6 3-6 4-6 4-5 4-6 5-4 5-5 5-4 4-3 5-4 5-3 6-3 5-2 5-2 6-3 6-1 6-2 6-1 6-2 6-1h6l6-1h7 6 6 7l6 1h6l6 1 5 2 6 1 6 2 5 1 6 3 5 2 5 2 6 3 5 3 5 4 4 3 5 4 4 5 5 4 4 6 4 5 4 6 3 6 4 6 3 7 3 7 3 7 3 8 2 8 3 9 2 9 2 9 2 10 2 10 1 10 1 12 1 11v12l1 13zM248 225v-11-9l-1-10v-9-9l-1-8-1-8-1-8-1-8-1-7-1-7-2-6-1-6-2-6-2-6-2-5-2-5-2-5-2-5-2-4-3-4-3-4-2-3-3-4-3-3-3-3-3-2-3-2-4-2-3-2-4-2-3-1-4-2-4-1-4-1h-4l-4-1h-4l-5-1h-4-5l-4 1h-5l-4 1h-4l-4 1-4 1-4 2-4 1-3 2-4 2-3 2-4 2-3 3-3 3-3 2-3 4-3 3-2 4-3 4-2 4-2 5-2 5-3 5-1 5-2 6-2 6-1 6-2 7-1 7-1 7-1 7-1 8-1 8-1 8v9l-1 9v10 9 11 10 9 9l1 9v9l1 8 1 8 1 8 1 7 1 7 1 7 2 6 1 7 2 6 2 5 2 6 2 5 2 5 2 5 3 4 2 4 3 4 2 3 3 4 3 3 3 3 3 2 4 3 3 2 4 2 3 2 4 1 4 1 3 2 4 1 5 1h4l4 1h4 5 4 5l4-1h4l4-1 4-1 3-2 4-1 4-1 4-2 3-2 3-2 4-3 3-2 3-3 3-3 3-4 2-3 3-4 2-4 3-4 2-5 2-5 2-5 2-6 2-5 2-6 2-7 1-6 1-7 1-7 2-7 1-8 1-8v-8l1-9v-9l1-9v-9z">
          <text:p/>
        </draw:path>
        <draw:polygon draw:style-name="gr7" draw:text-style-name="P7" draw:layer="layout" svg:width="0.061cm" svg:height="0.068cm" svg:x="1.395cm" svg:y="20.377cm" svg:viewBox="0 0 62 69" draw:points="0,69 0,0 62,0 62,69">
          <text:p/>
        </draw:polygon>
        <draw:path draw:style-name="gr7" draw:text-style-name="P7" draw:layer="layout" svg:width="0.303cm" svg:height="0.449cm" svg:x="1.539cm" svg:y="20.002cm" svg:viewBox="0 0 304 450" svg:d="M304 225v12 12l-1 12-1 11-1 11-1 10-2 10-1 10-2 9-3 9-2 8-3 8-3 8-3 7-3 7-3 7-4 7-3 6-4 6-4 5-4 5-5 5-4 5-5 4-5 4-5 4-4 4-6 3-5 3-6 2-5 2-6 2-6 2-6 1-5 2-6 1h-7l-6 1h-6-6-6-7l-6-1h-7l-6-1-6-2-6-1-5-2-6-2-6-2-5-2-6-3-4-3-6-4-4-4-5-4-5-4-4-5-5-5-4-5-4-5-3-6-4-6-3-7-4-6-3-7-3-8-3-8-2-8-3-8-2-9-2-9-2-10-1-10-1-10-1-11-1-11-1-12v-12-12-13-13l1-12 1-11 1-12 1-10 1-10 2-10 2-9 2-9 3-9 2-8 3-8 3-7 3-7 4-7 3-6 4-6 4-6 3-5 5-6 4-4 4-5 5-4 5-3 5-4 5-3 5-3 5-2 6-2 6-3 5-1 6-2 6-1 6-2 6-1h7l7-1h6 7 6 6l6 1h6l6 1 6 2 5 1 6 2 6 1 5 3 6 2 5 2 5 3 5 3 5 4 5 3 5 4 4 5 4 4 4 6 5 5 3 6 4 6 3 6 4 7 3 7 3 7 2 8 3 8 3 9 2 9 2 9 2 10 1 10 2 10 1 12v11l1 12v13zM248 225v-11l-1-9v-10-9l-1-9-1-8v-8l-1-8-1-8-1-7-2-7-1-6-2-6-1-6-2-6-2-5-2-5-2-5-3-5-2-4-2-4-3-4-2-3-3-4-3-3-3-3-3-2-4-2-3-2-4-2-3-2-4-1-3-2-4-1-4-1h-4l-4-1h-4l-5-1h-4-5l-4 1h-5l-4 1h-4l-6 1-4 1-3 2-4 1-4 2-3 2-4 2-3 2-3 3-3 3-3 2-3 4-3 3-3 4-2 4-3 4-2 5-2 5-2 5-2 5-2 6-1 6-2 6-1 7-2 7-1 7-1 7-1 8v8l-1 8-1 9v9l-1 10v9 11 10 9l1 9v9l1 9 1 8v8l1 8 1 7 1 7 2 7 1 6 2 7 1 6 2 5 2 6 2 5 3 5 2 5 2 4 3 4 2 4 3 3 3 4 3 3 3 3 3 2 3 3 4 2 3 2 4 2 4 1 3 1 4 2 5 1 4 1h4l5 1h4 4 5 4l4-1h4l5-1 3-1 4-2 4-1 4-1 3-2 4-2 3-2 3-3 3-2 3-3 3-3 3-4 3-3 2-4 3-4 2-4 3-5 2-5 2-5 2-6 2-5 1-6 2-7 2-6 1-7 1-7 1-7 1-8 1-8 1-8 1-9v-9-9l1-9z">
          <text:p/>
        </draw:path>
        <draw:path draw:style-name="gr7" draw:text-style-name="P7" draw:layer="layout" svg:width="0.304cm" svg:height="0.449cm" svg:x="1.009cm" svg:y="15.701cm" svg:viewBox="0 0 305 450" svg:d="M305 224v13l-1 13v11l-1 12-1 11-2 10-1 10-2 9-2 10-2 8-3 9-2 8-3 7-3 8-3 7-4 7-3 6-4 7-4 5-4 6-4 5-4 5-5 4-5 5-4 4-5 3-5 4-5 2-6 3-5 3-6 2-6 2-5 2-6 1-6 1-6 1-6 1-6 1h-7-6-6-6l-7-1-6-1-6-1-6-1-5-1-6-2-6-2-5-2-6-3-5-3-5-2-5-4-5-3-5-4-4-5-5-4-5-5-4-5-4-6-4-5-4-6-3-7-3-7-4-7-2-7-3-8-3-8-2-8-2-9-2-9-2-10-2-10-1-10-1-11-1-11v-12-13l-1-13 1-13v-12-12l1-12 1-11 1-11 2-10 2-10 2-9 2-9 2-8 3-8 3-8 3-8 3-7 3-7 4-6 3-6 4-6 4-5 4-5 5-5 5-4 5-4 4-4 5-3 5-3 6-3 5-3 5-2 6-2 6-2 6-1 6-2 6-1 6-1h6l6-1h7 6 6 7l6 1h6l6 1 5 1 6 2 6 1 5 2 6 2 5 2 5 3 6 3 5 3 5 3 4 4 5 4 4 4 5 5 4 5 4 5 4 6 3 6 4 6 3 7 3 7 3 8 3 8 2 8 3 8 2 9 2 9 2 10 2 10 1 11 1 11 1 12v12l1 12zM248 224v-10-10l-1-9v-10-8l-1-9-1-8-1-8-1-7-1-7-1-7-2-7-1-6-2-6-2-5-2-6-2-5-2-5-2-4-2-4-3-4-3-4-2-4-3-3-3-3-3-3-3-2-3-3-4-2-3-1-4-2-3-2-4-1-4-1-4-1-4-1h-4l-4-1h-5-4-5-4l-5 1h-4l-4 1-4 1-4 1-4 1-4 2-3 2-4 1-3 2-4 3-3 2-3 3-3 3-3 4-3 3-2 4-3 4-2 4-2 5-2 5-3 5-1 5-2 6-2 5-1 7-2 7-1 6-1 7-1 8-1 7-1 9-1 8v9l-1 9v9 10 10 10 11 9l1 9v9l1 8 1 8 1 8 1 7 1 7 1 7 2 6 1 6 2 6 2 6 2 6 2 5 2 5 2 4 3 5 2 4 3 3 2 4 3 3 3 3 3 3 3 3 4 2 3 3 4 2 3 1 4 2 4 1 3 1 4 1 5 1 4 1h4l4 1h5 4l5-1h4l4-1 4-1 4-1 3-1 4-1 4-2 4-1 3-2 3-3 4-2 3-3 3-3 3-3 3-3 2-4 3-3 2-4 3-5 2-4 2-5 2-5 2-6 2-6 2-6 2-6 1-6 1-7 1-7 2-7 1-8 1-8v-8l1-9v-9l1-9v-11z">
          <text:p/>
        </draw:path>
        <draw:polygon draw:style-name="gr7" draw:text-style-name="P7" draw:layer="layout" svg:width="0.061cm" svg:height="0.068cm" svg:x="1.395cm" svg:y="16.076cm" svg:viewBox="0 0 62 69" draw:points="0,69 0,0 62,0 62,69">
          <text:p/>
        </draw:polygon>
        <draw:polygon draw:style-name="gr7" draw:text-style-name="P7" draw:layer="layout" svg:width="0.302cm" svg:height="0.443cm" svg:x="1.539cm" svg:y="15.707cm" svg:viewBox="0 0 303 444" draw:points="303,296 302,302 302,309 302,315 301,321 300,327 299,333 298,339 296,345 295,350 293,356 291,361 288,366 286,371 283,376 280,381 277,386 274,390 271,395 267,399 263,403 259,407 255,411 250,414 246,417 241,420 236,423 231,426 226,428 220,431 214,433 208,436 202,437 196,439 190,440 183,442 177,443 170,443 162,444 155,444 147,444 141,444 134,444 128,443 121,443 114,442 108,441 103,440 97,439 92,438 86,436 82,434 77,433 72,431 67,429 63,427 59,424 55,422 50,419 47,417 43,414 40,411 36,408 33,405 30,402 28,399 25,395 22,392 19,388 17,385 15,381 13,377 11,373 10,369 8,365 6,361 5,357 4,353 2,349 1,345 0,340 57,334 58,336 58,339 59,341 60,343 61,346 62,348 63,351 64,353 65,355 66,358 68,360 69,363 71,365 72,367 74,369 76,371 77,373 79,375 81,377 83,379 85,381 88,382 90,384 93,385 95,387 98,388 101,390 104,391 107,392 110,393 113,394 116,395 121,396 124,397 128,397 132,398 136,398 140,399 144,399 149,399 153,399 157,399 162,398 165,397 169,397 173,396 177,395 181,394 184,393 188,392 192,391 195,389 198,388 201,386 205,384 207,382 210,379 213,377 216,375 218,372 221,370 223,367 225,364 228,361 229,358 231,354 233,351 235,348 236,344 238,340 239,336 240,333 241,328 242,324 243,320 243,316 244,311 244,306 244,302 244,297 244,293 244,289 244,285 243,281 243,278 242,274 241,270 241,267 239,263 238,260 237,257 235,254 234,250 232,247 230,244 228,241 226,239 224,236 222,233 219,231 217,228 214,226 212,224 209,222 206,220 203,218 200,216 196,215 193,213 190,212 186,210 183,209 179,208 175,207 171,207 167,206 163,206 159,205 154,205 150,205 147,205 145,205 142,205 139,205 136,206 134,206 132,206 129,206 127,207 124,207 122,208 120,208 116,209 114,209 112,210 110,211 108,212 106,213 103,213 101,214 99,215 97,216 95,217 94,218 92,219 90,220 88,221 86,222 85,223 83,224 82,225 80,227 78,228 77,229 75,230 74,231 72,232 71,234 69,235 68,236 13,236 28,0 277,0 277,49 79,49 70,187 73,185 77,183 80,180 83,178 87,177 91,174 95,173 99,171 103,169 107,167 112,166 118,165 123,163 128,162 133,161 138,161 144,160 150,160 156,159 162,159 168,159 174,160 181,160 187,161 192,162 198,163 204,164 210,166 215,167 220,169 225,171 230,173 235,176 240,178 244,181 249,184 253,187 257,190 261,194 265,197 268,201 271,205 275,209 278,213 281,217 283,221 286,226 288,231 291,236 293,240 295,245 296,251 298,256 299,261 300,267 301,272 302,278 302,284 302,290">
          <text:p/>
        </draw:polygon>
        <draw:polygon draw:style-name="gr7" draw:text-style-name="P7" draw:layer="layout" svg:width="0.274cm" svg:height="0.437cm" svg:x="1.033cm" svg:y="11.406cm" svg:viewBox="0 0 275 438" draw:points="0,438 0,390 111,390 111,53 12,124 12,71 116,0 167,0 167,390 275,390 275,438">
          <text:p/>
        </draw:polygon>
        <draw:polygon draw:style-name="gr7" draw:text-style-name="P7" draw:layer="layout" svg:width="0.061cm" svg:height="0.068cm" svg:x="1.395cm" svg:y="11.775cm" svg:viewBox="0 0 62 69" draw:points="0,69 0,0 62,0 62,69">
          <text:p/>
        </draw:polygon>
        <draw:path draw:style-name="gr7" draw:text-style-name="P7" draw:layer="layout" svg:width="0.303cm" svg:height="0.45cm" svg:x="1.539cm" svg:y="11.399cm" svg:viewBox="0 0 304 451" svg:d="M304 226v13 12l-1 11-1 11-1 11-1 10-2 11-1 9-2 9-3 9-2 9-3 8-3 7-3 8-3 7-3 7-4 6-3 6-4 6-4 6-4 5-5 4-4 5-5 4-5 4-5 4-4 3-6 3-5 3-6 2-5 2-6 3-6 1-6 2-5 1-6 1-7 1-6 1h-6-6-6-7l-6-1-7-1-6-1-6-1-6-2-5-1-6-3-6-2-5-2-6-3-4-3-6-3-4-4-5-4-5-4-4-5-5-4-4-5-4-6-3-6-4-6-3-6-4-7-3-7-3-7-3-8-2-8-3-9-2-8-2-10-2-9-1-10-1-11-1-10-1-12-1-11v-12-13-13-13l1-12 1-11 1-11 1-11 1-10 2-10 2-9 2-9 3-9 2-8 3-7 3-8 3-7 4-7 3-6 4-6 4-6 3-6 5-5 4-5 4-4 5-4 5-4 5-3 5-3 5-3 5-3 6-2 6-2 5-2 6-2 6-1 6-1 6-1 7-1h7 6l7-1 6 1h6 6l6 1 6 1 6 1 5 1 6 2 6 2 5 2 6 2 5 3 5 3 5 3 5 3 5 4 5 4 4 4 4 5 4 5 5 6 3 6 4 6 3 6 4 7 3 7 3 8 2 7 3 8 3 9 2 9 2 9 2 10 1 10 2 11 1 11v11l1 12v13zM248 226v-10l-1-10v-9-10l-1-9-1-8v-8l-1-8-1-7-1-8-2-6-1-7-2-6-1-6-2-6-2-5-2-5-2-5-3-4-2-5-2-3-3-4-2-4-3-3-3-3-3-3-3-3-4-2-3-2-4-2-3-1-4-2-3-2-4-1-4-1-4-1-4-1h-4-5-4-5-4-5l-4 1-4 1-6 1-4 1-3 2-4 2-4 1-3 2-4 2-3 2-3 3-3 3-3 3-3 3-3 4-3 4-2 4-3 4-2 5-2 4-2 5-2 6-2 5-1 6-2 7-1 6-2 7-1 7-1 7-1 8v8l-1 9-1 8v10l-1 9v10 10 10 10l1 9v9l1 8 1 9v8l1 7 1 8 1 7 2 7 1 6 2 6 1 6 2 6 2 5 2 6 3 4 2 5 2 4 3 4 2 4 3 4 3 3 3 3 3 3 3 3 3 2 4 3 3 1 4 2 4 1 3 2 4 1 5 1 4 1h4l5 1h4 4 5 4l4-1h4l5-1 3-1 4-1 4-2 4-1 3-2 4-1 3-3 3-2 3-3 3-3 3-3 3-3 3-4 2-4 3-4 2-4 3-5 2-4 2-6 2-5 2-6 1-6 2-6 2-6 1-7 1-7 1-8 1-7 1-8 1-9 1-8v-9-9l1-10z">
          <text:p/>
        </draw:path>
        <draw:polygon draw:style-name="gr7" draw:text-style-name="P7" draw:layer="layout" svg:width="0.274cm" svg:height="0.438cm" svg:x="1.033cm" svg:y="7.104cm" svg:viewBox="0 0 275 439" draw:points="0,439 0,391 111,391 111,54 12,125 12,71 116,0 167,0 167,391 275,391 275,439">
          <text:p/>
        </draw:polygon>
        <draw:polygon draw:style-name="gr7" draw:text-style-name="P7" draw:layer="layout" svg:width="0.061cm" svg:height="0.069cm" svg:x="1.395cm" svg:y="7.473cm" svg:viewBox="0 0 62 70" draw:points="0,70 0,0 62,0 62,70">
          <text:p/>
        </draw:polygon>
        <draw:polygon draw:style-name="gr7" draw:text-style-name="P7" draw:layer="layout" svg:width="0.302cm" svg:height="0.444cm" svg:x="1.539cm" svg:y="7.104cm" svg:viewBox="0 0 303 445" draw:points="303,296 302,303 302,309 302,315 301,321 300,327 299,333 298,339 296,345 295,351 293,356 291,362 288,367 286,372 283,377 280,382 277,386 274,391 271,395 267,399 263,403 259,407 255,411 250,414 246,418 241,421 236,424 231,427 226,429 220,431 214,434 208,436 202,437 196,439 190,441 183,442 177,443 170,443 162,444 155,445 147,445 141,445 134,444 128,444 121,443 114,442 108,442 103,441 97,440 92,438 86,436 82,435 77,433 72,431 67,429 63,427 59,425 55,422 50,420 47,417 43,415 40,412 36,409 33,405 30,402 28,399 25,396 22,392 19,389 17,385 15,381 13,378 11,374 10,370 8,366 6,362 5,358 4,354 2,349 1,345 0,341 57,334 58,337 58,339 59,342 60,344 61,346 62,349 63,351 64,354 65,356 66,358 68,361 69,363 71,365 72,367 74,369 76,372 77,373 79,375 81,377 83,379 85,381 88,383 90,384 93,386 95,387 98,389 101,390 104,391 107,393 110,394 113,395 116,395 121,397 124,397 128,398 132,398 136,399 140,399 144,399 149,399 153,399 157,399 162,398 165,398 169,397 173,397 177,396 181,395 184,394 188,393 192,391 195,390 198,388 201,386 205,384 207,382 210,380 213,378 216,375 218,373 221,370 223,367 225,364 228,361 229,358 231,355 233,351 235,348 236,344 238,341 239,337 240,333 241,329 242,325 243,320 243,316 244,312 244,307 244,302 244,297 244,293 244,289 244,285 243,282 243,278 242,274 241,271 241,267 239,264 238,260 237,257 235,254 234,251 232,248 230,245 228,242 226,239 224,236 222,234 219,231 217,229 214,227 212,224 209,222 206,220 203,218 200,217 196,215 193,213 190,212 186,211 183,210 179,209 175,208 171,207 167,205 163,205 159,204 154,204 150,204 147,204 145,204 142,204 139,205 136,205 134,205 132,205 129,207 127,207 124,208 122,208 120,209 116,209 114,210 112,211 110,211 108,212 106,213 103,214 101,215 99,216 97,216 95,217 94,218 92,219 90,220 88,221 86,223 85,224 83,225 82,226 80,227 78,228 77,229 75,230 74,232 72,233 71,234 69,235 68,236 13,236 28,0 277,0 277,48 79,48 70,187 73,184 77,182 80,180 83,178 87,176 91,174 95,172 99,170 103,169 107,167 112,166 118,164 123,163 128,162 133,161 138,160 144,160 150,159 156,159 162,158 168,159 174,159 181,160 187,160 192,161 198,162 204,163 210,165 215,167 220,169 225,170 230,173 235,175 240,178 244,181 249,184 253,187 257,190 261,193 265,197 268,200 271,204 275,209 278,213 281,218 283,222 286,227 288,231 291,236 293,241 295,246 296,251 298,257 299,262 300,267 301,273 302,278 302,284 302,290">
          <text:p/>
        </draw:polygon>
        <draw:polygon draw:style-name="gr7" draw:text-style-name="P7" draw:layer="layout" svg:width="0.289cm" svg:height="0.443cm" svg:x="1.017cm" svg:y="2.797cm" svg:viewBox="0 0 290 444" draw:points="0,444 0,405 3,398 6,390 9,384 13,377 17,371 21,364 25,358 29,352 33,346 38,341 43,335 47,330 52,325 57,320 61,314 66,309 71,304 76,300 81,295 86,291 91,286 96,282 101,277 106,273 111,269 116,265 121,261 126,256 130,253 135,249 140,245 145,241 150,237 154,234 159,230 164,226 168,222 172,218 176,214 180,210 184,206 188,202 191,199 195,195 198,190 201,187 204,182 207,178 209,174 212,170 214,166 217,161 218,157 220,152 221,147 223,143 223,138 224,133 224,128 225,122 224,119 224,115 224,111 224,108 223,105 223,102 222,98 221,96 220,92 219,90 218,87 217,84 215,80 214,78 212,76 211,73 209,71 207,69 205,67 203,65 201,63 199,61 196,60 194,58 191,56 189,55 186,54 183,53 180,52 177,50 175,50 171,49 168,48 165,47 162,47 159,46 155,46 152,46 148,46 145,46 141,46 138,46 135,46 132,46 129,47 126,47 122,48 119,49 116,49 113,50 110,51 108,52 105,53 102,55 99,56 97,58 94,59 92,61 90,62 87,64 85,66 83,68 81,70 79,72 77,75 75,77 73,79 72,82 70,86 68,89 67,91 66,94 64,97 63,100 62,103 61,107 61,110 60,113 60,117 59,120 2,115 2,110 3,106 4,101 5,97 7,92 8,88 9,84 11,78 13,74 15,70 17,66 19,62 22,58 24,54 27,50 30,47 33,43 36,40 40,37 43,34 47,30 51,28 55,25 59,22 63,19 67,17 72,15 76,13 81,11 86,9 91,7 97,5 102,4 108,3 114,2 120,1 126,0 132,0 138,0 145,0 151,0 158,0 164,0 170,1 176,2 181,2 187,4 192,5 198,6 203,7 208,9 213,11 217,13 222,15 226,17 230,19 235,22 238,25 242,28 245,30 249,34 253,37 255,40 258,44 261,47 264,51 266,55 268,59 270,64 273,68 274,72 276,77 277,82 279,88 280,93 280,98 281,104 281,109 282,115 282,120 282,125 281,129 281,133 281,138 280,142 279,146 278,150 277,154 275,158 274,162 272,166 270,170 269,174 267,178 264,182 262,186 260,189 258,193 255,196 253,200 250,204 247,207 244,211 242,214 239,218 236,221 232,225 229,228 226,231 222,235 219,238 215,242 212,245 208,248 205,252 201,255 197,258 194,261 190,265 186,268 182,271 178,274 175,277 171,280 167,284 163,287 159,290 155,293 152,296 148,299 144,302 140,305 136,309 133,312 129,315 126,318 122,321 118,324 115,327 112,331 108,334 105,337 102,340 99,343 96,347 93,350 90,353 87,356 84,359 81,363 79,366 76,369 74,373 72,376 70,379 68,383 66,386 64,390 62,393 61,396 290,396 290,444">
          <text:p/>
        </draw:polygon>
        <draw:polygon draw:style-name="gr7" draw:text-style-name="P7" draw:layer="layout" svg:width="0.061cm" svg:height="0.068cm" svg:x="1.395cm" svg:y="3.172cm" svg:viewBox="0 0 62 69" draw:points="0,69 0,0 62,0 62,69">
          <text:p/>
        </draw:polygon>
        <draw:path draw:style-name="gr7" draw:text-style-name="P7" draw:layer="layout" svg:width="0.303cm" svg:height="0.449cm" svg:x="1.539cm" svg:y="2.797cm" svg:viewBox="0 0 304 450" svg:d="M304 225v13 12l-1 11-1 12-1 11-1 10-2 10-1 10-2 9-3 9-2 8-3 8-3 8-3 7-3 7-3 7-4 6-3 7-4 5-4 6-4 5-5 5-4 5-5 4-5 4-5 3-4 4-6 3-5 2-6 3-5 2-6 2-6 2-6 1-5 1-6 1-7 1-6 1h-6-6-6-7l-6-1-7-1-6-1-6-1-6-1-5-2-6-2-6-2-5-3-6-2-4-3-6-4-4-3-5-4-5-4-4-5-5-5-4-5-4-6-3-5-4-6-3-7-4-7-3-7-3-7-3-8-2-8-3-8-2-9-2-9-2-10-1-10-1-10-1-11-1-11-1-12v-12-13-12-13l1-12 1-12 1-11 1-11 1-10 2-10 2-9 2-10 3-8 2-8 3-8 3-7 3-8 4-6 3-7 4-6 4-5 3-6 5-5 4-4 4-5 5-4 5-4 5-3 5-3 5-3 5-3 6-2 6-2 5-2 6-1 6-1 6-2 6-1h7l7-1h6 7 6 6l6 1h6l6 1 6 2 5 1 6 1 6 2 5 2 6 2 5 3 5 3 5 3 5 3 5 4 5 4 4 5 4 4 4 5 5 6 3 5 4 6 3 7 4 6 3 8 3 7 2 8 3 8 3 8 2 10 2 9 2 10 1 10 2 11 1 11v12l1 12v13zM248 225v-10l-1-10v-9-9l-1-9-1-9v-8l-1-8-1-7-1-7-2-7-1-6-2-7-1-6-2-6-2-5-2-6-2-5-3-4-2-4-2-4-3-4-2-4-3-3-3-3-3-3-3-2-4-2-3-3-4-1-3-2-4-2-3-1-4-1-4-1-4-1h-4l-4-1h-5-4-5-4l-5 1h-4l-4 1-6 1-4 1-3 1-4 2-4 2-3 1-4 3-3 2-3 2-3 3-3 3-3 4-3 3-3 4-2 4-3 5-2 4-2 5-2 5-2 5-2 6-1 6-2 7-1 7-2 6-1 7-1 8-1 8v8l-1 8-1 9v9l-1 10v9 10 10 10l1 9v9l1 9 1 8v8l1 8 1 7 1 7 2 7 1 6 2 6 1 6 2 6 2 6 2 5 3 5 2 4 2 5 3 4 2 4 3 3 3 3 3 3 3 4 3 2 3 3 4 2 3 2 4 2 4 1 3 1 4 1 5 1 4 1 4 1h5l4 1h4 5l4-1h4l4-1 5-1 3-1 4-1 4-1 4-1 3-2 4-2 3-2 3-3 3-2 3-4 3-3 3-3 3-3 2-4 3-4 2-5 3-4 2-5 2-5 2-6 2-6 1-6 2-6 2-6 1-7 1-7 1-7 1-8 1-8 1-8 1-9v-9-9l1-10z">
          <text:p/>
        </draw:path>
        <draw:line draw:style-name="gr8" draw:text-style-name="P6" draw:layer="layout" svg:x1="1.944cm" svg:y1="20.227cm" svg:x2="2.041cm" svg:y2="20.227cm">
          <text:p/>
        </draw:line>
        <draw:line draw:style-name="gr8" draw:text-style-name="P6" draw:layer="layout" svg:x1="1.944cm" svg:y1="15.926cm" svg:x2="2.041cm" svg:y2="15.926cm">
          <text:p/>
        </draw:line>
        <draw:line draw:style-name="gr8" draw:text-style-name="P6" draw:layer="layout" svg:x1="1.944cm" svg:y1="11.624cm" svg:x2="2.041cm" svg:y2="11.624cm">
          <text:p/>
        </draw:line>
        <draw:line draw:style-name="gr8" draw:text-style-name="P6" draw:layer="layout" svg:x1="1.944cm" svg:y1="7.323cm" svg:x2="2.041cm" svg:y2="7.323cm">
          <text:p/>
        </draw:line>
        <draw:line draw:style-name="gr8" draw:text-style-name="P6" draw:layer="layout" svg:x1="1.944cm" svg:y1="3.022cm" svg:x2="2.041cm" svg:y2="3.022cm">
          <text:p/>
        </draw:line>
        <draw:line draw:style-name="gr8" draw:text-style-name="P6" draw:layer="layout" svg:x1="10.588cm" svg:y1="21.229cm" svg:x2="10.588cm" svg:y2="21.132cm">
          <text:p/>
        </draw:line>
        <draw:line draw:style-name="gr8" draw:text-style-name="P6" draw:layer="layout" svg:x1="24.834cm" svg:y1="21.229cm" svg:x2="24.834cm" svg:y2="21.132cm">
          <text:p/>
        </draw:line>
        <draw:path draw:style-name="gr7" draw:text-style-name="P7" draw:layer="layout" svg:width="0.304cm" svg:height="0.449cm" svg:x="10.172cm" svg:y="21.3cm" svg:viewBox="0 0 305 450" svg:d="M305 225v13l-1 12v11l-1 12-1 10-2 11-1 10-2 9-2 9-2 9-3 9-2 8-3 7-4 8-4 7-3 7-3 6-4 6-4 6-4 6-4 5-4 4-5 5-4 4-5 4-5 4-5 3-6 3-5 3-5 2-6 3-6 2-5 1-6 2-6 1-6 1-6 1-6 1h-6-7-6-7l-6-1-6-1-6-1-5-1-6-2-6-1-6-2-5-3-6-2-5-3-5-3-5-3-5-4-5-4-5-4-4-5-4-4-4-5-4-6-4-5-4-7-3-6-3-7-4-7-3-7-2-8-3-8-3-9-2-8-1-10-2-9-2-10-1-11-1-10-1-12v-11l-1-12v-13-13l1-12v-13l1-11 1-11 1-11 2-10 2-10 1-9 2-9 3-9 3-8 3-7 2-8 4-7 3-7 3-6 4-6 4-6 4-5 4-5 4-5 5-4 4-4 5-5 5-3 5-3 5-3 6-3 5-2 6-2 6-2 6-2 5-1 6-1 7-1 6-1h6 7 6 6 6 6l6 1 6 1 6 1 6 1 6 2 5 2 6 2 5 2 5 3 5 3 6 3 4 3 5 5 5 4 4 4 5 5 3 5 5 5 4 6 3 6 4 6 3 7 3 7 4 8 3 7 2 8 3 9 2 9 2 9 2 10 1 10 2 11 1 11 1 11v13l1 12zM247 225v-10-10l-1-9v-10l-1-8v-9l-1-8-1-8-1-7-1-7-2-7-1-7-1-6-2-6-2-6-2-5-2-5-2-5-2-4-3-5-2-3-2-4-3-4-3-3-3-3-3-3-3-3-3-2-4-2-3-2-4-1-4-2-3-1-4-1-4-1-4-1-4-1h-4-4-5-5-4-5l-4 1-4 1-4 1-4 1-4 1-4 2-4 1-3 2-3 2-4 2-3 3-3 3-3 3-3 3-3 4-3 4-2 4-2 4-3 5-2 4-2 5-2 6-1 5-2 6-2 7-1 6-1 7-1 7-1 7-2 8v8l-1 9v8l-1 10v9 10 10 10 10 9l1 9v8l1 9v8l2 7 1 8 1 7 1 7 1 6 2 6 2 6 2 6 2 5 2 6 2 4 2 5 2 4 3 5 3 3 2 4 3 3 3 3 3 3 3 3 4 2 3 3 3 1 4 2 4 1 4 2 3 1 4 1 4 1 4 1h5 4 5 4 4 5l4-1 4-1 4-1 3-1 4-2 4-1 3-2 4-1 3-3 4-2 3-3 3-3 2-3 3-3 3-4 3-3 2-5 3-4 2-5 2-4 2-6 2-5 2-6 2-6 1-6 2-6 1-7 2-7 1-8 1-7v-8l1-9 1-8v-9l1-9v-10z">
          <text:p/>
        </draw:path>
        <draw:polygon draw:style-name="gr7" draw:text-style-name="P7" draw:layer="layout" svg:width="0.444cm" svg:height="0.342cm" svg:x="10.543cm" svg:y="21.401cm" svg:viewBox="0 0 445 343" draw:points="196,343 196,129 195,124 195,120 195,115 195,111 195,107 194,102 194,99 194,95 193,91 193,88 192,85 191,82 190,79 189,76 188,73 187,71 186,68 185,66 183,64 182,62 181,60 179,58 177,56 176,54 174,53 172,52 170,51 168,50 165,48 163,47 160,47 158,46 156,45 153,45 150,44 147,44 144,44 141,44 138,43 134,43 131,43 127,44 124,44 121,44 117,45 114,46 111,47 108,48 105,49 102,50 99,52 97,53 94,55 91,57 89,59 87,61 84,63 82,65 80,68 78,70 76,73 74,76 72,79 71,82 69,85 67,88 66,92 65,95 63,99 62,103 61,107 60,111 60,115 59,119 58,124 58,128 57,133 57,138 57,142 57,147 57,343 1,343 1,78 1,76 1,73 1,71 1,69 1,67 1,65 1,63 1,60 1,58 1,56 1,53 1,51 1,49 1,47 1,45 1,42 1,40 1,38 1,36 1,34 1,32 1,30 1,28 1,26 1,24 1,22 0,21 0,19 0,17 0,16 0,15 0,13 0,12 0,11 0,10 0,9 0,8 0,7 0,6 52,6 53,6 53,7 53,8 53,9 53,10 53,11 53,12 53,13 53,15 53,16 53,17 53,19 53,21 53,22 53,24 53,25 54,27 54,29 54,30 54,32 54,34 54,36 54,38 54,39 54,41 54,43 54,45 54,47 55,48 55,50 55,52 55,54 55,55 55,57 55,58 55,60 55,61 55,62 55,64 56,64 57,61 59,58 60,55 62,52 63,50 65,47 67,45 68,42 70,40 72,37 74,35 75,33 77,30 79,28 81,27 83,24 85,23 87,21 90,19 92,17 95,16 97,14 99,13 102,11 105,10 107,9 110,8 113,6 116,6 119,5 122,4 125,3 128,2 132,2 135,1 139,1 142,0 146,0 150,0 154,0 161,0 168,1 175,2 182,3 188,4 194,5 199,8 205,10 209,12 214,15 218,18 222,22 226,26 230,30 233,35 236,40 238,45 241,51 243,57 245,64 246,64 247,61 249,58 250,55 252,52 254,50 255,47 257,45 259,42 261,40 262,37 265,35 266,33 268,30 271,28 273,27 275,24 277,23 279,21 282,19 284,17 287,16 289,14 292,13 295,11 297,10 300,9 303,8 306,6 309,6 312,5 315,4 319,3 322,2 325,2 329,1 332,1 337,0 341,0 345,0 348,0 353,0 358,0 363,1 368,1 372,2 376,3 381,3 385,4 389,6 392,7 396,8 399,10 403,12 406,14 409,16 412,18 415,20 418,23 420,25 423,28 425,31 427,34 429,37 431,41 433,44 435,48 436,52 437,56 439,60 440,65 441,69 442,74 443,79 444,84 444,89 445,95 445,100 445,106 445,112 445,118 445,343 390,343 390,129 390,124 390,120 390,115 390,111 390,107 389,102 389,99 388,95 388,91 387,88 387,85 386,82 385,79 384,76 383,73 382,71 381,68 380,66 378,64 377,62 375,60 374,58 372,56 370,54 369,53 366,52 364,51 362,50 360,48 358,47 356,47 353,46 350,45 347,45 345,44 342,44 339,44 336,44 331,43 328,43 325,43 321,44 318,44 314,44 311,45 308,46 305,47 302,47 299,49 296,50 293,51 291,53 288,54 285,56 283,58 280,60 278,62 276,65 274,67 272,70 269,72 268,75 266,78 264,81 263,84 261,88 260,91 259,95 257,98 256,102 255,106 254,110 253,114 253,119 252,123 252,128 251,132 251,137 251,142 251,147 251,343">
          <text:p/>
        </draw:polygon>
        <draw:polygon draw:style-name="gr7" draw:text-style-name="P7" draw:layer="layout" svg:width="0.301cm" svg:height="0.443cm" svg:x="24.418cm" svg:y="21.306cm" svg:viewBox="0 0 302 444" draw:points="302,295 302,302 302,308 301,314 301,321 300,327 298,333 297,339 296,344 294,350 292,356 290,361 288,366 285,371 283,376 280,381 277,386 274,390 270,395 267,399 263,403 259,407 255,410 250,414 246,417 241,420 236,423 231,426 225,428 220,431 214,433 208,435 202,437 196,439 189,440 183,441 176,442 169,443 162,444 155,444 147,444 140,444 134,444 127,443 121,443 115,442 109,441 103,440 98,439 92,437 87,436 82,434 77,432 72,431 68,428 64,426 59,424 55,422 51,419 48,416 44,414 40,411 37,408 34,405 30,402 27,398 24,395 22,392 19,388 17,384 15,381 13,377 11,373 9,369 7,365 6,361 5,357 3,353 2,349 1,344 0,340 58,334 58,336 59,338 60,341 61,343 62,346 62,348 64,350 65,353 66,355 67,358 68,360 70,362 71,365 73,367 74,369 76,371 78,373 80,375 82,377 84,379 86,380 88,382 91,384 93,385 96,387 98,388 101,390 104,391 107,392 110,393 114,394 117,395 120,396 124,396 128,397 132,397 135,398 140,398 144,398 148,398 153,398 157,398 161,398 165,397 169,397 173,396 177,395 181,394 184,393 188,392 191,390 195,389 198,387 201,385 204,384 207,382 210,379 213,377 215,374 218,372 220,370 223,367 225,364 227,361 229,358 231,354 233,351 234,347 236,344 237,340 238,336 240,332 241,328 242,324 242,320 243,316 243,311 244,306 244,301 244,297 244,293 244,289 243,285 243,281 242,277 242,274 241,270 240,267 239,263 238,260 236,256 235,253 233,250 231,247 230,244 228,241 226,238 224,236 222,233 219,231 217,228 214,226 211,224 209,222 206,220 203,218 199,216 196,214 193,213 189,211 186,210 182,209 179,208 175,207 171,206 167,206 163,205 158,205 154,205 150,204 147,205 144,205 141,205 139,205 136,205 134,205 131,206 129,206 126,207 124,207 121,208 119,208 117,209 115,209 113,210 110,211 108,211 106,212 104,213 102,214 100,215 98,216 96,217 94,217 92,219 90,220 89,221 87,222 85,223 84,224 82,225 80,226 79,228 77,229 76,230 74,231 73,232 71,233 70,235 68,236 13,236 27,0 277,0 277,47 79,47 71,187 74,185 77,183 80,179 84,177 88,175 91,173 95,172 99,170 104,168 108,166 113,165 117,163 122,162 127,161 132,160 138,159 143,159 149,158 155,158 161,158 168,158 174,158 180,159 186,160 192,160 198,161 204,163 209,164 215,166 220,168 225,170 230,172 235,174 239,177 244,181 248,184 252,187 256,190 260,193 264,197 267,201 271,205 274,209 277,213 280,217 283,221 285,226 288,231 290,235 292,240 294,245 296,251 297,256 298,261 300,267 301,272 301,278 302,283 302,289">
          <text:p/>
        </draw:polygon>
        <draw:polygon draw:style-name="gr7" draw:text-style-name="P7" draw:layer="layout" svg:width="0.445cm" svg:height="0.342cm" svg:x="24.788cm" svg:y="21.401cm" svg:viewBox="0 0 446 343" draw:points="196,343 196,129 196,124 196,120 196,115 196,111 195,107 195,102 195,99 194,95 193,91 193,88 192,85 191,82 191,79 190,76 189,73 187,71 186,68 185,66 184,64 182,62 181,60 179,58 178,56 176,54 174,53 172,52 170,51 168,50 166,48 163,47 161,47 159,46 156,45 153,45 150,44 147,44 144,44 141,44 138,43 135,43 131,43 127,44 124,44 121,44 118,45 114,46 112,47 108,48 106,49 102,50 100,52 97,53 94,55 92,57 89,59 87,61 84,63 82,65 80,68 78,70 76,73 74,76 72,79 71,82 69,85 68,88 66,92 65,95 64,99 63,103 62,107 61,111 60,115 59,119 59,124 58,128 58,133 58,138 57,142 57,147 57,343 2,343 2,78 2,76 2,73 2,71 2,69 2,67 2,65 2,63 2,60 2,58 2,56 2,53 2,51 2,49 2,47 2,45 2,42 1,40 1,38 1,36 1,34 1,32 1,30 1,28 1,26 1,24 1,22 1,21 1,19 0,17 0,16 0,15 0,13 0,12 0,11 0,10 0,9 0,8 0,7 0,6 53,6 53,7 53,8 53,9 53,10 53,11 53,12 53,13 53,15 53,16 53,17 53,19 53,21 54,22 54,24 54,25 54,27 54,29 54,30 54,32 54,34 54,36 54,38 54,39 54,41 54,43 55,45 55,47 55,48 55,50 55,52 55,54 55,55 55,57 55,58 55,60 55,61 55,62 55,64 56,64 58,61 59,58 61,55 62,52 64,50 65,47 67,45 69,42 70,40 72,37 74,35 76,33 78,30 80,28 82,27 84,24 86,23 88,21 90,19 92,17 95,16 97,14 100,13 102,11 105,10 108,9 111,8 113,6 116,6 119,5 122,4 125,3 129,2 132,2 135,1 139,1 143,0 146,0 150,0 154,0 162,0 169,1 175,2 182,3 188,4 194,5 199,8 205,10 210,12 214,15 219,18 223,22 226,26 230,30 233,35 236,40 239,45 241,51 243,57 245,64 246,64 248,61 249,58 251,55 252,52 254,50 256,47 257,45 259,42 261,40 263,37 265,35 267,33 269,30 271,28 273,27 275,24 277,23 280,21 282,19 284,17 287,16 290,14 292,13 295,11 299,10 302,9 305,8 307,6 311,6 313,5 317,4 320,3 323,2 327,2 330,1 334,1 337,0 341,0 345,0 349,0 354,0 359,0 363,1 368,1 373,2 377,3 381,3 385,4 389,6 393,7 396,8 400,10 403,12 406,14 409,16 412,18 415,20 418,23 421,25 423,28 425,31 427,34 429,37 432,41 433,44 435,48 436,52 438,56 439,60 440,65 441,69 442,74 443,79 444,84 445,89 445,95 445,100 446,106 446,112 446,118 446,343 391,343 391,129 391,124 391,120 391,115 390,111 390,107 390,102 389,99 389,95 388,91 388,88 387,85 386,82 385,79 385,76 384,73 382,71 381,68 380,66 379,64 377,62 375,60 374,58 372,56 370,54 369,53 367,52 365,51 363,50 361,48 358,47 356,47 353,46 351,45 348,45 345,44 342,44 339,44 336,44 333,43 329,43 326,43 323,44 319,44 316,44 313,45 309,46 306,47 303,47 300,49 296,50 294,51 291,53 288,54 286,56 283,58 281,60 278,62 276,65 274,67 272,70 270,72 268,75 266,78 265,81 263,84 262,88 260,91 259,95 258,98 256,102 256,106 254,110 254,114 253,119 252,123 252,128 252,132 251,137 251,142 251,147 251,343">
          <text:p/>
        </draw:polygon>
        <draw:path draw:style-name="gr3" draw:text-style-name="P3" draw:layer="layout" svg:width="0.476cm" svg:height="0.534cm" svg:x="16.145cm" svg:y="21.971cm" svg:viewBox="0 0 477 535" svg:d="M477 264v13 13l-1 13-2 12-2 12-2 11-3 12-2 11-4 10-4 11-4 10-4 9-5 9-5 9-5 9-6 8-6 8-6 8-7 7-7 7-7 7-7 6-8 6-8 6-8 5-8 5-9 5-9 4-9 4-9 4-10 3-9 3-10 2-11 3-10 2-10 1-10 2-12 1h-11-11-216v-535h194 12l12 1 12 1 12 1 12 1 12 2 11 2 11 2 10 3 11 3 10 3 10 3 10 5 9 4 9 4 9 5 8 6 8 5 9 6 7 6 7 7 7 7 7 8 6 7 6 8 6 9 5 8 5 9 5 10 5 9 3 10 4 11 3 11 3 11 2 13 2 12 2 12 1 13v13zM365 264v-9l-1-9v-8l-1-9-1-8-2-8-2-8-1-7-3-8-2-7-3-6-3-7-2-6-4-5-3-6-4-5-3-6-5-4-4-5-4-4-5-5-5-3-5-4-5-4-5-3-6-3-6-3-6-3-6-2-6-2-6-2-7-2-7-1-7-2-7-1-7-1-7-1h-8-7-8-79v362h95 7l6-1h7l6-1 6-1 8-1 6-2 6-2 5-2 6-2 6-3 5-2 5-3 6-3 5-4 5-3 5-4 4-4 4-4 5-5 4-5 4-5 4-5 3-5 4-6 3-6 3-6 3-6 2-7 3-7 2-7 2-7 2-7 2-8 1-8 1-8 1-9v-8l1-9z">
          <text:p/>
        </draw:path>
        <draw:path draw:style-name="gr3" draw:text-style-name="P3" draw:layer="layout" svg:width="0.107cm" svg:height="0.562cm" svg:x="16.708cm" svg:y="21.943cm" svg:viewBox="0 0 108 563" svg:d="M0 78v-78h108v78zM0 563v-411h108v411z">
          <text:p/>
        </draw:path>
        <draw:polygon draw:style-name="gr3" draw:text-style-name="P3" draw:layer="layout" svg:width="0.372cm" svg:height="0.426cm" svg:x="16.897cm" svg:y="22.087cm" svg:viewBox="0 0 373 427" draw:points="373,299 373,305 373,311 372,317 371,322 370,328 369,333 367,338 365,343 363,348 361,352 358,357 355,361 353,366 349,370 346,374 342,378 338,382 334,386 330,389 325,393 320,396 316,399 310,402 305,404 299,407 293,409 287,412 281,414 274,416 268,418 261,420 253,421 246,422 239,424 231,425 223,425 215,426 207,426 198,427 190,427 182,427 175,426 167,426 160,426 153,425 146,425 139,424 132,423 126,422 119,421 113,420 107,419 101,417 95,415 90,414 84,412 79,409 74,407 69,405 64,402 59,400 55,397 51,394 47,391 42,387 39,384 35,380 32,376 27,372 24,369 21,364 18,360 15,355 12,350 10,345 8,340 5,334 3,329 2,323 0,317 94,303 95,306 96,309 98,312 99,315 100,318 101,321 102,323 104,326 105,328 107,330 108,333 110,335 112,336 114,338 116,340 118,341 120,343 122,344 124,346 127,347 129,348 131,349 134,350 137,351 139,352 142,352 145,353 148,353 151,354 154,354 157,355 160,355 164,355 167,355 171,356 174,356 178,356 182,356 186,356 190,356 193,356 197,356 201,356 204,356 208,356 211,355 214,355 217,355 221,355 224,354 227,354 230,353 233,353 236,352 239,351 241,351 244,350 246,349 249,348 251,347 253,346 256,345 258,343 259,342 261,341 263,339 265,338 266,336 268,335 269,333 270,331 271,329 272,327 273,324 274,322 275,320 275,317 275,315 276,312 276,309 276,306 275,303 275,300 274,298 273,295 272,293 271,290 270,288 268,286 266,284 264,282 262,281 260,279 258,277 255,276 253,274 250,273 247,271 244,270 241,269 238,268 234,267 231,266 227,264 223,263 220,262 215,262 211,261 207,260 203,259 198,258 194,257 190,256 185,255 180,254 176,253 171,252 166,251 161,250 156,249 151,248 146,246 141,245 136,244 131,242 126,241 121,239 116,238 111,237 106,235 101,233 96,232 91,230 87,228 82,225 78,223 74,220 69,218 65,215 61,212 57,209 53,207 50,203 47,200 43,197 40,193 37,190 34,186 32,182 28,178 26,173 24,169 22,164 21,159 19,154 18,148 17,143 17,137 16,131 16,124 16,119 16,113 17,108 18,102 19,97 20,92 22,87 23,82 25,77 27,73 31,68 33,63 36,59 39,55 42,51 46,48 50,44 53,40 58,37 62,33 66,30 71,27 76,24 81,22 86,19 92,17 98,15 104,13 110,11 116,9 123,7 130,6 136,5 144,3 151,2 159,2 166,1 174,1 183,0 191,0 197,0 204,0 210,1 217,1 223,2 229,2 235,3 241,4 247,5 253,7 258,8 264,9 270,11 275,13 280,14 285,16 290,19 295,21 300,24 304,26 309,29 313,32 317,35 322,38 325,42 329,45 332,49 336,52 339,56 342,60 345,65 348,69 351,74 353,79 355,84 358,88 359,94 361,99 362,105 364,111 270,121 269,118 268,115 268,112 267,110 266,107 265,105 264,103 263,100 261,98 260,97 259,94 257,93 256,91 254,89 252,88 251,86 249,85 247,83 245,82 243,81 241,80 239,79 237,78 235,77 232,76 230,75 228,75 225,74 222,74 220,73 217,73 215,73 212,72 209,72 206,72 203,72 200,71 197,71 194,71 191,71 183,71 176,72 170,72 163,73 157,74 152,75 147,76 142,77 138,79 134,81 130,83 127,85 124,88 122,91 120,94 118,97 117,100 116,104 115,109 115,113 115,116 115,118 116,121 116,123 117,126 118,128 119,130 120,132 121,134 123,135 124,137 126,139 128,140 130,142 132,143 134,145 137,146 139,147 142,148 144,149 147,151 150,152 154,153 157,153 160,154 163,155 167,156 171,157 174,158 178,159 182,160 186,160 190,161 195,162 199,163 203,164 208,165 212,166 216,167 221,169 227,170 232,171 238,172 244,173 249,175 255,177 260,178 266,179 271,181 277,183 282,184 288,186 293,188 298,190 303,193 308,195 312,197 317,200 321,202 326,205 330,208 334,211 338,214 342,218 345,221 348,225 352,230 355,234 358,238 360,243 362,247 365,252 367,257 368,262 370,268 371,274 372,280 373,286 373,293">
          <text:p/>
        </draw:polygon>
        <draw:polygon draw:style-name="gr3" draw:text-style-name="P3" draw:layer="layout" svg:width="0.239cm" svg:height="0.513cm" svg:x="17.311cm" svg:y="21.999cm" svg:viewBox="0 0 240 514" draw:points="150,514 141,514 133,513 124,512 116,510 109,508 102,505 95,502 89,498 83,494 78,489 73,483 69,477 65,471 62,464 59,456 57,448 55,440 54,431 53,421 53,411 53,168 0,168 0,96 58,96 91,0 158,0 158,96 236,96 236,168 158,168 158,382 158,388 158,393 159,399 160,404 161,408 162,412 164,416 165,420 167,423 169,427 172,429 174,431 177,434 181,435 184,437 187,438 192,439 195,440 200,440 205,440 206,440 208,440 210,440 212,440 214,440 216,440 217,440 219,440 221,439 222,439 224,439 226,438 227,438 229,437 231,437 232,437 235,436 236,436 238,436 240,435 240,501 236,502 232,503 228,504 224,506 220,507 216,508 212,508 207,509 203,510 199,510 194,511 189,512 185,512 180,513 176,513 171,513 166,514 161,514 156,514">
          <text:p/>
        </draw:polygon>
        <draw:path draw:style-name="gr3" draw:text-style-name="P3" draw:layer="layout" svg:width="0.414cm" svg:height="0.425cm" svg:x="17.582cm" svg:y="22.088cm" svg:viewBox="0 0 415 426" svg:d="M127 426h-6l-6-1h-6l-5-1h-6l-5-1-5-1-5-1-5-2-4-1-5-2-4-2-5-2-4-2-4-2-4-3-4-3-3-2-4-3-3-3-3-3-3-4-3-3-3-4-2-4-3-4-2-4-2-4-2-5-2-4-2-5-1-5-1-5-2-5-1-5v-5l-1-6v-5l-1-6v-6l1-7v-7-7l1-6 1-6 2-6 2-6 1-6 3-5 2-5 2-5 3-4 3-5 4-5 3-4 4-4 3-4 4-4 4-3 5-3 4-3 5-3 5-2 5-3 5-2 5-3 5-2 6-1 5-2 6-1 6-2 6-1 6-1 6-1 7-1 6-1h6l7-1h7 6l88-1v-21-5-4-4-4l-1-4v-4l-1-3v-3l-1-3-1-4-1-2v-3l-1-3-1-3-1-2-1-2-2-3-1-2-2-2-1-2-2-2-1-1-2-2-2-2-2-1-1-1-2-2-3-1-2-1h-2l-2-1-2-1h-3l-2-1-3-1h-2-3-3l-2-1h-4-2l-2 1h-3-2-3-2l-2 1h-3l-2 1h-2l-2 1h-2l-2 1-2 1-2 1-1 1-2 1-2 1-1 1-2 2-2 1-1 1-1 2-2 1-1 2-1 2-1 2-1 2-1 2-2 2-1 3v2l-1 2-1 3v3l-1 3v3l-1 3-1 3v4l-111-6 1-5 1-5 2-6 1-4 1-5 2-5 2-5 2-5 2-4 3-5 2-4 3-5 3-4 3-4 3-4 4-3 3-4 4-3 4-4 4-4 4-3 5-3 5-2 5-3 5-3 5-2 6-3 6-2 6-1 6-2 6-2 7-2 6-1 7-1 8-1 7-1 8-1h8 8 8 8 7 7l7 1 7 1 7 1 7 1 6 2 6 1 6 2 6 2 6 2 5 2 6 3 5 3 5 3 5 3 4 3 5 4 4 3 4 4 4 4 4 4 3 5 4 4 3 5 3 5 2 5 3 5 2 5 2 6 2 6 2 6 1 6 1 6 1 6 1 7 1 7v6 8 150 3 3 2 3 2 3l1 3v2 2 3 2l1 2v2l1 2v2 2l1 2 1 2v1l1 2 1 2 1 1v1l1 1 2 2 1 1 1 1 1 1 1 1 1 1h2l1 1 2 1h1l2 1h2 3 2l2 1h2 2l2-1h3 2 3 2l2-1h3 2l2-1v58h-2l-1 1h-2-2l-2 1h-1l-2 1h-2l-1 1h-2-1l-2 1h-1-2l-2 1h-1-1l-2 1h-3-1-1-2l-2 1h-1-2-2-1-2l-1 1h-2-2-2-2l-1 1h-2-3-2-2-2-2-8l-7-1-7-1-7-2-6-1-6-3-5-2-5-3-4-3-5-4-3-4-3-5-3-5-3-5-3-5-2-6-2-7-1-7-1-7-1-7h-3l-4 7-4 8-5 6-5 7-6 6-5 6-6 5-6 5-7 5-6 5-7 3-7 4-7 3-8 3-8 2-8 2-8 2-9 1h-9zM250 228l-54 1h-3l-4 1h-3-3-4l-3 1h-3-3l-4 1h-3-3l-3 1-3 1-2 1h-3l-3 1-2 1-3 1-2 1-3 2-2 1-2 2-2 1-2 2-2 2-2 2-1 2-2 2-1 2-2 3-1 2-1 3-1 3-1 3-1 3-1 4v4 4l-1 4v4 5l1 6v5l2 5 1 4 1 4 2 4 2 4 2 3 3 4 3 2 2 2 4 3 3 1 3 2 4 1 4 1 4 1h4 5 4 4 3l4-1 4-1 4-1 4-1 3-1 3-2 4-1 3-2 3-2 3-2 3-2 3-2 3-3 3-2 2-2 3-3 2-3 2-3 2-3 2-3 3-3 1-3 2-4 2-3 1-4 2-3 1-4 1-4 2-3v-4l1-4 1-4v-3l1-4v-4-4-4z">
          <text:p/>
        </draw:path>
        <draw:polygon draw:style-name="gr3" draw:text-style-name="P3" draw:layer="layout" svg:width="0.375cm" svg:height="0.418cm" svg:x="18.042cm" svg:y="22.087cm" svg:viewBox="0 0 376 419" draw:points="270,419 270,188 270,183 270,179 270,174 269,170 269,165 269,161 268,157 268,153 267,148 266,145 266,141 264,137 264,133 262,129 261,126 260,123 258,120 257,116 256,113 254,110 252,108 250,105 248,102 246,100 244,98 242,96 239,93 237,92 234,90 231,88 228,87 225,85 222,84 219,83 215,82 212,81 208,81 205,80 201,80 197,80 193,80 189,80 186,81 182,81 178,82 175,83 172,84 168,86 165,87 162,89 159,91 156,92 153,94 150,97 147,99 144,102 141,104 139,107 136,110 134,113 132,116 129,120 127,123 126,127 124,130 122,134 120,138 119,142 117,146 116,151 115,155 114,159 113,164 112,169 111,173 111,178 110,183 110,188 110,193 110,198 110,419 3,419 3,100 3,97 3,94 3,92 3,89 3,86 3,84 3,81 3,78 3,75 3,73 3,70 3,67 3,64 3,62 3,59 3,56 3,54 2,51 2,49 2,46 2,43 2,41 2,38 2,36 2,34 2,32 2,30 2,27 2,25 2,23 1,21 1,19 1,18 1,16 1,14 1,13 1,12 1,10 1,9 0,8 102,8 102,9 102,10 103,11 103,13 103,14 103,15 103,17 103,19 103,21 104,23 104,25 104,27 104,29 104,31 104,33 104,36 105,38 105,40 105,43 105,45 105,47 105,50 105,52 105,55 106,57 106,60 106,62 106,64 106,67 106,69 106,72 107,74 107,76 107,78 107,80 107,82 107,84 107,86 107,88 107,90 108,90 113,80 117,72 122,64 127,56 133,49 138,43 144,36 151,31 157,26 164,21 170,17 177,14 184,11 192,8 199,6 207,3 215,2 224,1 232,0 241,0 249,0 256,1 262,1 269,2 275,3 282,5 287,6 293,8 299,10 304,12 309,15 314,18 318,20 323,24 327,27 331,30 335,34 339,38 342,42 346,46 349,50 352,54 354,59 357,64 359,69 362,74 364,79 366,85 368,90 369,96 370,102 372,108 373,113 374,120 375,126 375,132 376,138 376,145 376,151 376,158 376,419">
          <text:p/>
        </draw:polygon>
        <draw:polygon draw:style-name="gr3" draw:text-style-name="P3" draw:layer="layout" svg:width="0.378cm" svg:height="0.425cm" svg:x="18.496cm" svg:y="22.088cm" svg:viewBox="0 0 379 426" draw:points="194,426 185,426 175,425 166,424 157,423 149,422 140,420 132,418 124,416 116,413 109,411 102,407 95,404 88,400 81,396 75,392 69,388 64,383 58,378 53,373 48,368 43,362 39,356 35,350 31,344 27,337 23,330 20,324 17,316 14,309 12,302 10,293 7,285 6,277 4,269 3,260 2,252 1,243 0,234 0,224 0,214 0,204 0,194 1,185 2,175 3,166 5,157 6,148 8,140 11,132 13,123 16,116 19,108 22,101 25,93 29,86 33,80 37,73 42,67 46,62 51,56 56,50 62,45 67,41 73,36 79,32 85,27 92,24 98,20 105,17 113,14 120,11 128,9 135,7 144,5 152,3 160,2 169,1 178,0 187,0 196,0 204,0 212,0 220,0 227,1 235,2 242,4 248,5 255,6 261,8 267,10 274,12 280,15 285,17 291,20 296,23 302,26 307,29 311,32 316,36 321,39 325,43 329,47 334,51 338,55 341,59 345,63 348,68 351,73 354,78 357,83 360,87 362,93 364,98 367,103 369,109 371,114 372,119 374,125 375,131 376,137 269,142 268,135 267,129 265,124 263,119 261,114 259,109 256,104 253,99 250,96 246,92 242,88 238,85 234,82 229,79 224,77 219,76 212,74 206,73 200,73 194,73 185,73 177,74 170,76 163,78 157,81 151,85 145,90 140,95 135,101 131,108 127,115 124,123 121,132 119,141 116,151 115,162 113,173 112,185 112,197 111,210 112,238 115,262 119,284 125,302 132,317 141,330 152,340 165,347 179,352 195,353 201,353 207,352 212,351 219,350 224,348 229,346 234,344 238,341 243,338 247,334 251,330 255,326 258,321 261,316 263,310 266,304 268,298 270,291 271,284 272,277 379,282 378,287 377,293 376,299 375,304 373,310 371,315 369,320 367,326 364,331 362,336 359,341 356,346 353,351 350,356 346,360 342,365 339,370 334,374 330,378 326,382 321,386 316,390 311,393 306,397 300,400 295,403 289,406 283,409 277,412 270,414 263,416 257,418 250,420 243,421 235,423 227,424 220,425 211,425 203,426">
          <text:p/>
        </draw:polygon>
        <draw:path draw:style-name="gr3" draw:text-style-name="P3" draw:layer="layout" svg:width="0.375cm" svg:height="0.425cm" svg:x="18.927cm" svg:y="22.088cm" svg:viewBox="0 0 376 426" svg:d="M192 426h-9l-8-1h-9l-8-1-8-1-8-2-8-2-7-1-8-3-7-2-7-3-6-3-7-3-7-4-6-4-6-4-5-4-6-5-5-5-5-5-5-5-5-6-4-6-4-6-4-7-4-7-3-7-4-7-3-8-3-8-2-8-2-9-2-9-2-9-1-9-1-9-2-10v-11l-1-11v-11-11l1-12 1-10 1-11 1-10 2-10 2-9 2-9 3-8 3-9 3-8 4-7 3-7 4-7 4-7 5-6 4-6 5-6 5-6 5-4 6-5 5-5 6-4 6-4 6-4 7-4 6-3 6-3 7-2 7-2 7-3 7-1 7-2 8-1 7-2 7-1h8l7-1h8 7 10 9l9 1 9 1 9 2 8 2 7 2 8 3 7 2 7 4 7 3 6 4 7 4 6 4 6 5 5 5 5 5 5 5 5 5 5 6 5 7 4 6 4 7 3 7 4 7 3 7 3 8 2 8 3 8 2 9 2 8 1 8 2 9 2 9 1 10v9l1 10 1 10v9 12 2h-264v6 5l1 5v5 5l1 4v5l1 5 1 4 1 5 1 4 1 4 1 4 1 4 2 4 1 4 2 4 1 3 3 4 1 3 2 3 3 3 2 3 2 3 3 2 3 3 3 2 3 2 3 3 3 1 3 2 4 2 3 1 4 1 4 1 4 1 4 1h4 5 4 6 5l5-1h5l5-1 4-2 5-1 4-2 4-2 3-2 4-3 3-2 3-4 3-3 2-4 3-4 2-3 2-5 2-5 2-5 101 9-1 4-2 3-1 4-2 4-2 3-2 4-2 4-2 4-3 3-2 4-3 5-3 3-2 4-3 4-3 3-5 4-3 3-4 4-4 3-4 4-4 3-5 3-4 3-5 3-5 3-5 3-6 2-5 3-6 2-6 2-6 2-7 2-6 1-7 2-8 1-7 1-8 1h-8l-8 1zM192 67h-3-3-4-3l-3 1-3 1h-3l-3 1-3 1-3 1-3 1-2 2-3 1-2 2-3 1-2 2-3 2-2 2-2 2-2 3-2 2-2 3-2 2-2 3-2 3-1 4-2 3-1 3-2 4-1 3-1 4-1 4-1 5-1 4-1 4-1 5v5l-1 5v4 6h159l-1-10-1-9-1-9-2-8-2-8-3-7-3-6-3-6-4-6-4-5-4-5-5-4-5-4-5-4-5-2-6-2-6-2-6-1-7-1z">
          <text:p/>
        </draw:path>
        <draw:polygon draw:style-name="gr3" draw:text-style-name="P3" draw:layer="layout" svg:width="0.534cm" svg:height="0.435cm" svg:x="0.193cm" svg:y="18.473cm" svg:viewBox="0 0 535 436" draw:points="535,436 0,436 0,17 87,17 87,325 221,325 221,40 308,40 308,325 448,325 448,0 535,0">
          <text:p/>
        </draw:polygon>
        <draw:polygon draw:style-name="gr3" draw:text-style-name="P3" draw:layer="layout" svg:width="0.425cm" svg:height="0.373cm" svg:x="0.309cm" svg:y="18.043cm" svg:viewBox="0 0 426 374" draw:points="298,0 304,0 310,0 315,1 321,2 326,3 332,5 337,6 342,8 347,10 352,12 357,15 361,18 366,21 370,24 374,28 378,31 382,35 385,39 389,43 392,48 395,53 398,58 401,63 404,68 407,74 409,80 412,86 414,92 416,99 418,106 419,113 421,120 422,127 423,134 424,142 425,150 426,158 426,166 426,175 426,183 426,191 426,199 426,206 425,213 425,221 424,228 424,234 423,241 422,248 421,254 419,260 418,266 416,272 415,278 413,283 411,289 409,294 407,299 404,304 402,309 400,314 396,318 394,322 390,327 387,331 383,335 380,338 376,342 372,345 368,349 364,352 359,355 355,357 350,360 345,363 340,365 334,367 327,369 322,372 315,374 302,279 305,278 308,277 311,276 314,275 317,273 320,272 322,271 324,270 327,268 330,266 332,265 334,263 336,261 338,259 340,258 341,255 342,253 344,251 345,249 346,247 347,244 348,242 349,239 350,237 351,234 352,231 353,228 353,225 354,223 354,219 354,216 355,213 355,210 355,206 355,203 355,199 356,195 356,191 356,187 356,183 356,180 356,176 356,173 355,169 355,166 355,163 355,159 355,156 354,153 354,150 353,146 353,144 352,140 352,138 351,135 350,132 349,129 349,127 348,125 347,122 346,120 344,118 343,116 342,114 341,112 339,110 337,109 336,107 334,106 332,104 330,103 327,102 325,101 323,100 321,100 318,99 316,98 313,98 311,98 308,98 305,98 302,98 299,98 296,99 294,100 291,101 289,102 287,104 285,106 283,107 281,109 279,111 278,113 276,116 274,118 273,121 272,123 270,126 269,129 268,133 267,136 265,139 264,143 263,146 262,150 261,154 260,158 259,162 258,166 257,170 257,175 256,179 255,184 254,188 252,193 251,198 250,202 249,207 248,212 247,217 246,222 245,227 244,232 242,237 241,242 239,247 238,253 237,258 235,262 233,267 232,272 230,277 228,282 226,287 224,291 222,296 220,300 217,304 215,308 212,312 209,316 206,320 203,324 200,327 196,330 193,333 189,336 185,339 182,342 177,344 173,346 169,349 164,350 159,352 154,353 148,354 142,355 136,356 130,356 124,356 118,356 113,356 107,355 102,354 97,354 91,352 86,351 81,349 77,347 72,345 68,343 63,340 59,337 55,334 51,331 47,327 43,324 40,320 36,316 33,312 30,307 27,302 24,297 21,292 19,287 16,282 14,276 12,270 10,264 8,257 7,250 5,244 4,237 3,230 2,222 1,215 1,207 0,199 0,191 0,183 0,176 0,169 0,163 1,157 1,150 2,144 3,138 4,132 5,126 6,120 8,115 9,109 10,104 12,98 14,93 16,88 19,83 21,78 23,73 26,69 29,65 32,60 34,56 38,52 41,48 45,44 48,41 52,37 56,34 60,31 64,28 69,25 73,23 78,20 83,18 88,16 93,14 99,12 105,11 110,10 120,104 117,104 115,105 112,106 109,107 107,108 104,108 102,109 100,111 98,112 96,113 94,115 92,116 91,118 89,119 87,121 86,123 84,125 83,126 82,128 80,130 79,132 78,134 77,137 76,139 76,141 75,143 74,146 74,148 73,151 73,153 73,156 72,159 72,162 72,164 71,167 71,170 71,173 71,176 71,180 71,183 71,190 71,197 72,204 72,210 73,216 74,221 75,227 77,231 79,235 80,240 82,243 85,246 87,249 90,252 93,254 97,255 100,257 104,258 108,258 113,258 116,258 118,258 121,258 123,257 125,256 128,256 130,255 131,254 133,252 135,251 137,249 138,247 140,246 141,243 143,241 144,239 146,237 147,234 148,231 149,229 150,226 151,223 152,220 153,217 154,213 155,210 156,206 157,203 158,199 159,195 159,191 160,187 161,183 162,179 163,175 164,170 165,166 166,162 167,157 168,152 169,147 171,141 172,135 173,130 175,124 176,119 178,113 179,108 181,102 182,97 184,91 186,86 188,80 190,76 192,71 194,66 197,61 199,56 202,52 205,48 208,43 211,40 214,36 217,32 221,28 225,25 228,22 233,19 237,16 241,13 246,11 251,8 256,6 261,5 267,3 272,2 279,1 285,0 291,0">
          <text:p/>
        </draw:polygon>
        <draw:polygon draw:style-name="gr3" draw:text-style-name="P3" draw:layer="layout" svg:width="0.514cm" svg:height="0.24cm" svg:x="0.22cm" svg:y="17.762cm" svg:viewBox="0 0 515 241" draw:points="515,91 514,100 514,109 512,117 510,125 508,132 505,140 502,146 498,152 494,158 489,163 484,168 478,173 471,176 465,180 457,183 449,185 440,186 431,188 421,189 412,189 170,189 170,241 98,241 98,184 0,150 0,83 98,83 98,5 170,5 170,83 383,83 389,83 394,83 399,82 404,82 409,81 413,79 417,78 421,76 424,74 427,72 430,70 432,67 434,64 436,61 438,58 439,54 440,50 441,46 441,40 441,36 441,34 441,32 441,30 441,28 441,26 441,25 440,23 440,21 440,20 439,18 439,16 439,15 438,13 438,11 438,9 437,8 437,6 437,4 436,2 436,0 502,0 503,4 504,8 505,12 506,16 507,20 508,25 509,29 510,33 510,38 511,42 512,47 513,52 513,56 513,61 514,66 514,71 514,76 514,81 515,86">
          <text:p/>
        </draw:polygon>
        <draw:path draw:style-name="gr3" draw:text-style-name="P3" draw:layer="layout" svg:width="0.563cm" svg:height="0.106cm" svg:x="0.164cm" svg:y="17.592cm" svg:viewBox="0 0 564 107" svg:d="M79 107h-79v-107h79zM564 107h-410v-107h410z">
          <text:p/>
        </draw:path>
        <draw:polygon draw:style-name="gr3" draw:text-style-name="P3" draw:layer="layout" svg:width="0.418cm" svg:height="0.591cm" svg:x="0.309cm" svg:y="16.895cm" svg:viewBox="0 0 419 592" draw:points="419,347 188,347 183,347 178,347 174,347 169,347 165,347 161,348 157,348 152,349 148,349 144,350 140,350 136,351 133,352 129,353 125,354 122,355 119,356 116,358 113,359 110,361 107,362 105,363 102,365 100,367 97,369 95,371 93,373 91,375 89,378 88,380 86,382 85,385 83,387 82,390 82,393 81,396 80,399 80,402 80,405 80,409 80,412 80,415 81,418 81,421 82,424 83,427 84,430 85,433 87,435 88,438 90,441 92,443 94,446 96,448 99,451 101,453 104,455 107,457 110,459 113,461 116,463 119,465 123,466 126,468 130,470 134,471 137,472 142,474 146,475 150,476 154,477 159,478 164,479 168,480 173,480 178,481 183,481 188,481 193,481 198,481 419,481 419,589 99,589 97,589 94,589 91,589 89,589 86,589 83,589 80,589 78,589 75,589 72,589 69,589 67,589 64,589 61,590 58,590 56,590 53,590 51,590 48,590 46,590 43,590 40,590 38,590 36,590 33,590 31,591 29,591 27,591 25,591 23,591 21,591 19,591 17,591 15,591 14,591 13,591 11,592 10,592 9,592 8,592 8,489 9,489 10,489 11,489 12,489 14,489 15,488 17,488 19,488 20,488 22,488 25,488 27,488 28,487 31,487 33,487 35,487 37,487 40,487 42,487 44,486 47,486 49,486 52,486 54,486 57,486 59,486 62,486 64,486 66,485 69,485 71,485 73,485 76,485 78,485 80,484 82,484 84,484 86,484 87,484 89,484 89,483 80,479 72,475 63,470 56,466 49,461 42,456 36,451 31,445 26,440 21,434 17,428 13,422 10,415 7,409 5,402 3,394 2,387 1,379 0,372 0,363 0,354 1,345 2,337 3,329 6,321 8,314 11,307 15,300 19,294 23,288 28,283 33,277 38,272 44,268 51,264 58,260 65,257 73,254 81,252 89,250 89,247 84,245 79,243 75,240 70,238 66,236 62,233 58,231 54,229 50,226 47,224 43,221 40,218 37,216 34,213 31,210 29,208 26,205 24,202 22,199 20,196 18,192 15,189 14,186 12,183 10,180 9,176 8,173 6,169 5,166 4,162 3,158 3,155 2,151 1,147 1,143 1,139 0,135 0,131 0,127 0,123 0,116 0,110 1,103 2,97 3,92 4,86 6,81 8,76 9,71 12,66 14,61 17,57 20,53 23,49 26,45 30,41 33,37 37,34 41,31 45,28 50,25 54,23 59,20 63,18 68,16 73,13 79,11 84,10 89,8 95,7 101,6 107,4 113,4 119,3 125,2 131,1 138,1 144,0 151,0 158,0 419,0 419,106 188,106 183,106 178,106 174,106 169,106 165,107 161,107 157,107 152,108 148,109 144,109 140,110 136,111 133,112 129,112 125,113 122,114 119,116 116,117 113,118 110,120 107,121 105,123 102,125 100,126 97,128 95,130 93,132 91,134 89,137 88,139 86,142 85,144 83,147 82,149 82,152 81,155 80,158 80,161 80,164 80,168 80,171 80,174 80,177 81,180 82,183 83,186 84,189 85,192 86,194 88,197 90,200 92,202 93,205 95,207 98,209 100,211 103,214 105,216 108,218 111,220 114,222 117,223 121,225 124,227 128,228 131,230 135,231 139,232 143,234 147,235 151,236 155,236 160,238 164,238 169,239 173,239 178,240 183,240 188,241 193,241 419,241">
          <text:p/>
        </draw:polygon>
        <draw:path draw:style-name="gr3" draw:text-style-name="P3" draw:layer="layout" svg:width="0.425cm" svg:height="0.414cm" svg:x="0.309cm" svg:y="16.41cm" svg:viewBox="0 0 426 415" svg:d="M426 288v6 6 5l-1 6-1 5v6l-2 5-1 6-1 4-2 5-1 5-2 4-2 4-3 4-2 5-2 4-3 3-2 4-4 3-2 4-4 3-3 3-4 2-4 3-3 3-4 2-4 3-4 2-5 2-5 1-4 2-5 2-5 1-5 1-5 1-7 1h-5l-5 1h-6-6-7-7l-7-1-6-1-7-1-6-1-5-2-6-2-5-2-5-2-5-3-5-3-4-3-5-3-4-3-4-4-4-4-3-4-3-4-3-4-4-5-2-4-3-5-2-5-3-5-2-5-2-6-2-5-1-6-2-7-1-6-1-6-1-6-2-6v-6l-1-7v-6l-1-6v-7-7l-2-88h-21-4-4-4l-5 1h-3-4l-3 1-4 1-3 1h-3l-3 1-3 1-2 1-3 1-2 1-3 1-2 1-2 2-3 1-1 2-2 1-2 2-2 2-1 1-1 2-2 2-1 2-1 2-1 3-1 2v2l-1 2-1 2-1 3v2 3l-1 3v2 3 3 3 2 3 2l1 3v2 2l1 2v3l1 2v2l1 2 1 2 1 2v2l1 1 1 2 2 1 1 2 1 2 1 1 2 1 2 2 1 1 2 2 2 1 2 1 2 1 2 1 2 1 2 1 3 1 2 1 3 1h3l3 1h2l4 1h3l3 1-5 112-6-1-5-1-5-2-5-1-5-2-5-2-4-1-5-3-5-2-4-2-5-3-4-2-4-3-4-3-4-4-4-3-3-4-4-3-3-4-4-4-3-5-3-4-3-5-3-5-2-5-2-7-3-5-2-6-2-6-2-6-1-7-2-6-2-7-1-7-1-7v-7l-1-8v-8l-1-8v-9-7l1-7v-8l1-7v-7l1-7 2-6 1-6 2-7 2-6 2-6 2-5 2-6 3-5 2-6 3-4 3-5 4-5 3-4 4-4 4-5 4-4 4-3 4-4 5-3 4-3 5-3 5-3 6-2 5-3 5-1 6-2 6-2 6-1 6-2 7-1h7l6-1h7 7 150 2 3 3 3 2l3-1h2 3 2l2-1h2 3l3-1h2l2-1h2l1-1h2l2-1h2l1-1 2-1 1-1 1-1 1-1 1-1 2-1 1-1v-1l1-2 1-1 1-2v-1l1-2v-1l1-2v-2-2-2-2-2-3-2-3-2l-1-2v-3-2l-1-2v-3h57l1 2v2l1 2v2l1 2v1 2l1 1v2l1 1v2 1l1 2v2 1l1 1v2 2 1l1 1v2 2 1 2l1 2v1 2 2 1 2l1 1v2 2 2 2 2 2 2 2 2 9l-1 7-1 7-1 6-2 7-2 5-2 6-3 5-4 4-3 4-4 4-5 3-5 3-5 3-6 2-6 2-6 2-7 2-7 1-7 1v2l7 4 7 5 7 5 6 5 7 5 5 6 6 6 5 6 5 6 4 7 4 7 4 7 3 7 3 7 2 8 2 9 2 8 1 9v9zM228 164v55l1 3v3 4l1 3v3 3l1 4v3 3l1 3v3l1 3v3l1 3 1 3 1 2 1 3 1 2 1 3 1 2 2 2 1 3 2 2 1 1 2 3 2 1 2 2 3 2 2 1 2 1 3 2 3 1 3 1 3 1 3 1h4l3 1h4 4 4 6 6l5-1 5-1 4-1 4-2 4-1 5-2 3-3 3-2 3-3 2-3 2-3 2-3 2-4 1-3 1-4 1-5v-4-4-4-4l-1-4v-4l-1-4-1-3-1-4-1-3-2-4-2-3-1-4-2-3-2-3-2-3-3-3-2-2-3-3-3-3-3-2-2-2-3-3-3-2-3-2-3-2-4-2-3-2-4-1-3-2-4-1-3-2-4-1-4-1-4-1h-3l-4-1-4-1h-4l-4-1h-4-3z">
          <text:p/>
        </draw:path>
        <draw:polygon draw:style-name="gr3" draw:text-style-name="P3" draw:layer="layout" svg:width="0.514cm" svg:height="0.24cm" svg:x="0.22cm" svg:y="16.166cm" svg:viewBox="0 0 515 241" draw:points="515,90 514,99 514,108 512,116 510,124 508,132 505,139 502,145 498,152 494,157 489,163 484,167 478,172 471,176 465,179 457,182 449,184 440,186 431,187 421,188 412,188 170,188 170,241 98,241 98,183 0,149 0,82 98,82 98,5 170,5 170,82 383,82 389,82 394,82 399,82 404,81 409,80 413,79 417,77 421,75 424,73 427,71 430,69 432,66 434,63 436,60 438,57 439,53 440,49 441,45 441,40 441,36 441,34 441,32 441,30 441,28 441,27 441,25 440,23 440,21 440,20 439,18 439,16 439,15 438,13 438,12 438,10 437,8 437,6 437,4 436,2 436,0 502,0 503,4 504,8 505,12 506,16 507,21 508,25 509,29 510,33 510,38 511,42 512,46 513,51 513,56 513,60 514,65 514,70 514,75 514,80 515,85">
          <text:p/>
        </draw:polygon>
        <draw:path draw:style-name="gr3" draw:text-style-name="P3" draw:layer="layout" svg:width="0.425cm" svg:height="0.375cm" svg:x="0.309cm" svg:y="15.752cm" svg:viewBox="0 0 426 376" svg:d="M426 183v10 8l-1 9-1 8-1 8-1 8-2 8-2 7-2 7-3 8-2 7-3 6-4 7-3 6-4 6-4 6-5 6-4 6-5 5-5 5-6 5-6 4-6 5-6 4-7 4-6 4-9 3-7 4-7 3-8 2-9 3-8 2-9 2-9 2-9 1-10 2h-10l-10 1h-11l-10 1-12-1h-11l-11-1-10-1-10-1-10-2-9-2-9-2-9-3-8-3-8-3-7-4-8-3-7-4-6-4-7-5-6-4-5-5-6-5-5-5-5-6-4-5-5-6-3-6-4-6-4-6-3-7-3-6-2-7-3-7-2-7-2-7-1-7-2-8-1-7-1-7-1-8v-7l-1-8v-9-9l1-10 1-8 1-9 1-9 2-8 2-8 3-7 3-7 3-7 4-7 4-7 3-6 5-6 4-6 5-5 5-5 5-5 6-5 6-5 6-4 7-4 6-4 8-3 7-4 7-3 7-3 9-2 8-3 8-2 9-2 8-2 9-1 9-1 9-2 10-1h9l10-1h10 10 3v264h5 5l5-1h5l5-1h5l5-1h4l5-1 4-1 5-1 4-1 4-1 4-1 4-2 4-1 3-2 4-2 3-2 4-1 3-3 3-2 4-2 2-3 3-2 2-3 3-3 2-3 2-3 2-3 2-3 1-4 1-4 2-3 1-4 1-4v-4l1-5v-5-4-6-5l-1-5-1-5-1-5-1-4-2-5-1-4-2-4-3-3-2-4-3-3-3-3-4-3-4-2-4-3-4-2-4-2-5-2-5-2 9-100 3 1 4 2 3 1 4 2 5 2 4 2 4 2 3 3 4 2 4 2 4 3 4 2 4 3 3 3 4 3 3 4 4 3 4 4 3 4 4 4 3 4 3 4 3 5 3 5 2 5 3 5 3 5 2 6 3 6 2 6 2 6 2 6 1 7 1 7 2 8 1 7v8l1 8v8zM67 183v4l1 3v3 4l1 3v3l1 3 1 3 1 3 1 3 1 2 1 3 2 3 1 2 2 3 2 2 2 3 2 2 2 2 2 2 3 2 2 2 3 2 3 2 3 1 3 2 3 2 4 1 3 1 4 2 4 1 4 1 4 1 4 1 5 1h5l4 1h5l5 1h5v-160l-9 1-9 1-9 1-8 2-8 3-7 2-7 3-6 3-6 4-5 4-5 4-4 5-3 4-4 6-2 5-3 6-2 6-1 6v7z">
          <text:p/>
        </draw:path>
        <draw:path draw:style-name="gr3" draw:text-style-name="P3" draw:layer="layout" svg:width="0.57cm" svg:height="0.392cm" svg:x="0.164cm" svg:y="15.302cm" svg:viewBox="0 0 571 393" svg:d="M564 103l-1 1h-2-1-1l-2 1h-1-1-2-1l-2 1h-2-1-2-2-2l-2 1h-2-2-2l-2 1h-2-2-2-2-2-2l-2 1h-2-2-2-2-2-1-2-2-2-1-2v2l8 4 7 3 7 5 6 5 6 5 6 5 5 7 4 6 5 6 3 7 4 6 2 7 3 7 2 8 2 8 2 8 1 8 1 9v9 9 7 8l-1 7-1 7-2 7-1 6-2 7-3 6-3 6-3 6-3 5-4 6-3 5-4 5-5 4-4 5-5 5-5 4-5 4-6 4-6 3-6 3-6 3-6 4-7 2-7 3-7 2-7 3-7 2-8 2-8 1-8 2-8 1-8 1-9 1-8 1h-9l-9 1h-9l-9 1-9-1h-9l-9-1h-9l-8-1-9-1-8-1-9-1-8-2-7-2-8-2-8-2-7-2-7-3-7-3-6-2-7-4-6-3-6-4-5-4-6-3-5-5-6-4-4-5-5-4-4-5-4-6-4-5-4-6-3-5-3-7-3-6-2-6-2-7-2-7-1-7-1-8-1-7-1-8v-8-4-4l1-4v-4-4l1-4v-4l1-4v-3l1-4 1-3 1-4 1-4 1-3 2-4 1-3 1-4 2-3 1-3 2-4 2-2 2-4 2-3 2-3 2-2 3-5 2-2 2-3 3-3 2-2 3-3 3-2 3-3 3-2 4-2 3-2 3-2 4-2 4-2 4-2v-1h-1-1-1-1-1-1-1-2-1-1-2-2-1-2-1-2-2-2-2-2-1l-2 1h-2-2-2-2-2-2-2-2-2-2-2-2-2-2-2-2-2-2-151v-107h474 6 6 6 5 6 5 5 5l5-1h5 4 5 4l4-1h3 4 3 3 3l3-1zM356 108h-8l-7 1h-7l-8 1h-7l-6 1-7 1-6 1-5 2-6 1-5 1-5 2-5 2-4 2-5 2-4 2-4 2-4 2-3 3-3 2-3 3-3 2-3 4-2 2-3 3-2 3-2 3-1 3-2 3-1 3-1 3-1 3-1 4-1 3-1 3v3l-1 3v3 4 3 4 4 4l1 4 1 3v4l1 3 1 4 2 3 1 3 2 3 2 3 2 3 2 3 3 3 2 2 3 3 3 2 3 2 3 3 4 2 4 2 4 2 4 2 4 1 4 2 5 1 5 2 5 1 5 1 5 1 6 1 6 1 6 1h6l7 1h6 8 7 7 27l23-3 21-4 18-6 16-7 12-10 10-11 7-12 4-14 2-16v-3l-1-4v-3-3l-1-3-1-4-1-3-1-3-1-3-1-3-2-3-1-3-2-3-2-3-3-3-2-3-3-3-2-4-3-2-3-3-4-2-3-2-4-3-4-2-4-2-5-2-5-2-4-1-5-2-6-2-6-1-6-1-6-2-6-1-7-1h-7l-7-1h-8l-7-1z">
          <text:p/>
        </draw:path>
        <draw:polygon draw:style-name="gr3" draw:text-style-name="P3" draw:layer="layout" svg:width="0.425cm" svg:height="0.372cm" svg:x="0.309cm" svg:y="14.636cm" svg:viewBox="0 0 426 373" draw:points="298,0 304,0 310,0 315,1 321,2 326,3 332,4 337,6 342,8 347,10 352,12 357,15 361,18 366,21 370,24 374,27 378,31 382,35 385,39 389,43 392,48 395,53 398,59 401,64 404,69 407,75 409,81 412,87 414,93 416,100 418,106 419,113 421,120 422,128 423,135 424,143 425,151 426,159 426,167 426,176 426,184 426,192 426,200 426,207 425,214 425,221 424,228 424,235 423,242 422,248 421,255 419,261 418,267 416,273 415,279 413,284 411,290 409,295 407,300 404,305 402,310 400,315 396,319 394,323 390,328 387,331 383,335 380,339 376,343 372,346 368,349 364,353 359,355 355,358 350,361 345,363 340,366 334,368 327,370 322,372 315,373 302,280 305,279 308,278 311,277 314,275 317,274 320,273 322,271 324,270 327,269 330,267 332,265 334,264 336,262 338,260 340,258 341,256 342,254 344,252 345,250 346,247 347,245 348,243 349,240 350,238 351,235 352,232 353,229 353,226 354,223 354,220 354,217 355,214 355,210 355,207 355,203 355,200 356,196 356,192 356,188 356,184 356,180 356,177 356,173 355,170 355,167 355,163 355,160 355,157 354,154 354,150 353,147 353,144 352,141 352,138 351,136 350,133 349,130 349,128 348,125 347,123 346,121 344,119 343,117 342,114 341,113 339,111 337,109 336,108 334,106 332,105 330,104 327,102 325,102 323,101 321,100 318,100 316,99 313,99 311,99 308,99 305,99 302,99 299,99 296,100 294,101 291,102 289,103 287,105 285,106 283,108 281,110 279,112 278,114 276,116 274,119 273,122 272,124 270,127 269,130 268,134 267,137 265,140 264,143 263,147 262,151 261,155 260,159 259,163 258,167 257,171 257,176 256,180 255,184 254,189 252,194 251,198 250,203 249,208 248,213 247,218 246,223 245,228 244,233 242,238 241,243 239,248 238,253 237,258 235,263 233,268 232,273 230,278 228,283 226,287 224,292 222,297 220,301 217,305 215,309 212,313 209,317 206,321 203,324 200,328 196,331 193,334 189,337 185,340 182,342 177,345 173,347 169,349 164,351 159,353 154,354 148,355 142,356 136,356 130,357 124,357 118,357 113,356 107,356 102,355 97,354 91,353 86,352 81,350 77,348 72,346 68,343 63,341 59,338 55,335 51,331 47,328 43,324 40,321 36,317 33,312 30,308 27,303 24,298 21,293 19,288 16,282 14,276 12,270 10,264 8,258 7,251 5,245 4,238 3,231 2,223 1,215 1,208 0,200 0,192 0,183 0,177 0,170 0,164 1,158 1,151 2,145 3,139 4,133 5,127 6,121 8,116 9,110 10,105 12,99 14,94 16,89 19,84 21,79 23,74 26,70 29,65 32,61 34,56 38,52 41,48 45,44 48,40 52,37 56,34 60,31 64,28 69,25 73,22 78,20 83,18 88,15 93,14 99,12 105,10 110,9 120,105 117,105 115,106 112,106 109,107 107,108 104,109 102,110 100,111 98,113 96,114 94,116 92,117 91,118 89,120 87,122 86,123 84,125 83,127 82,129 80,131 79,133 78,135 77,137 76,140 76,142 75,144 74,147 74,149 73,152 73,154 73,157 72,160 72,162 72,165 71,168 71,171 71,174 71,177 71,180 71,183 71,191 71,198 72,204 72,211 73,216 74,222 75,227 77,232 79,236 80,240 82,244 85,247 87,250 90,252 93,255 97,256 100,257 104,258 108,259 113,259 116,259 118,259 121,258 123,258 125,257 128,256 130,256 131,254 133,253 135,252 137,250 138,248 140,246 141,244 143,242 144,240 146,238 147,235 148,232 149,229 150,227 151,224 152,221 153,217 154,214 155,210 156,207 157,203 158,200 159,196 159,192 160,188 161,184 162,180 163,175 164,171 165,167 166,162 167,158 168,153 169,147 171,142 172,136 173,130 175,125 176,119 178,114 179,108 181,103 182,97 184,92 186,87 188,81 190,76 192,71 194,67 197,62 199,56 202,52 205,48 208,43 211,39 214,35 217,32 221,28 225,25 228,21 233,19 237,16 241,13 246,10 251,8 256,6 261,4 267,3 272,2 279,1 285,0 291,0">
          <text:p/>
        </draw:polygon>
        <draw:path draw:style-name="gr3" draw:text-style-name="P3" draw:layer="layout" svg:width="0.579cm" svg:height="0.39cm" svg:x="0.309cm" svg:y="14.182cm" svg:viewBox="0 0 580 391" svg:d="M213 391h-9-9l-9-1h-9l-8-1-9-1-8-2-9-1-8-2-7-1-8-2-8-3-7-2-7-3-7-2-7-3-6-3-6-4-6-4-6-3-5-4-6-5-5-4-5-5-4-4-4-6-5-5-4-5-3-6-3-5-3-6-3-7-2-6-2-7-2-7-2-7-1-8-1-7v-8-8-8l1-8v-8l2-8 1-7 2-7 2-7 3-7 3-7 3-6 4-7 4-6 5-6 4-5 6-5 6-5 6-5 7-4 7-4 8-4h-2-2-1-2-2l-2-1h-2-1-3-1-2-3-2-2-2l-2-1h-2-2-2-1-3l-1-1h-2-2-2-2l-1-1h-2-1-2-2-1l-1-1h-1-1-2-1l-1-1v-103h2 4 3 3l4 1h4 4 5 4 5 5l5 1h5 6 5 6 6 6 6 6 478v107h-172-2-2-2-2-2l-2-1h-2-3-2-1-3-2-1-3-1-2-2-2-2-1l-3-1h-1-2-2-2-2-2-2-2-2v1l8 4 8 4 6 4 7 5 6 5 5 6 6 5 4 7 5 6 4 7 3 7 3 7 3 8 2 7 2 8 2 8 1 9 1 8v9 9 8 7l-1 8-1 7-2 6-1 7-2 7-3 6-3 5-3 6-3 6-4 5-3 5-4 5-5 5-4 5-5 4-5 4-5 4-6 4-6 4-6 3-6 3-6 3-7 3-7 3-7 2-7 2-7 2-8 2-8 2-8 1-8 2-8 1-9 1-8 1h-9l-9 1h-9zM211 108h-8-8l-7 1h-7l-8 1-6 1-6 1-7 1-5 1-6 2-5 1-5 2-5 1-4 2-5 2-3 2-4 3-4 2-3 2-4 2-3 3-3 2-2 3-3 3-2 2-2 3-2 3-2 3-1 3-2 3-1 3-1 4-1 3-1 3v3l-1 3v3l-1 4v3 3 4 4l1 4v3l1 4 1 4 1 3 1 4 1 3 2 3 1 3 3 3 1 3 3 3 2 3 3 2 3 3 2 2 4 3 3 2 3 2 4 2 4 2 4 1 4 2 5 2 4 1 5 2 5 1 5 1 6 1 5 1 6 1 6 1 7 1h6l7 1h7 7 7l27-1 23-2 21-4 18-6 16-8 12-9 10-11 7-13 4-15 2-15v-4l-1-3v-3-3l-1-3-1-3-1-4-1-3-1-3-1-3-2-3-1-3-2-3-2-3-3-3-2-3-3-3-2-2-3-3-3-2-4-3-3-2-4-2-4-3-4-2-5-1-5-3-4-1-5-2-6-1-6-2-5-1-7-1-6-1-7-1-6-1h-8l-7-1h-8z">
          <text:p/>
        </draw:path>
        <draw:polygon draw:style-name="gr3" draw:text-style-name="P3" draw:layer="layout" svg:width="0.417cm" svg:height="0.375cm" svg:x="0.317cm" svg:y="13.707cm" svg:viewBox="0 0 418 376" draw:points="0,268 230,268 235,268 239,268 244,268 248,267 253,267 257,267 261,266 266,266 270,265 274,264 278,264 282,263 285,262 289,261 292,259 295,258 299,257 302,255 305,254 308,252 311,250 314,248 317,246 319,244 321,242 323,240 326,237 327,235 329,232 331,230 332,227 334,224 335,221 336,217 337,214 338,211 338,207 339,203 339,199 339,195 339,192 338,188 338,184 338,181 337,177 336,174 335,170 333,167 332,164 330,161 329,157 327,155 324,151 322,149 320,146 317,143 315,140 312,138 308,136 305,133 302,131 298,129 295,127 291,125 288,123 284,122 280,120 276,119 272,117 268,116 263,115 259,114 254,113 249,112 244,111 240,110 235,110 230,110 225,109 219,109 0,109 0,3 319,3 322,3 324,3 327,3 329,3 332,3 335,3 338,3 341,3 344,3 346,3 349,3 352,3 354,3 357,3 360,3 363,3 365,3 368,3 371,2 373,2 376,2 378,2 381,2 383,2 385,1 387,1 390,1 392,1 394,1 396,1 398,1 400,1 401,1 403,0 405,0 406,0 407,0 408,0 410,0 411,0 411,102 410,102 409,102 407,102 406,102 405,102 404,102 402,102 400,103 398,103 396,103 394,103 392,103 390,103 388,104 386,104 383,104 381,104 379,104 376,104 374,104 371,104 369,105 367,105 364,105 362,105 359,105 357,105 354,106 352,106 350,106 347,106 345,106 343,106 341,106 339,106 336,106 335,106 333,106 331,106 329,106 329,108 338,112 347,117 355,122 363,127 370,132 376,138 382,143 388,149 393,156 397,162 401,169 405,176 408,183 411,190 413,198 415,206 417,214 418,222 418,231 418,240 418,247 418,254 417,261 417,267 415,274 414,280 412,286 411,291 408,297 406,302 404,307 401,312 398,317 395,322 392,327 388,331 385,335 381,339 377,342 373,345 369,349 364,351 360,354 355,357 350,359 345,361 340,363 334,365 329,367 323,369 317,370 311,371 304,372 298,373 292,374 286,375 280,375 273,375 267,376 260,376 0,376">
          <text:p/>
        </draw:polygon>
        <draw:path draw:style-name="gr3" draw:text-style-name="P3" draw:layer="layout" svg:width="0.425cm" svg:height="0.414cm" svg:x="0.309cm" svg:y="13.219cm" svg:viewBox="0 0 426 415" svg:d="M426 289v6 5 6l-1 6-1 5v5l-2 5-1 5-1 5-2 5-1 5-2 4-2 4-3 4-2 4-2 4-3 4-2 3-4 4-2 3-4 4-3 2-4 3-4 3-3 3-4 2-4 2-4 3-5 1-5 2-4 2-5 1-5 2-5 1-5 1-7 1h-5l-5 1h-6-6-7-7l-7-1-6-1-7-1-6-2-5-1-6-2-5-2-5-2-5-3-5-3-4-3-5-3-4-4-4-3-4-4-3-4-3-4-3-4-4-5-2-4-3-5-2-5-3-5-2-6-2-5-2-6-1-5-2-6-1-6-1-6-1-6-2-6v-7l-1-6v-6l-1-7v-6-7l-2-89h-21-4-4-4l-5 1h-3-4l-3 1-4 1h-3l-3 1-3 1-3 1-2 1-3 1-2 1-3 1-2 1-2 2-3 1-1 1-2 2-2 2-2 1-1 2-1 2-2 2-1 2-1 2-1 2-1 2v3l-1 2-1 3-1 3v2 3l-1 2v3 3 3 2 3 3 2l1 3v2 2l1 2v2l1 3v2l1 2 1 1 1 3v1l1 2 1 2 2 1 1 2 1 1 1 2 2 1 2 2 1 1 2 1 2 2 2 1 2 1 2 1 2 1 2 1 3 1 2 1h3l3 1h3l2 1h4l3 1h3l-5 112-6-1-5-2-5-1-5-1-5-2-5-2-4-2-5-2-5-2-4-2-5-3-4-3-4-2-4-3-4-4-4-3-3-3-4-4-3-4-4-4-3-5-3-5-3-4-3-6-2-4-2-6-3-5-2-6-2-6-2-6-1-7-2-6-2-7-1-7-1-7v-8l-1-7v-8l-1-8v-9-7l1-8v-8l1-7v-7l1-7 2-6 1-7 2-6 2-6 2-6 2-6 2-5 3-5 2-6 3-5 3-5 4-4 3-4 4-5 4-4 4-4 4-3 4-4 5-3 4-3 5-3 5-3 6-2 5-3 5-2 6-2 6-1 6-1 6-2 7-1 7-1h6 7l7-1h150 2 3 3 3 2 3 2 3 2l2-1h2 3l3-1h2l2-1h2l1-1h2l2-1 2-1h1l2-1 1-1 1-1 1-1 1-1 2-1 1-1v-2l1-1 1-1 1-2v-1l1-2v-2l1-1v-2-2-2-2-3-2-3-2-2l-1-3v-2-2l-1-2v-3h57l1 2v2l1 2v2l1 1v2 1l1 2v2l1 1v2 1l1 2v1 2l1 1v2 1 2l1 1v2 1 2 2l1 1v2 2 1 2 2l1 1v2 2 2 2 2 2 2 2 2 8l-1 8-1 6-1 7-2 7-2 5-2 5-3 5-4 5-3 4-4 3-5 4-5 3-5 3-6 2-6 2-6 2-7 2-7 1-7 1v2l7 4 7 5 7 5 6 5 7 5 5 6 6 6 5 6 5 6 4 8 4 6 4 7 3 7 3 8 2 8 2 8 2 9 1 8v9zM228 164v56l1 3v3 3l1 4v3 3l1 3v4 3l1 3v3l1 3v3l1 3 1 2 1 3 1 3 1 2 1 3 1 2 2 2 1 2 2 2 1 2 2 2 2 2 2 2 3 1 2 2 2 1 3 2 3 1 3 1h3l3 1 4 1h3l4 1h4 4 6l6-1h5l5-1 4-1 4-2 4-2 5-2 3-2 3-2 3-3 2-3 2-3 2-4 2-3 1-4 1-4 1-4v-4-4-4-4l-1-4v-4l-1-4-1-3-1-4-1-4-2-3-2-4-1-3-2-3-2-3-2-3-3-4-2-3-3-2-3-3-3-2-2-2-3-3-3-2-3-2-3-2-4-2-3-2-4-1-3-2-4-1-3-2-4-1-4-1-4-1-3-1h-4l-4-1h-4l-4-1h-4-3z">
          <text:p/>
        </draw:path>
        <draw:polygon draw:style-name="gr3" draw:text-style-name="P3" draw:layer="layout" svg:width="0.418cm" svg:height="0.239cm" svg:x="0.309cm" svg:y="12.934cm" svg:viewBox="0 0 419 240" draw:points="419,237 104,237 101,237 99,237 96,237 93,237 90,237 87,237 85,237 82,237 79,237 76,237 73,237 70,237 67,237 64,237 62,237 59,237 56,238 53,238 51,238 48,238 45,238 43,238 40,238 38,239 35,239 33,239 30,239 28,239 26,239 24,239 21,239 20,239 18,239 16,239 14,239 13,240 11,240 10,240 9,240 8,240 8,138 9,138 10,138 11,138 13,138 14,138 16,138 18,137 19,137 21,137 24,137 26,137 28,137 31,137 33,136 35,136 38,136 40,136 43,136 45,136 48,136 51,135 53,135 56,135 58,135 61,135 64,134 67,134 69,134 72,134 74,134 77,134 79,134 82,134 84,134 86,134 88,134 90,133 92,133 94,133 95,133 95,132 91,130 87,129 82,127 78,126 74,124 70,122 66,121 63,119 59,118 56,116 52,114 49,113 45,111 42,109 39,107 36,106 33,104 31,102 28,100 26,97 23,95 21,93 19,89 16,87 15,84 13,82 11,79 9,76 8,73 7,70 5,67 4,64 3,60 2,57 1,53 1,49 0,46 0,41 0,37 0,33 0,31 0,29 0,27 0,25 0,23 1,22 1,20 1,18 1,16 2,14 2,12 2,11 3,9 3,8 3,6 4,4 4,3 4,2 5,1 6,0 94,0 94,2 94,4 93,6 93,8 92,10 92,12 92,14 91,16 91,18 91,21 90,23 90,25 90,27 89,29 89,32 89,34 89,37 89,40 89,42 89,45 89,53 90,60 92,67 94,74 97,81 100,87 105,94 110,99 115,104 121,108 128,113 135,116 143,120 152,122 161,125 171,127 181,128 193,130 204,130 216,131 419,131">
          <text:p/>
        </draw:polygon>
        <draw:path draw:style-name="gr3" draw:text-style-name="P3" draw:layer="layout" svg:width="0.425cm" svg:height="0.375cm" svg:x="0.309cm" svg:y="12.517cm" svg:viewBox="0 0 426 376" svg:d="M426 184v9 8l-1 9-1 8-1 8-1 8-2 8-2 7-2 8-3 7-2 7-3 7-4 6-3 6-4 7-4 6-5 5-4 6-5 5-5 5-6 5-6 5-6 4-6 4-7 4-6 4-9 4-7 3-7 3-8 2-9 3-8 2-9 2-9 2-9 2-10 1-10 1h-10l-11 1h-10-12l-11-1-11-1-10-1-10-1-10-2-9-2-9-2-9-3-8-3-8-3-7-3-8-4-7-4-6-4-7-5-6-4-5-5-6-5-5-5-5-6-4-5-5-6-3-6-4-6-4-6-3-7-3-6-2-7-3-7-2-7-2-7-1-7-2-7-1-8-1-7-1-8v-7l-1-8v-8-9l1-9 1-9 1-9 1-8 2-8 2-8 3-8 3-7 3-7 4-7 4-7 3-6 5-6 4-6 5-5 5-5 5-5 6-5 6-5 6-4 7-4 6-4 8-3 7-4 7-3 7-3 9-2 8-3 8-3 9-2 8-2 9-1 9-1 9-1 10-1 9-1 10-1h10 10 3v264h5 5 5l5-1h5l5-1h5l4-1 5-1 4-1 5-1 4-1 4-1 4-1 4-2 4-1 3-2 4-2 3-1 4-2 3-3 3-2 4-2 2-3 3-2 2-3 3-3 2-3 2-3 2-3 2-3 1-4 1-3 2-4 1-4 1-4v-4l1-4v-5-4-6-5l-1-5-1-5-1-5-1-4-2-5-1-4-2-3-3-4-2-3-3-4-3-3-4-3-4-2-4-3-4-2-4-2-5-2-5-2 9-101 3 2 4 1 3 2 4 2 5 2 4 2 4 2 3 3 4 2 4 3 4 2 4 2 4 3 3 3 4 4 3 3 4 3 4 4 3 4 4 4 3 4 3 4 3 5 3 5 2 5 3 5 3 5 2 6 3 6 2 6 2 6 2 7 1 7 1 7 2 7 1 7v8l1 8v8zM67 184v3l1 4v3 3l1 3v3l1 3 1 3 1 3 1 3 1 2 1 3 2 3 1 2 2 3 2 2 2 3 2 2 2 2 2 2 3 2 2 2 3 2 3 2 3 2 3 1 3 2 4 1 3 2 4 1 4 1 4 1 4 1 4 1 5 1 5 1h4l5 1h5 5v-159l-9 1-9 1-9 1-8 2-8 3-7 2-7 3-6 3-6 4-5 4-5 4-4 5-3 5-4 5-2 5-3 6-2 6-1 6v7z">
          <text:p/>
        </draw:path>
        <draw:polygon draw:style-name="gr3" draw:text-style-name="P3" draw:layer="layout" svg:width="0.418cm" svg:height="0.24cm" svg:x="0.309cm" svg:y="11.984cm" svg:viewBox="0 0 419 241" draw:points="419,238 104,238 101,238 99,238 96,238 93,238 90,238 87,238 85,238 82,238 79,238 76,238 73,238 70,238 67,238 64,238 62,238 59,238 56,238 53,238 51,238 48,239 45,239 43,239 40,239 38,239 35,239 33,239 30,239 28,239 26,240 24,240 21,240 20,240 18,240 16,240 14,240 13,240 11,240 10,240 9,241 8,241 8,139 9,139 10,139 11,139 13,139 14,138 16,138 18,138 19,138 21,138 24,138 26,138 28,137 31,137 33,137 35,137 38,137 40,137 43,137 45,136 48,136 51,136 53,136 56,135 58,135 61,135 64,135 67,135 69,135 72,135 74,135 77,135 79,135 82,134 84,134 86,134 88,134 90,134 92,134 94,134 95,134 95,133 91,131 87,129 82,128 78,126 74,125 70,123 66,121 63,120 59,118 56,117 52,115 49,114 45,112 42,110 39,108 36,106 33,104 31,102 28,100 26,98 23,96 21,93 19,91 16,89 15,85 13,83 11,80 9,77 8,74 7,71 5,68 4,65 3,61 2,58 1,54 1,50 0,46 0,42 0,38 0,34 0,31 0,30 0,28 0,26 0,24 1,22 1,21 1,18 1,17 2,15 2,13 2,11 3,10 3,8 3,6 4,5 4,4 4,3 5,1 6,0 94,0 94,3 94,5 93,7 93,9 92,11 92,13 92,15 91,17 91,19 91,21 90,23 90,25 90,28 89,30 89,33 89,35 89,38 89,40 89,43 89,46 89,54 90,61 92,68 94,75 97,82 100,89 105,94 110,99 115,104 121,109 128,113 135,117 143,120 152,123 161,126 171,128 181,129 193,130 204,131 216,131 419,131">
          <text:p/>
        </draw:polygon>
        <draw:path draw:style-name="gr3" draw:text-style-name="P3" draw:layer="layout" svg:width="0.425cm" svg:height="0.413cm" svg:x="0.309cm" svg:y="11.529cm" svg:viewBox="0 0 426 414" svg:d="M212 0h10l9 1h9l9 1 8 1 9 2 8 2 8 1 9 3 7 2 8 3 8 3 7 3 7 4 8 4 6 3 7 5 6 4 6 5 6 5 5 6 6 5 5 6 4 6 5 7 4 6 4 7 4 7 4 8 3 7 3 9 2 8 3 8 2 9 1 9 2 9 1 9 1 10v10 10 10 10l-1 9-1 11-2 8-1 9-2 9-3 8-2 8-3 8-3 7-4 7-4 8-4 7-4 6-4 6-5 6-5 6-5 6-6 5-6 5-6 5-6 4-6 5-7 4-6 4-8 3-8 3-7 4-8 2-8 3-8 2-8 2-9 2-8 1-9 1-9 1-9 1h-9-10-9-9l-9-1-8-1-9-1-8-1-8-2-9-2-7-2-8-2-8-3-7-3-8-3-7-3-6-4-7-4-6-4-7-5-6-5-5-5-6-5-5-6-6-5-4-6-5-7-4-6-4-7-4-7-4-8-3-8-3-7-3-8-2-9-2-9-2-9-1-9-1-11-1-10-1-9v-11-11l1-10 1-10 1-11 1-9 2-9 2-9 2-9 3-8 3-8 3-8 4-7 4-7 4-7 4-6 5-7 4-6 6-5 5-6 6-5 5-5 6-4 6-5 7-4 6-4 7-3 7-3 7-3 8-3 8-2 7-2 8-3 8-1 9-2 8-1 9-1 8-1 9-1h9zM212 111l-14 1-13 1-13 1-12 1-11 2-10 3-9 3-9 4-8 4-7 4-6 5-6 6-5 6-4 6-4 7-2 7-3 7-1 8-1 9-1 9 1 9 1 9 1 8 3 8 3 8 3 7 4 7 6 6 5 5 7 6 7 5 8 4 8 3 10 4 10 2 11 3 11 1 13 2h13l14 1h8l7-1h6 7l6-1 7-1 6-1 5-1 6-1 6-1 5-1 5-2 5-1 5-2 4-2 4-2 4-2 4-2 4-2 3-3 4-2 3-3 4-3 2-2 3-3 2-3 3-3 2-3 2-4 2-3 1-3 1-5 2-3 1-4 1-4v-4l1-3v-4l1-4v-4-5l-1-5v-4l-1-4v-5l-1-4-1-4-2-4-1-4-1-3-2-4-2-3-2-4-3-3-2-3-3-3-2-3-4-3-3-3-4-2-3-3-4-2-4-2-4-2-4-2-4-2-5-2-5-1-5-2-5-1-6-1-6-1-5-1-6-1-7-1h-6l-7-1h-6l-7-1z">
          <text:p/>
        </draw:path>
        <draw:path draw:style-name="gr3" draw:text-style-name="P3" draw:layer="layout" svg:width="0.425cm" svg:height="0.413cm" svg:x="0.309cm" svg:y="11.055cm" svg:viewBox="0 0 426 414" svg:d="M212 0h10l9 1h9l9 1 8 1 9 2 8 2 8 1 9 3 7 2 8 3 8 3 7 3 7 4 8 3 6 4 7 5 6 4 6 5 6 5 5 6 6 5 5 6 4 6 5 7 4 6 4 7 4 7 4 8 3 7 3 8 2 9 3 8 2 9 1 9 2 9 1 9 1 10v10 10 10 10l-1 9-1 9-2 10-1 8-2 9-3 8-2 8-3 8-3 8-4 7-4 7-4 7-4 7-4 6-5 6-5 6-5 6-6 5-6 5-6 5-6 5-6 4-7 4-6 4-8 3-8 3-7 3-8 3-8 3-8 2-8 2-9 2-8 1-9 1-9 1-9 1h-9-10-9-9l-9-1h-8l-9-2-8-1-8-2-9-1-7-3-8-2-8-3-7-3-8-3-7-3-6-4-7-4-6-4-7-5-6-5-5-5-6-5-5-6-6-5-4-6-5-7-4-6-4-7-4-8-4-7-3-8-3-9-3-8-2-8-2-9-2-9-1-9-1-10-1-10-1-10v-10-11l1-10 1-11 1-9 1-10 2-9 2-9 2-9 3-8 3-8 3-8 4-7 4-8 4-6 4-7 5-6 4-6 6-6 5-5 6-5 5-5 6-4 6-5 7-4 6-4 7-3 7-3 7-3 8-3 8-2 7-3 8-1 8-2 9-2 8-1 9-1 8-1h9l9-1zM212 111l-14 1h-13l-13 1-12 2-11 2-10 3-9 3-9 3-8 5-7 4-6 5-6 6-5 6-4 6-4 7-2 7-3 7-1 8-1 9-1 8 1 10 1 8 1 9 3 8 3 7 3 7 4 6 6 7 5 5 7 5 7 5 8 5 8 3 10 4 10 2 11 3 11 1 13 1 13 1h14 8 7 6l7-1h6l7-1 6-1h5l6-1 6-2 5-1 5-2 5-1 5-2 4-2 4-2 4-2 4-2 4-2 3-3 4-2 3-3 4-3 2-2 3-3 2-3 3-3 2-4 2-3 2-3 1-3 1-4 2-3 1-4 1-4v-4l1-4v-3l1-4v-5-4l-1-5v-4l-1-5v-4l-1-4-1-4-2-4-1-3-1-4-2-4-2-3-2-4-3-3-2-3-3-3-2-3-4-3-3-3-4-2-3-3-4-2-4-2-4-2-4-2-4-2-5-2-5-1-5-2-5-1-6-1-6-1-5-1-6-1-7-1-6-1h-7-6l-7-1z">
          <text:p/>
        </draw:path>
        <draw:polygon draw:style-name="gr3" draw:text-style-name="P3" draw:layer="layout" svg:width="0.514cm" svg:height="0.239cm" svg:x="0.22cm" svg:y="10.776cm" svg:viewBox="0 0 515 240" draw:points="515,89 514,100 514,108 512,117 510,125 508,132 505,139 502,146 498,152 494,157 489,163 484,168 478,172 471,176 465,179 457,182 449,184 440,186 431,187 421,188 412,188 170,188 170,240 98,240 98,183 0,150 0,82 98,82 98,4 170,4 170,82 383,82 389,82 394,81 399,81 404,80 409,79 413,78 417,76 421,75 424,73 427,70 430,68 432,65 434,63 436,59 438,56 439,52 440,48 441,44 441,40 441,35 441,33 441,32 441,29 441,28 441,26 441,24 440,22 440,21 440,19 439,17 439,16 439,14 438,13 438,11 438,9 437,7 437,5 437,4 436,2 436,0 502,0 503,4 504,8 505,12 506,16 507,20 508,24 509,28 510,33 510,37 511,41 512,46 513,50 513,55 513,59 514,64 514,69 514,74 514,79 515,84">
          <text:p/>
        </draw:polygon>
        <draw:path draw:style-name="gr3" draw:text-style-name="P3" draw:layer="layout" svg:width="0.425cm" svg:height="0.413cm" svg:x="0.309cm" svg:y="10.107cm" svg:viewBox="0 0 426 414" svg:d="M212 0h10 9l9 1 9 1 8 1 9 2 8 1 8 2 9 3 7 3 8 3 8 3 7 3 7 3 8 4 6 4 7 5 6 4 6 5 6 5 5 5 6 6 5 6 4 6 5 6 4 7 4 7 4 7 4 8 3 7 3 8 2 8 3 9 2 9 1 8 2 10 1 9 1 10v10 10 10 10l-1 9-1 9-2 9-1 9-2 9-3 8-2 8-3 8-3 7-4 7-4 7-4 7-4 7-4 6-5 6-5 6-5 6-6 5-6 5-6 5-6 4-6 5-7 3-6 4-8 4-8 3-7 3-8 3-8 2-8 3-8 2-9 1-8 2-9 1-9 1-9 1h-9-10-9-9l-9-1-8-1-9-1-8-1-8-2-9-2-7-2-8-2-8-3-7-3-8-3-7-4-6-4-7-3-6-5-7-4-6-5-5-5-6-5-5-6-6-6-4-6-5-6-4-7-4-6-4-8-4-7-3-8-3-8-3-8-2-8-2-9-2-9-1-9-1-10-1-10-1-10v-10-11l1-11 1-10 1-10 1-9 2-10 2-9 2-8 3-8 3-9 3-7 4-7 4-7 4-8 4-6 5-6 4-6 6-6 5-5 6-5 5-5 6-5 6-4 7-4 6-4 7-3 7-3 7-3 8-3 8-2 7-4 8-2 8-1 9-2 8-1 9-1 8-1 9-1h9zM212 112h-14l-13 1-13 1-12 2-11 2-10 3-9 3-9 4-8 3-7 5-6 5-6 6-5 5-4 7-4 6-2 7-3 8-1 8-1 8-1 10 1 9 1 8 1 9 3 7 3 8 3 7 4 7 6 6 5 5 7 6 7 4 8 4 8 4 10 3 10 3 11 2 11 2 13 2h13l14 1 8-1h7 6 7l6-1 7-1 6-1 5-1 6-1 6-1 5-2 5-1 5-2 5-1 4-2 4-2 4-2 4-2 4-3 3-2 4-2 3-3 4-3 2-2 3-3 2-3 3-3 2-3 2-4 2-3 1-4 1-3 2-4 1-3 1-4v-4l1-4v-4l1-4v-4-4l-1-5v-4l-1-5v-4l-1-4-1-4-2-4-1-4-1-3-2-4-2-4-2-3-3-3-2-3-3-4-2-2-4-3-3-3-4-3-3-2-4-2-4-2-4-2-4-2-4-2-5-2-5-1-5-2-5-1-6-2-6-1-5-1h-6l-7-1-6-1h-7l-6-1h-7z">
          <text:p/>
        </draw:path>
        <draw:polygon draw:style-name="gr3" draw:text-style-name="P3" draw:layer="layout" svg:width="0.563cm" svg:height="0.246cm" svg:x="0.164cm" svg:y="9.817cm" svg:viewBox="0 0 564 247" draw:points="226,80 564,80 564,187 226,187 226,247 154,247 154,187 110,187 105,187 101,187 96,187 92,187 87,186 83,185 79,184 75,184 71,183 67,182 63,181 59,179 55,177 51,176 48,174 44,172 41,170 38,167 35,165 32,162 29,159 26,157 24,153 21,150 19,145 16,141 14,138 12,133 10,129 9,124 7,120 6,115 4,110 3,104 2,99 2,93 1,87 1,80 1,74 0,67 0,63 1,60 1,56 1,53 1,49 1,45 1,42 2,38 2,35 2,31 3,28 3,24 3,21 4,18 4,14 5,11 5,8 6,5 6,2 7,0 75,0 75,1 74,2 74,4 74,5 74,7 74,8 73,10 73,12 73,13 73,15 73,17 72,18 72,20 72,21 72,23 72,25 72,26 72,27 72,29 72,31 72,33 72,36 72,39 72,42 72,44 73,47 73,49 74,51 74,53 75,55 75,57 76,59 77,61 78,62 79,64 79,65 80,67 81,68 82,69 84,71 85,72 86,72 88,73 89,74 91,75 92,76 94,76 95,77 97,78 99,78 101,78 103,79 105,79 107,79 109,80 111,80 113,80 116,80 119,80 122,80 154,80 154,0 226,0">
          <text:p/>
        </draw:polygon>
        <draw:path draw:style-name="gr3" draw:text-style-name="P3" draw:layer="layout" svg:width="0.57cm" svg:height="0.391cm" svg:x="0.164cm" svg:y="9.16cm" svg:viewBox="0 0 571 392" svg:d="M357 0h9 10l9 1h9l8 2 8 1 9 1 8 1 8 2 8 2 8 1 7 2 8 3 7 2 7 3 6 3 7 3 6 5 6 3 6 4 6 4 5 4 5 5 5 4 4 5 5 5 4 5 3 6 4 6 3 5 3 6 3 7 3 6 2 7 1 7 2 7 1 7 1 8v7 8 4 4 3 4l-1 4v3 4l-1 3-1 4-1 4v3l-1 4-1 4-1 3-1 3-2 4-1 3-2 4-1 3-2 3-2 4-2 3-2 3-2 3-2 3-2 3-3 3-2 3-3 2-3 3-3 3-2 3-4 2-3 3-3 2-4 2-3 3-4 2-4 2-4 2h1l2 1h2 2 1 2 2 2 2 2 2 2 2l2 1h2 2 2 2 2 2 2l2 1h2 1 2 2 1l2 1h2 1l2 1h1 1 2 1 1l2 1h1v103h-3-3-3l-4-1h-3-4-4-5-4l-5-1h-5-5-5l-6-1h-5-6-6-6-6-6-470v-106h158 3 2 3 2 2 3 2 2 3 2 2 2 3 2 2 2 2 3 1 2l3 1h2 2 2 2 2 3 2 2 2v-1l-8-4-8-5-7-4-7-5-6-5-6-6-6-5-4-6-5-7-4-6-3-7-3-7-3-7-2-8-2-8-2-8-1-8-1-8-1-9v-8-8l1-8 1-7 1-7 1-7 2-7 2-6 2-6 3-6 3-6 3-6 4-5 4-5 4-5 4-5 4-5 5-4 5-4 6-4 5-4 6-3 6-4 6-4 6-3 7-3 7-3 6-2 8-2 7-2 8-2 8-2 7-1 9-2 8-1 8-1 9-1h8l9-1h9zM357 112h-13l-13 1-12 1-12 1-10 2-10 3-10 2-8 3-8 4-7 4-7 4-6 5-4 5-5 5-4 7-3 6-2 7-2 8-1 8v8 3 4l1 3v3l1 3v3l1 3 1 4 1 3 1 3 2 3 1 3 2 3 2 3 2 3 3 3 2 3 3 3 3 2 3 2 3 3 4 2 4 3 4 2 4 2 5 2 4 2 5 1 5 2 5 2 6 1 6 1 6 1 6 2h7l7 1 7 1h8 8 8 7 8 8l7-1 6-1h7l6-2 6-1 6-1 5-1 6-2 5-2 4-1 5-2 4-2 4-2 4-2 4-3 4-2 3-2 3-3 3-2 3-3 2-2 2-3 3-3 1-3 2-3 2-3 1-3 1-3 1-3 1-4 1-3 1-3 1-3v-4-3l1-3v-3l-1-8-1-8-2-7-2-7-3-6-3-6-5-6-5-5-5-5-7-5-7-4-8-4-8-3-10-3-11-3-11-1-12-2-13-1h-13z">
          <text:p/>
        </draw:path>
        <draw:path draw:style-name="gr3" draw:text-style-name="P3" draw:layer="layout" svg:width="0.563cm" svg:height="0.107cm" svg:x="0.164cm" svg:y="8.967cm" svg:viewBox="0 0 564 108" svg:d="M79 108h-79v-108h79zM564 108h-410v-108h410z">
          <text:p/>
        </draw:path>
        <draw:path draw:style-name="gr3" draw:text-style-name="P3" draw:layer="layout" svg:width="0.425cm" svg:height="0.413cm" svg:x="0.309cm" svg:y="8.469cm" svg:viewBox="0 0 426 414" svg:d="M212 0h10 9l9 1 9 1 8 1 9 2 8 1 8 2 9 3 7 2 8 3 8 3 7 3 7 4 8 3 6 5 7 4 6 4 6 5 6 5 5 5 6 6 5 6 4 6 5 6 4 7 4 7 4 7 4 8 3 7 3 8 2 9 3 8 2 9 1 9 2 9 1 9 1 10v10 10 10 10l-1 9-1 10-2 8-1 9-2 9-3 8-2 8-3 8-3 7-4 7-4 8-4 6-4 7-4 6-5 6-5 6-5 6-6 5-6 5-6 5-6 4-6 5-7 4-6 3-8 4-8 3-7 3-8 3-8 3-8 2-8 2-9 2-8 1-9 2-9 1-9 1h-9-10-9-9l-9-1-8-1-9-2-8-1-8-2-9-2-7-2-8-2-8-3-7-3-8-3-7-4-6-3-7-4-6-5-7-4-6-5-5-5-6-5-5-6-6-5-4-7-5-6-4-6-4-7-4-7-4-8-3-8-3-7-3-9-2-8-2-9-2-9-1-9-1-10-1-10-1-10v-10-11l1-11 1-10 1-10 1-9 2-9 2-9 2-9 3-8 3-8 3-8 4-7 4-7 4-7 4-7 5-6 4-6 6-5 5-6 6-5 5-5 6-5 6-4 7-4 6-4 7-3 7-3 7-3 8-3 8-2 7-2 8-3 8-1 9-2 8-1 9-1 8-1 9-1h9zM212 111h-14l-13 1-13 2-12 1-11 2-10 3-9 3-9 4-8 4-7 4-6 5-6 6-5 5-4 7-4 6-2 8-3 7-1 8-1 9-1 9 1 9 1 9 1 8 3 7 3 8 3 7 4 7 6 6 5 5 7 6 7 4 8 4 8 4 10 3 10 3 11 3 11 1 13 2h13l14 1h8l7-1h6 7l6-1 7-1 6-1 5-1 6-1 6-1 5-1 5-2 5-1 5-2 4-2 4-2 4-2 4-2 4-2 3-3 4-2 3-3 4-3 2-2 3-3 2-3 3-3 2-3 2-4 2-3 1-4 1-3 2-4 1-3 1-4v-4l1-3v-4l1-5v-3-5l-1-5v-4l-1-4v-5l-1-4-1-4-2-4-1-4-1-3-2-4-2-3-2-4-3-3-2-3-3-3-2-3-4-3-3-3-4-2-3-3-4-2-4-2-4-2-4-2-4-2-5-2-5-1-5-2-5-1-6-2-6-1h-5l-6-1-7-1h-6l-7-1-6-1h-7z">
          <text:p/>
        </draw:path>
        <draw:polygon draw:style-name="gr3" draw:text-style-name="P3" draw:layer="layout" svg:width="0.418cm" svg:height="0.59cm" svg:x="0.309cm" svg:y="7.797cm" svg:viewBox="0 0 419 591" draw:points="419,347 188,347 183,347 178,347 174,347 169,348 165,348 161,348 157,349 152,349 148,350 144,351 140,351 136,352 133,353 129,354 125,354 122,356 119,357 116,358 113,360 110,361 107,363 105,364 102,366 100,367 97,370 95,371 93,373 91,376 89,378 88,380 86,383 85,385 83,388 82,391 82,394 81,396 80,399 80,402 80,406 80,409 80,412 80,415 81,419 81,422 82,425 83,427 84,431 85,433 87,436 88,439 90,441 92,444 94,447 96,449 99,451 101,454 104,456 107,458 110,460 113,462 116,464 119,466 123,467 126,469 130,470 134,472 137,473 142,474 146,475 150,476 154,478 159,479 164,479 168,480 173,481 178,481 183,481 188,482 193,482 198,482 419,482 419,588 99,588 97,588 94,588 91,588 89,588 86,589 83,589 80,589 78,589 75,589 72,589 69,589 67,589 64,589 61,589 58,589 56,589 53,589 51,589 48,589 46,589 43,590 40,590 38,590 36,590 33,590 31,590 29,590 27,590 25,590 23,590 21,590 19,590 17,590 15,591 14,591 13,591 11,591 10,591 9,591 8,591 8,490 9,490 10,490 11,490 12,489 14,489 15,489 17,489 19,488 20,488 22,488 25,488 27,488 28,488 31,488 33,487 35,487 37,487 40,487 42,487 44,487 47,487 49,487 52,486 54,486 57,486 59,486 62,486 64,486 66,486 69,486 71,486 73,485 76,485 78,485 80,485 82,485 84,485 86,485 87,485 89,485 89,484 80,479 72,475 63,471 56,466 49,461 42,456 36,451 31,446 26,440 21,435 17,429 13,422 10,416 7,409 5,402 3,395 2,388 1,380 0,372 0,364 0,355 1,346 2,337 3,329 6,322 8,314 11,308 15,301 19,294 23,289 28,283 33,278 38,273 44,269 51,264 58,261 65,258 73,255 81,252 89,250 89,248 84,245 79,243 75,241 70,239 66,236 62,234 58,232 54,229 50,227 47,224 43,222 40,219 37,216 34,214 31,211 29,208 26,205 24,202 22,199 20,196 18,193 15,190 14,187 12,183 10,180 9,177 8,173 6,170 5,165 4,162 3,158 3,154 2,151 1,147 1,143 1,139 0,135 0,131 0,127 0,122 0,116 0,109 1,103 2,97 3,91 4,86 6,80 8,75 9,70 12,66 14,61 17,56 20,52 23,48 26,44 30,41 33,37 37,34 41,31 45,28 50,25 54,22 59,20 63,17 68,15 73,13 79,11 84,9 89,8 95,6 101,5 107,4 113,3 119,2 125,1 131,1 138,0 144,0 151,0 158,0 419,0 419,105 188,105 183,105 178,105 174,106 169,106 165,106 161,106 157,107 152,108 148,108 144,109 140,109 136,110 133,111 129,112 125,113 122,114 119,115 116,116 113,118 110,120 107,121 105,122 102,124 100,126 97,128 95,130 93,132 91,134 89,136 88,139 86,141 85,144 83,146 82,149 82,152 81,155 80,158 80,161 80,164 80,169 80,172 80,175 80,178 81,181 82,184 83,187 84,189 85,192 86,195 88,198 90,200 92,203 93,205 95,208 98,210 100,212 103,214 105,216 108,218 111,220 114,222 117,224 121,226 124,227 128,229 131,230 135,232 139,233 143,234 147,235 151,236 155,237 160,238 164,239 169,239 173,240 178,240 183,241 188,241 193,241 419,241">
          <text:p/>
        </draw:polygon>
        <draw:path draw:style-name="gr3" draw:text-style-name="P3" draw:layer="layout" svg:width="0.425cm" svg:height="0.414cm" svg:x="0.309cm" svg:y="7.312cm" svg:viewBox="0 0 426 415" svg:d="M426 288v5 6 6l-1 5-1 6v5l-2 5-1 6-1 5-2 5-1 4-2 4-2 5-3 4-2 4-2 4-3 4-2 3-4 4-2 3-4 3-3 3-4 3-4 3-3 2-4 3-4 2-4 2-5 2-5 2-4 2-5 1-5 1-5 2-5 1h-7l-5 1h-5l-6 1h-6-7l-7-1h-7l-6-1-7-1-6-2-5-1-6-2-5-2-5-3-5-2-5-3-4-3-5-4-4-3-4-3-4-4-3-4-3-4-3-5-4-4-2-5-3-4-2-5-3-6-2-5-2-5-2-6-1-6-2-6-1-6-1-6-1-6-2-6v-7l-1-6v-6l-1-7v-7-6l-2-88h-21-4-4-4-5l-3 1h-4l-3 1h-4l-3 1-3 1-3 1-3 1h-2l-3 1-2 2-3 1-2 1-2 1-3 2-1 1-2 2-2 1-2 2-1 2-1 2-2 2-1 2-1 2-1 2-1 2v2l-1 3-1 2-1 2v3 3l-1 2v3 3 3 2 3 2 3l1 2v2 3l1 2v2l1 3v1l1 2 1 2 1 2v2l1 2 1 2 2 1 1 2 1 1 1 2 2 1 2 1 1 2 2 1 2 1 2 2 2 1 2 1 2 1 2 1h3l2 1 3 1 3 1h3l2 1h4l3 1h3l-5 112-6-1-5-1-5-1-5-2-5-1-5-2-4-2-5-2-5-2-4-3-5-2-4-3-4-3-4-3-4-3-4-3-3-4-4-4-3-4-4-4-3-4-3-5-3-5-3-5-2-6-2-5-3-6-2-5-2-6-2-7-1-6-2-6-2-7-1-7-1-8v-7l-1-8v-7l-1-9v-8-7l1-8v-7l1-7v-7l1-7 2-6 1-7 2-6 2-6 2-6 2-6 2-5 3-6 2-5 3-5 3-5 4-4 3-5 4-4 4-4 4-4 4-4 4-3 5-3 4-3 5-3 5-3 6-3 5-2 5-2 6-2 6-1 6-2 6-1 7-1 7-1h6l7-1h7 150 2 3 3 3 2 3 2l3-1h2 2 2l3-1h3 2l2-1h2l1-1 2-1h2l2-1 1-1h2l1-1 1-1 1-1 1-1 2-2 1-1v-1l1-1 1-2 1-1v-1l1-2v-2l1-2v-1-3-1-2-3-2-3-2-2l-1-3v-2-3l-1-2v-2h57l1 2v2l1 2v1l1 2v1 2l1 2v1l1 2v2 1l1 1v2 2l1 1v2 1 2l1 1v2 1 2 1l1 2v2 1 2 2 2l1 1v2 2 2 1 2 3 2 2 2 8l-1 7-1 8-1 6-2 6-2 6-2 5-3 5-4 5-3 4-4 3-5 4-5 3-5 2-6 3-6 2-6 2-7 1-7 1-7 2v2l7 4 7 5 7 4 6 6 7 5 5 6 6 5 5 6 5 7 4 6 4 7 4 7 3 7 3 8 2 8 2 8 2 9 1 8v9zM228 164v54l1 4v3 3l1 4v3 3l1 4v3 3l1 3v3l1 3v3l1 2 1 3 1 3 1 2 1 3 1 2 1 3 2 2 1 2 2 2 1 2 2 2 2 2 2 1 3 2 2 1 2 2 3 1 3 1 3 1 3 1 3 1 4 1h3l4 1h4 4 6l6-1h5l5-2 4-1 4-1 4-2 5-2 3-2 3-2 3-3 2-3 2-4 2-3 2-3 1-4 1-4 1-4v-4-4-5-4l-1-3v-4l-1-4-1-4-1-3-1-4-2-3-2-4-1-3-2-3-2-3-2-3-3-3-2-3-3-2-3-3-3-2-2-3-3-2-3-2-3-2-3-2-4-2-3-2-4-1-3-2-4-2-3-1-4-1-4-1-4-1-3-1-4-1h-4l-4-1h-4-4-3z">
          <text:p/>
        </draw:path>
        <draw:polygon draw:style-name="gr3" draw:text-style-name="P3" draw:layer="layout" svg:width="0.425cm" svg:height="0.373cm" svg:x="0.309cm" svg:y="6.917cm" svg:viewBox="0 0 426 374" draw:points="298,0 304,0 310,0 315,1 321,2 326,3 332,5 337,6 342,8 347,10 352,12 357,15 361,18 366,21 370,24 374,28 378,31 382,35 385,39 389,44 392,48 395,53 398,58 401,63 404,69 407,74 409,80 412,86 414,93 416,99 418,106 419,113 421,120 422,127 423,135 424,142 425,150 426,158 426,166 426,175 426,184 426,191 426,199 426,206 425,214 425,221 424,228 424,234 423,241 422,248 421,254 419,260 418,266 416,272 415,278 413,283 411,289 409,294 407,299 404,305 402,309 400,314 396,318 394,323 390,327 387,331 383,335 380,339 376,343 372,346 368,350 364,353 359,356 355,358 350,361 345,364 340,366 334,368 327,370 322,372 315,374 302,279 305,278 308,277 311,276 314,275 317,274 320,272 322,271 324,270 327,268 330,266 332,265 334,263 336,262 338,259 340,258 341,256 342,253 344,251 345,249 346,247 347,244 348,242 349,239 350,237 351,234 352,231 353,228 353,226 354,223 354,220 354,216 355,213 355,210 355,206 355,203 355,199 356,195 356,191 356,187 356,184 356,180 356,176 356,173 355,169 355,166 355,163 355,159 355,156 354,153 354,150 353,147 353,144 352,141 352,138 351,135 350,132 349,130 349,127 348,125 347,123 346,120 344,118 343,116 342,114 341,112 339,110 337,109 336,107 334,106 332,104 330,103 327,102 325,101 323,100 321,100 318,99 316,99 313,98 311,98 308,98 305,98 302,98 299,99 296,99 294,100 291,101 289,102 287,104 285,106 283,107 281,109 279,111 278,113 276,116 274,118 273,121 272,124 270,126 269,130 268,133 267,136 265,139 264,143 263,147 262,150 261,154 260,158 259,162 258,166 257,171 257,175 256,179 255,184 254,189 252,193 251,198 250,202 249,207 248,212 247,217 246,222 245,227 244,232 242,237 241,242 239,247 238,253 237,258 235,263 233,268 232,272 230,277 228,282 226,287 224,291 222,296 220,300 217,304 215,308 212,312 209,316 206,320 203,324 200,327 196,330 193,333 189,336 185,340 182,343 177,345 173,348 169,350 164,351 159,353 154,354 148,355 142,356 136,357 130,357 124,357 118,357 113,357 107,356 102,355 97,355 91,353 86,352 81,350 77,348 72,346 68,344 63,341 59,338 55,334 51,331 47,327 43,324 40,320 36,316 33,312 30,307 27,302 24,298 21,292 19,287 16,282 14,276 12,270 10,264 8,257 7,251 5,244 4,237 3,230 2,222 1,215 1,207 0,199 0,191 0,183 0,176 0,169 0,163 1,157 1,150 2,144 3,138 4,132 5,126 6,120 8,115 9,109 10,104 12,99 14,93 16,88 19,83 21,78 23,73 26,69 29,65 32,60 34,56 38,52 41,48 45,45 48,41 52,38 56,34 60,31 64,28 69,25 73,23 78,20 83,18 88,16 93,14 99,12 105,11 110,10 120,104 117,105 115,105 112,106 109,107 107,108 104,108 102,110 100,111 98,112 96,113 94,115 92,116 91,118 89,119 87,121 86,123 84,125 83,126 82,129 80,130 79,132 78,135 77,137 76,139 76,141 75,143 74,146 74,148 73,151 73,154 73,156 72,159 72,162 72,165 71,167 71,171 71,173 71,177 71,180 71,183 71,190 71,197 72,204 72,210 73,216 74,221 75,227 77,231 79,235 80,240 82,243 85,246 87,249 90,252 93,254 97,256 100,257 104,258 108,258 113,258 116,258 118,258 121,258 123,257 125,257 128,256 130,255 131,254 133,252 135,251 137,249 138,247 140,246 141,244 143,241 144,239 146,237 147,234 148,232 149,229 150,226 151,223 152,220 153,217 154,213 155,210 156,206 157,203 158,199 159,195 159,191 160,187 161,183 162,179 163,175 164,171 165,166 166,162 167,157 168,153 169,147 171,141 172,136 173,130 175,124 176,119 178,113 179,108 181,102 182,97 184,91 186,86 188,81 190,76 192,71 194,66 197,61 199,57 202,52 205,48 208,44 211,40 214,36 217,32 221,28 225,25 228,22 233,19 237,16 241,13 246,11 251,9 256,6 261,5 267,3 272,2 279,1 285,0 291,0">
          <text:p/>
        </draw:polygon>
        <draw:polygon draw:style-name="gr3" draw:text-style-name="P3" draw:layer="layout" svg:width="0.425cm" svg:height="0.373cm" svg:x="0.309cm" svg:y="6.485cm" svg:viewBox="0 0 426 374" draw:points="298,0 304,1 310,1 315,2 321,2 326,3 332,5 337,7 342,8 347,11 352,13 357,15 361,18 366,21 370,24 374,29 378,33 382,37 385,40 389,45 392,50 395,54 398,60 401,64 404,70 407,76 409,81 412,88 414,94 416,100 418,107 419,114 421,121 422,128 423,136 424,143 425,152 426,160 426,168 426,176 426,185 426,193 426,200 426,208 425,215 425,222 424,229 424,236 423,243 422,249 421,255 419,262 418,268 416,274 415,279 413,285 411,290 409,296 407,301 404,306 402,311 400,315 396,320 394,324 390,328 387,332 383,336 380,340 376,344 372,347 368,350 364,353 359,356 355,359 350,362 345,364 340,366 334,369 327,370 322,372 315,374 302,280 305,279 308,278 311,277 314,276 317,275 320,274 322,272 324,271 327,269 330,268 332,266 334,264 336,263 338,261 340,259 341,257 342,255 344,253 345,250 346,248 347,246 348,243 349,241 350,238 351,236 352,233 353,230 353,227 354,224 354,221 354,218 355,214 355,211 355,207 355,204 355,200 356,196 356,193 356,189 356,185 356,181 356,178 356,174 355,171 355,167 355,164 355,161 355,158 354,154 354,151 353,148 353,145 352,142 352,139 351,136 350,134 349,131 349,129 348,126 347,124 346,122 344,120 343,117 342,115 341,114 339,112 337,110 336,109 334,107 332,106 330,104 327,103 325,102 323,102 321,101 318,100 316,100 313,99 311,99 308,99 305,99 302,100 299,100 296,101 294,102 291,103 289,104 287,105 285,107 283,109 281,111 279,112 278,115 276,117 274,120 273,122 272,125 270,128 269,131 268,134 267,137 265,141 264,144 263,148 262,152 261,155 260,159 259,163 258,167 257,172 257,176 256,181 255,185 254,190 252,194 251,199 250,204 249,208 248,213 247,218 246,223 245,229 244,233 242,239 241,244 239,249 238,254 237,259 235,264 233,269 232,274 230,279 228,284 226,288 224,293 222,297 220,302 217,306 215,310 212,314 209,317 206,321 203,325 200,328 196,332 193,335 189,338 185,340 182,343 177,346 173,348 169,350 164,352 159,353 154,354 148,356 142,357 136,357 130,358 124,358 118,358 113,357 107,357 102,356 97,355 91,353 86,352 81,350 77,348 72,346 68,344 63,341 59,339 55,335 51,332 47,329 43,325 40,321 36,317 33,313 30,309 27,304 24,299 21,294 19,288 16,283 14,277 12,271 10,265 8,259 7,252 5,245 4,238 3,231 2,224 1,216 1,208 0,201 0,193 0,184 0,177 0,171 0,165 1,158 1,152 2,146 3,140 4,134 5,128 6,122 8,116 9,111 10,105 12,100 14,95 16,90 19,85 21,80 23,75 26,70 29,66 32,62 34,57 38,54 41,50 45,46 48,42 52,39 56,36 60,32 64,30 69,27 73,23 78,20 83,18 88,16 93,14 99,13 105,11 110,10 120,105 117,106 115,106 112,107 109,108 107,109 104,110 102,111 100,112 98,114 96,115 94,116 92,118 91,119 89,121 87,122 86,124 84,126 83,128 82,130 80,132 79,134 78,136 77,138 76,140 76,142 75,145 74,147 74,150 73,152 73,155 73,158 72,160 72,163 72,166 71,169 71,172 71,175 71,178 71,181 71,184 71,191 71,199 72,205 72,211 73,217 74,223 75,228 77,233 79,237 80,241 82,244 85,248 87,251 90,253 93,255 97,257 100,258 104,259 108,260 113,260 116,260 118,260 121,259 123,259 125,258 128,257 130,256 131,255 133,254 135,252 137,251 138,249 140,247 141,245 143,243 144,241 146,238 147,236 148,233 149,230 150,227 151,224 152,221 153,218 154,215 155,211 156,208 157,204 158,200 159,197 159,193 160,189 161,184 162,180 163,176 164,172 165,167 166,163 167,158 168,154 169,148 171,142 172,137 173,131 175,125 176,120 178,115 179,109 181,104 182,98 184,93 186,87 188,82 190,77 192,72 194,67 197,62 199,58 202,54 205,49 208,45 211,41 214,37 217,33 221,30 225,26 228,22 233,19 237,16 241,14 246,11 251,9 256,7 261,5 267,4 272,2 279,2 285,1 291,1">
          <text:p/>
        </draw:polygon>
        <draw:polygon draw:style-name="gr3" draw:text-style-name="P3" draw:layer="layout" svg:width="0.724cm" svg:height="0.219cm" svg:x="0.164cm" svg:y="5.98cm" svg:viewBox="0 0 725 220" draw:points="725,108 716,114 708,119 700,125 691,130 683,135 674,140 666,145 658,149 649,154 641,158 633,162 624,166 616,170 607,174 599,178 590,181 582,184 573,187 564,191 555,193 547,196 538,199 529,201 520,203 511,205 501,207 492,209 483,211 474,212 464,214 455,215 445,216 435,217 425,218 415,219 404,219 394,220 384,220 373,220 362,220 352,220 341,220 331,220 320,219 310,219 300,218 290,217 280,216 271,215 261,214 252,212 243,211 233,209 224,207 215,205 206,203 196,201 187,199 178,196 169,193 161,191 152,187 143,184 135,181 126,178 118,174 109,170 101,166 92,162 84,158 76,154 67,149 59,145 51,140 42,135 34,130 26,125 17,119 9,114 0,108 0,0 9,6 18,12 27,18 36,23 44,28 53,34 61,39 70,44 79,49 87,53 96,58 104,61 113,65 122,69 130,73 139,76 148,80 157,83 165,86 174,89 183,91 192,94 202,96 210,99 220,101 229,103 238,105 247,106 256,108 265,109 275,110 284,111 294,112 303,113 313,114 323,114 333,115 343,115 353,115 363,115 373,115 383,115 394,115 403,114 413,114 423,113 433,112 442,111 452,110 461,109 470,108 480,106 488,105 498,103 507,101 516,99 525,96 534,94 542,91 551,89 560,86 569,83 577,80 586,76 595,73 603,69 612,65 621,61 629,58 638,53 646,49 655,44 663,39 672,34 681,28 690,23 698,18 707,12 716,6 725,0">
          <text:p/>
        </draw:polygon>
        <draw:path draw:style-name="gr3" draw:text-style-name="P3" draw:layer="layout" svg:width="0.582cm" svg:height="0.39cm" svg:x="0.309cm" svg:y="5.558cm" svg:viewBox="0 0 583 391" svg:d="M583 197v8 8 7l-1 8-1 7-1 7-1 7-1 7-1 6-2 6-2 6-2 6-1 6-3 6-2 5-3 5-3 5-2 5-3 5-3 4-3 4-3 4-3 4-3 4-4 4-3 3-4 3-4 3-4 3-4 3-4 2-4 3-4 2-5 2-4 2-4 1-5 2-5 1-4 2-5 1-12-107 4-1 5-2 4-1 5-2 3-3 4-2 4-3 3-3 3-4 3-3 3-4 2-4 2-4 2-5 2-5 1-5 1-5v-6l1-6v-6-3-4-3l-1-4v-4l-1-3v-3l-1-3-1-4-1-3-1-3-2-3-1-3-2-3-1-3-2-2-2-3-3-2-2-2-3-3-2-2-3-2-3-2-3-2-3-2-4-2-3-1-4-2-4-1-4-1-4-1-4-2h-5l-5-1-5-1h-5l-6-1-6-1h-5-6-2-2-3-2-2-2-2-2-3-2-2-2-2-3-1-2-2-2-2-2-2-2-2-2-2-3-1-2-3-1l7 4 8 4 7 5 6 5 6 5 6 5 5 6 4 6 4 6 4 7 3 6 4 7 2 8 3 7 2 8 1 8 1 9 1 8 1 9v9 8 8l-1 7-2 7-1 7-1 6-3 7-2 6-2 6-3 6-3 5-4 5-4 6-3 5-5 5-4 4-5 4-4 5-6 3-5 4-6 4-6 3-6 4-6 3-6 3-7 2-7 3-7 2-7 2-8 2-7 2-8 1-8 1-8 2-9 1h-8l-9 1h-9l-9 1h-9-9l-9-1h-9l-9-1-9-1-8-1-9-1-8-1-8-2-7-2-8-2-7-2-8-2-7-3-6-3-7-3-6-3-6-3-6-4-6-3-5-5-5-4-5-4-5-5-4-5-4-5-4-5-4-6-3-5-3-6-3-6-3-6-2-7-2-7-2-7-1-7-1-7-1-8v-8-8-8l1-8v-7l2-8 1-8 2-7 2-7 3-7 3-6 3-7 4-6 4-6 5-6 4-6 6-5 6-5 6-5 7-4 7-4 8-4v-2h-2-2-1-2-2-2-2-1-3-1-2-3-2-2l-2-1h-2-2-2-2-1-3l-1-1h-2-2-2-2-1-2l-1-1h-2-2l-1-1h-1-1-1-2l-1-1h-1v-101h2 4 3 3 4 4l4 1h5 4 5 5 5 5 6 6l5 1h6 6 6 7 302 9 9l8 1 8 1 8 1 8 1 7 2 7 2 7 2 7 3 7 2 6 3 6 4 6 3 6 4 5 3 5 5 5 4 5 4 4 5 4 5 5 6 4 5 3 6 4 6 3 6 4 7 2 7 3 7 2 7 2 8 2 7 2 8 1 8 2 8 1 8v9l1 9v8zM207 108h-7-8-7l-7 1-6 1h-7l-6 1-6 1-5 2-5 1-6 2-4 1-5 2-4 2-5 2-4 2-3 2-4 2-3 2-4 3-3 2-3 3-2 3-3 2-2 3-2 3-2 3-2 3-1 3-2 3-1 3-1 3-1 3-1 3v4l-1 3v3l-1 3v3 4 3 4l1 4v4l1 4 1 3 1 4 1 3 1 4 2 3 1 3 3 3 1 3 3 3 2 2 3 3 2 2 3 3 3 2 3 2 4 2 3 3 4 1 4 2 4 2 5 2 4 1 5 1 5 2 5 1 5 1 6 1 5 1h6l6 1 6 1h7l6 1h7 7 13l12-1 12-1 11-2 11-2 9-2 9-3 8-3 8-3 7-5 7-4 6-5 5-5 4-6 4-6 3-6 2-7 2-8 1-8v-8-3-3l-1-3v-3-4l-1-3-1-3-1-3-1-3-1-3-1-3-2-3-2-4-2-2-2-3-2-3-2-3-3-2-3-3-3-3-3-2-4-3-3-2-4-2-4-2-5-2-4-2-5-2-5-1-5-2-5-1-6-2-6-1-6-1h-7l-6-1-7-1h-8-7z">
          <text:p/>
        </draw:path>
        <draw:polygon draw:style-name="gr3" draw:text-style-name="P3" draw:layer="layout" svg:width="0.418cm" svg:height="0.239cm" svg:x="0.309cm" svg:y="5.215cm" svg:viewBox="0 0 419 240" draw:points="419,237 104,237 101,237 99,237 96,237 93,237 90,237 87,237 85,237 82,237 79,238 76,238 73,238 70,238 67,238 64,238 62,238 59,238 56,238 53,238 51,238 48,238 45,238 43,238 40,239 38,239 35,239 33,239 30,239 28,239 26,239 24,239 21,239 20,239 18,239 16,239 14,239 13,240 11,240 10,240 9,240 8,240 8,138 9,138 10,138 11,137 13,137 14,137 16,137 18,136 19,136 21,136 24,136 26,136 28,136 31,136 33,135 35,135 38,135 40,135 43,135 45,135 48,135 51,134 53,134 56,134 58,134 61,134 64,134 67,134 69,134 72,134 74,134 77,133 79,133 82,133 84,133 86,133 88,133 90,133 92,133 94,133 95,133 95,131 91,130 87,128 82,127 78,125 74,123 70,122 66,120 63,119 59,117 56,115 52,114 49,112 45,110 42,109 39,107 36,105 33,103 31,101 28,99 26,97 23,95 21,92 19,90 16,87 15,85 13,82 11,79 9,77 8,74 7,71 5,68 4,64 3,61 2,57 1,54 1,50 0,46 0,42 0,37 0,33 0,31 0,29 0,27 0,26 0,24 1,22 1,20 1,18 1,17 2,14 2,13 2,11 3,9 3,8 3,6 4,5 4,3 4,2 5,1 6,0 94,0 94,2 94,4 93,6 93,8 92,11 92,13 92,15 91,17 91,19 91,21 90,23 90,25 90,27 89,30 89,32 89,35 89,37 89,40 89,43 89,45 89,54 90,61 92,68 94,75 97,81 100,87 105,93 110,98 115,103 121,108 128,112 135,116 143,119 152,122 161,124 171,126 181,128 193,129 204,129 216,130 419,130">
          <text:p/>
        </draw:polygon>
        <draw:path draw:style-name="gr3" draw:text-style-name="P3" draw:layer="layout" svg:width="0.425cm" svg:height="0.414cm" svg:x="0.309cm" svg:y="4.767cm" svg:viewBox="0 0 426 415" svg:d="M426 287v6 6 6l-1 5-1 6v5l-2 5-1 5-1 5-2 4-1 5-2 5-2 4-3 4-2 4-2 4-3 4-2 3-4 4-2 3-4 3-3 3-4 3-4 3-3 2-4 4-4 2-4 2-5 2-5 2-4 2-5 1-5 2-5 1-5 1h-7l-5 1h-5l-6 1h-6l-7-1h-7-7l-6-1-7-1-6-2-5-2-6-1-5-2-5-3-5-2-5-3-4-4-5-4-4-3-4-4-4-3-3-4-3-4-3-5-4-4-2-5-3-5-2-5-3-5-2-5-2-5-2-6-1-5-2-6-1-6-1-6-1-6-2-6v-7l-1-6v-6l-1-7v-6-7l-2-88h-21-4-4-4-5l-3 1h-4l-3 1h-4l-3 1-3 1-3 1h-3l-2 1-3 1-2 1-3 2-2 1-2 1-3 2-1 1-2 2-2 1-2 2-1 2-1 2-2 1-1 2-1 3-1 2-1 2v2l-1 2-1 3-1 2v3 2l-1 3v3 2 4 2 3 2 2l1 3v2 3l1 2v2l1 2v2l1 2 1 2 1 2v2l1 2 1 1 2 2 1 1 1 2 1 2 2 1 2 1 1 2 2 1 2 1 2 1 2 1 2 2 2 1 2 1h3l2 1 3 1h3l3 1 2 1h4l3 1h3l-5 111-6-1-5-1-5-1-5-2-5-1-5-2-4-2-5-2-5-2-4-3-5-2-4-3-4-3-4-3-4-3-4-4-3-3-4-4-3-4-4-4-3-4-3-5-3-5-3-5-2-5-2-5-3-6-2-6-2-6-2-6-1-6-2-7-2-6-1-7-1-8v-7l-1-8v-8l-1-8v-8-8l1-7v-7l1-7v-7l1-7 2-7 1-6 2-6 2-6 2-6 2-6 2-5 3-6 2-5 3-5 3-5 4-4 3-5 4-4 4-4 4-4 4-4 4-3 5-4 4-3 5-3 5-2 6-3 5-2 5-2 6-2 6-2 6-1 6-1 7-1 7-1 6-1h7 7 150 2 3 3 3 2 3l2-1h3 2 2 2l3-1h3l2-1h2 2l1-1 2-1h2l2-1 1-1 2-1h1l1-1 1-1 1-2 2-1 1-1v-1l1-1 1-2 1-1v-2l1-1v-2l1-2v-2-2-2-2-2-2-3-2-2l-1-3v-2-2l-1-3v-2h57l1 2v1l1 2v2l1 2v2 1l1 2v1l1 2v1 2l1 1v2 2l1 1v1 2 2l1 1v1 2 2 1l1 2v2 1 2 2 1l1 2v2 2 2 1 3 2 2 2 2 8l-1 7-1 7-1 7-2 6-2 6-2 5-3 5-4 4-3 5-4 3-5 4-5 3-5 2-6 3-6 2-6 2-7 1-7 2h-7v3l7 4 7 5 7 4 6 5 7 6 5 5 6 6 5 6 5 7 4 6 4 7 4 7 3 7 3 8 2 8 2 8 2 8 1 9v9zM228 164v54l1 3v4 3l1 3v4 3l1 3v3 4l1 3v3l1 3v3l1 2 1 3 1 3 1 2 1 3 1 2 1 3 2 2 1 2 2 2 1 2 2 2 2 2 2 1 3 2 2 2 2 1 3 1 3 1 3 1 3 1 3 1 4 1h3 4l4 1h4 6l6-1h5l5-1 4-2 4-1 4-2 5-2 3-2 3-3 3-3 2-2 2-4 2-3 2-3 1-4 1-4 1-4v-4-5-4-4l-1-3v-4l-1-4-1-4-1-4-1-3-2-3-2-4-1-3-2-3-2-3-2-3-3-3-2-3-3-3-3-2-3-3-2-2-3-2-3-2-3-2-3-2-4-2-3-2-4-2-3-1-4-2-3-1-4-1-4-1-4-1-3-1-4-1h-4l-4-1h-4-4-3z">
          <text:p/>
        </draw:path>
        <draw:polygon draw:style-name="gr3" draw:text-style-name="P3" draw:layer="layout" svg:width="0.418cm" svg:height="0.591cm" svg:x="0.309cm" svg:y="4.13cm" svg:viewBox="0 0 419 592" draw:points="419,347 188,347 183,347 178,347 174,348 169,348 165,348 161,348 157,349 152,349 148,350 144,350 140,351 136,352 133,353 129,354 125,355 122,356 119,357 116,358 113,360 110,361 107,363 105,364 102,366 100,368 97,369 95,372 93,374 91,376 89,378 88,380 86,383 85,385 83,388 82,391 82,393 81,397 80,399 80,403 80,406 80,409 80,413 80,416 81,419 81,422 82,425 83,428 84,431 85,433 87,436 88,439 90,441 92,444 94,446 96,449 99,451 101,453 104,456 107,458 110,460 113,462 116,464 119,466 123,467 126,469 130,470 134,472 137,473 142,475 146,476 150,477 154,478 159,479 164,480 168,480 173,481 178,481 183,482 188,482 193,482 198,482 419,482 419,589 99,589 97,589 94,589 91,589 89,589 86,589 83,589 80,589 78,589 75,589 72,589 69,589 67,589 64,589 61,589 58,589 56,589 53,589 51,590 48,590 46,590 43,590 40,590 38,590 36,590 33,590 31,590 29,590 27,590 25,590 23,590 21,591 19,591 17,591 15,591 14,591 13,591 11,591 10,591 9,591 8,592 8,490 9,490 10,490 11,490 12,489 14,489 15,489 17,489 19,489 20,489 22,488 25,488 27,488 28,488 31,488 33,488 35,488 37,487 40,487 42,487 44,487 47,487 49,487 52,487 54,487 57,486 59,486 62,486 64,486 66,486 69,486 71,486 73,486 76,486 78,486 80,485 82,485 84,485 86,485 87,485 89,485 89,484 80,480 72,475 63,471 56,466 49,462 42,457 36,451 31,446 26,440 21,435 17,429 13,422 10,416 7,409 5,402 3,395 2,388 1,380 0,372 0,364 0,355 1,346 2,338 3,330 6,322 8,314 11,307 15,301 19,294 23,288 28,282 33,277 38,272 44,268 51,264 58,260 65,257 73,254 81,251 89,249 89,247 84,245 79,243 75,240 70,238 66,235 62,233 58,231 54,228 50,226 47,223 43,221 40,218 37,215 34,213 31,210 29,207 26,204 24,201 22,198 20,195 18,192 15,189 14,186 12,183 10,179 9,176 8,172 6,169 5,166 4,162 3,158 3,155 2,151 1,147 1,143 1,139 0,135 0,131 0,127 0,123 0,116 0,110 1,103 2,97 3,92 4,86 6,81 8,75 9,70 12,66 14,61 17,57 20,52 23,49 26,45 30,41 33,37 37,34 41,31 45,28 50,25 54,22 59,20 63,17 68,15 73,13 79,11 84,10 89,8 95,7 101,5 107,4 113,3 119,2 125,2 131,1 138,1 144,0 151,0 158,0 419,0 419,106 188,106 183,106 178,106 174,106 169,106 165,106 161,107 157,107 152,108 148,108 144,109 140,110 136,110 133,111 129,112 125,113 122,114 119,116 116,117 113,118 110,119 107,121 105,123 102,124 100,126 97,128 95,130 93,132 91,134 89,136 88,139 86,141 85,144 83,147 82,149 82,152 81,155 80,158 80,161 80,164 80,168 80,171 80,174 80,177 81,180 82,183 83,186 84,189 85,191 86,194 88,197 90,199 92,202 93,204 95,207 98,209 100,211 103,213 105,216 108,217 111,220 114,221 117,223 121,225 124,227 128,228 131,229 135,231 139,232 143,233 147,234 151,235 155,236 160,237 164,238 169,239 173,239 178,240 183,240 188,240 193,240 419,240">
          <text:p/>
        </draw:polygon>
        <draw:polygon draw:style-name="gr3" draw:text-style-name="P3" draw:layer="layout" svg:width="0.425cm" svg:height="0.372cm" svg:x="0.309cm" svg:y="3.682cm" svg:viewBox="0 0 426 373" draw:points="298,0 304,0 310,1 315,1 321,2 326,3 332,4 337,6 342,8 347,10 352,12 357,15 361,18 366,21 370,24 374,27 378,31 382,35 385,39 389,44 392,48 395,53 398,58 401,63 404,69 407,74 409,80 412,86 414,92 416,99 418,106 419,113 421,120 422,127 423,135 424,142 425,150 426,158 426,166 426,175 426,183 426,191 426,199 426,206 425,213 425,220 424,228 424,235 423,242 422,248 421,255 419,261 418,267 416,273 415,279 413,284 411,290 409,295 407,300 404,305 402,310 400,315 396,319 394,324 390,328 387,332 383,336 380,339 376,343 372,346 368,350 364,353 359,356 355,359 350,361 345,363 340,366 334,368 327,370 322,372 315,373 302,280 305,279 308,278 311,277 314,276 317,275 320,273 322,272 324,270 327,269 330,267 332,266 334,264 336,262 338,260 340,258 341,256 342,254 344,252 345,250 346,248 347,245 348,243 349,240 350,238 351,235 352,232 353,229 353,226 354,222 354,219 354,216 355,213 355,209 355,206 355,202 355,199 356,195 356,191 356,187 356,183 356,180 356,176 356,173 355,169 355,166 355,162 355,159 355,156 354,153 354,150 353,147 353,143 352,141 352,138 351,135 350,132 349,130 349,127 348,125 347,122 346,120 344,118 343,116 342,114 341,112 339,110 337,108 336,107 334,105 332,104 330,103 327,102 325,101 323,100 321,99 318,99 316,98 313,98 311,98 308,98 305,98 302,98 299,99 296,99 294,100 291,101 289,102 287,104 285,105 283,107 281,109 279,111 278,113 276,116 274,118 273,121 272,123 270,126 269,129 268,132 267,136 265,139 264,143 263,146 262,150 261,154 260,158 259,162 258,166 257,171 257,175 256,179 255,184 254,188 252,193 251,197 250,202 249,207 248,212 247,217 246,222 245,228 244,233 242,238 241,243 239,248 238,253 237,258 235,263 233,269 232,273 230,278 228,283 226,288 224,292 222,296 220,301 217,305 215,309 212,313 209,317 206,321 203,324 200,328 196,331 193,334 189,337 185,340 182,343 177,345 173,347 169,349 164,351 159,353 154,354 148,355 142,356 136,357 130,357 124,357 118,357 113,357 107,356 102,355 97,354 91,353 86,351 81,350 77,348 72,346 68,343 63,341 59,338 55,335 51,332 47,328 43,325 40,321 36,317 33,312 30,308 27,303 24,298 21,293 19,288 16,282 14,277 12,271 10,265 8,258 7,252 5,245 4,238 3,230 2,222 1,215 1,207 0,199 0,191 0,183 0,176 0,169 0,163 1,156 1,150 2,144 3,138 4,132 5,126 6,120 8,115 9,109 10,104 12,98 14,93 16,88 19,83 21,78 23,74 26,69 29,64 32,60 34,56 38,52 41,48 45,44 48,41 52,37 56,34 60,31 64,28 69,25 73,22 78,20 83,18 88,16 93,14 99,12 105,11 110,9 120,104 117,104 115,105 112,106 109,106 107,107 104,108 102,110 100,111 98,112 96,113 94,114 92,116 91,118 89,119 87,121 86,123 84,124 83,126 82,128 80,130 79,132 78,134 77,136 76,139 76,141 75,143 74,146 74,148 73,151 73,153 73,156 72,159 72,162 72,165 71,167 71,170 71,173 71,176 71,179 71,183 71,190 71,197 72,204 72,210 73,216 74,221 75,227 77,232 79,236 80,240 82,244 85,247 87,250 90,253 93,254 97,256 100,258 104,259 108,259 113,259 116,259 118,259 121,259 123,258 125,257 128,257 130,256 131,254 133,253 135,252 137,250 138,248 140,246 141,245 143,242 144,240 146,238 147,235 148,233 149,230 150,227 151,223 152,220 153,216 154,213 155,210 156,206 157,203 158,199 159,195 159,191 160,187 161,183 162,179 163,174 164,170 165,166 166,161 167,157 168,152 169,147 171,141 172,135 173,130 175,124 176,119 178,113 179,107 181,102 182,96 184,91 186,86 188,81 190,75 192,70 194,66 197,61 199,56 202,52 205,48 208,44 211,39 214,35 217,32 221,28 225,25 228,22 233,18 237,16 241,13 246,11 251,8 256,6 261,5 267,3 272,2 279,1 285,1 291,0">
          <text:p/>
        </draw:polygon>
        <draw:polygon draw:style-name="gr3" draw:text-style-name="P3" draw:layer="layout" svg:width="0.724cm" svg:height="0.219cm" svg:x="0.164cm" svg:y="3.43cm" svg:viewBox="0 0 725 220" draw:points="725,220 716,214 707,208 698,203 690,197 681,192 672,187 663,181 655,176 646,172 638,167 629,163 621,159 612,155 603,151 595,148 586,144 577,141 569,138 560,135 551,132 542,129 534,127 525,124 516,122 507,120 498,118 488,116 480,115 470,113 461,112 452,110 442,109 433,108 423,108 413,107 403,106 394,106 383,105 373,105 363,105 353,105 343,105 333,106 323,106 313,107 303,108 294,108 284,109 275,110 265,112 256,113 247,115 238,116 229,118 220,120 210,122 202,124 192,127 183,129 174,132 165,135 157,138 148,141 139,144 130,148 122,151 113,155 104,159 96,163 87,167 79,172 70,176 61,181 53,187 44,192 36,197 27,203 18,208 9,214 0,220 0,113 9,107 17,102 26,96 34,91 42,86 51,81 59,76 67,71 76,67 84,62 92,58 101,54 109,50 118,46 126,43 135,40 143,36 152,33 161,30 169,27 178,25 187,22 196,20 206,18 215,15 224,13 233,12 243,10 252,8 261,7 271,6 280,4 290,3 300,3 310,2 320,1 331,1 341,1 352,0 362,0 373,0 384,1 394,1 404,1 415,2 425,3 435,3 445,4 455,6 464,7 474,8 483,10 492,12 501,13 511,15 520,18 529,20 538,22 547,25 555,27 564,30 573,33 582,36 590,40 599,43 607,46 616,50 624,54 633,58 641,62 649,67 658,71 666,76 674,81 683,86 691,91 700,96 708,102 716,107 725,113">
          <text:p/>
        </draw:polygon>
        <draw:polygon draw:style-name="gr9" draw:text-style-name="P1" draw:layer="layout" svg:width="4.139cm" svg:height="3.17cm" svg:x="33.767cm" svg:y="9.591cm" svg:viewBox="0 0 4140 3171" draw:points="0,3171 4140,3171 4140,0 0,0">
          <text:p/>
        </draw:polygon>
        <draw:polygon draw:style-name="gr3" draw:text-style-name="P3" draw:layer="layout" svg:width="0.456cm" svg:height="0.534cm" svg:x="33.97cm" svg:y="9.865cm" svg:viewBox="0 0 457 535" draw:points="285,87 285,535 173,535 173,87 0,87 0,0 457,0 457,87">
          <text:p/>
        </draw:polygon>
        <draw:polygon draw:style-name="gr3" draw:text-style-name="P3" draw:layer="layout" svg:width="0.239cm" svg:height="0.418cm" svg:x="34.486cm" svg:y="9.981cm" svg:viewBox="0 0 240 419" draw:points="3,419 3,104 3,101 3,98 3,96 3,93 3,90 3,87 3,85 3,81 3,79 3,76 3,73 3,70 2,67 2,64 2,61 2,59 2,56 2,53 2,50 2,48 2,45 2,42 2,40 2,37 1,35 1,32 1,30 1,28 1,26 1,24 1,22 1,19 1,17 1,16 1,14 1,12 0,11 0,10 0,8 0,7 103,7 103,8 103,10 103,11 103,12 103,14 104,16 104,17 104,19 104,21 104,24 104,26 104,28 105,30 105,33 105,35 105,37 105,40 105,43 105,45 106,48 106,50 106,53 106,56 106,58 106,61 106,63 106,66 106,69 107,72 107,74 107,77 107,79 107,81 107,84 107,86 108,88 108,90 108,92 108,93 108,95 109,95 111,91 112,86 114,82 115,78 117,74 118,70 120,66 122,62 123,59 125,55 127,52 128,48 130,45 132,42 134,39 135,36 138,33 139,30 141,28 144,25 146,23 148,20 151,18 153,16 156,14 158,13 161,11 164,9 167,8 170,6 173,5 176,4 180,3 183,2 187,1 190,1 194,0 199,0 203,0 207,0 209,0 211,0 213,0 215,0 217,0 218,0 220,1 222,1 224,1 226,1 227,2 229,2 231,2 233,3 234,3 236,4 237,4 238,5 239,5 240,5 240,94 238,94 236,93 234,93 232,93 230,92 228,92 226,91 224,91 221,91 219,91 217,90 215,90 213,90 211,89 208,89 206,89 203,89 200,89 197,89 195,89 187,89 180,90 172,92 166,94 159,97 153,100 147,104 142,109 137,115 133,121 128,128 124,135 121,143 118,152 116,161 114,171 112,181 111,192 111,204 111,216 111,419">
          <text:p/>
        </draw:polygon>
        <draw:path draw:style-name="gr3" draw:text-style-name="P3" draw:layer="layout" svg:width="0.375cm" svg:height="0.425cm" svg:x="34.767cm" svg:y="9.981cm" svg:viewBox="0 0 376 426" svg:d="M192 426h-9-9l-8-1-8-1-8-1-8-1-8-2-8-2-7-2-7-3-7-2-7-4-6-3-6-3-7-4-5-4-6-5-6-5-5-4-5-5-5-6-5-6-4-6-4-6-4-7-4-7-4-7-3-7-3-8-2-7-3-9-2-8-2-9-2-9-1-10-2-9v-10l-1-10v-10l-1-11 1-12v-11l1-11 1-10 1-10 2-10 2-9 2-9 3-9 3-8 3-8 4-8 3-7 4-7 4-7 5-6 4-6 5-6 5-5 5-5 6-5 5-5 6-4 6-4 6-4 6-3 7-3 6-3 7-3 7-2 7-2 7-2 7-3 7-1 8-1 7-1 8-1 7-1h8 7 10l9 1h9l9 2 8 1 8 2 9 3 7 3 7 3 7 3 7 3 6 4 8 4 6 4 5 5 6 5 5 5 5 6 5 5 4 6 5 6 4 7 4 6 3 7 4 7 3 8 3 8 2 7 2 8 3 9 2 8 1 9 2 9 1 9 1 9 1 9 1 10v10l1 10v10 3h-264v5 5 5l1 5v5l1 5v4l1 5 1 5 1 4 1 4 1 5 1 4 1 4 2 4 1 4 2 3 2 4 1 3 2 4 3 2 2 4 2 2 3 3 2 3 3 2 3 3 3 2 3 2 3 2 3 1 4 2 3 2 4 1 4 1h4l4 1h4l5 1h4 6l5-1h5l5-1 5-1 4-1 5-2 3-2 4-2 4-2 4-2 3-3 3-3 3-3 2-4 3-4 2-4 2-4 2-5 2-5 101 9-2 3-1 4-2 4-2 3-1 4-2 3-3 4-2 4-2 4-2 4-3 4-3 4-2 3-4 4-3 4-3 4-3 3-4 4-4 3-4 3-4 4-5 3-4 3-5 2-6 3-5 3-6 2-5 3-6 2-6 3-6 2-7 1-7 2-7 1-7 2h-7l-8 1-8 1h-8zM192 68h-3-3l-3 1h-4-3l-3 1-3 1-3 1-3 1-3 1-2 1-3 1-3 2-2 1-3 2-2 1-3 3-2 2-2 2-2 2-2 2-2 3-2 3-2 3-1 3-2 3-2 3-1 4-2 3-1 4-1 4-1 4-1 4-1 4-1 5-1 4v5l-1 5v5 6h159l-1-10-1-10-1-8-2-8-3-8-2-7-3-7-3-6-4-6-4-5-4-5-5-4-5-4-5-3-6-3-5-2-6-2-7-1-6-1z">
          <text:p/>
        </draw:path>
        <draw:path draw:style-name="gr3" draw:text-style-name="P3" draw:layer="layout" svg:width="0.414cm" svg:height="0.425cm" svg:x="35.191cm" svg:y="9.981cm" svg:viewBox="0 0 415 426" svg:d="M127 426h-7-5l-6-1h-5l-6-1-5-1-5-1-5-1-5-1-4-2-5-1-5-3-4-1-4-2-4-3-4-2-4-3-3-3-4-2-3-4-3-3-3-3-3-4-3-3-2-4-3-4-2-4-2-5-2-4-2-5-2-4-1-5-2-5-1-5-1-6v-5l-1-5v-6-5l-1-6 1-7v-7-7l1-7 1-6 2-6 2-6 1-5 2-5 3-5 2-5 3-5 3-5 4-4 3-4 4-4 3-3 4-4 4-3 5-4 4-2 5-3 5-3 5-3 4-2 6-2 5-2 6-2 5-1 6-2 6-1 6-2 6-1h7l7-1 6-1 6-1h7 6l7-1 88-1v-21-4-5-4-3l-1-4v-4l-1-3v-4l-1-3-1-3-1-3v-3l-1-3-1-2-1-3-2-2-1-3-1-2-2-2-1-2-2-1-1-2-2-2-2-1-2-2-1-1-3-1-2-1-2-1-2-1-2-1h-2l-3-1h-2l-3-1-2-1h-3-3-2-3-3-3-2-3-2l-2 1h-3l-2 1h-2l-2 1h-2l-2 1-2 1h-2l-2 1-2 1-1 1-2 2-2 1-1 1-2 2-1 1-2 1-1 2-1 2-1 2-1 1-2 3-1 2-1 2-1 2v2l-1 3-1 3-1 2v3l-1 3v3l-1 3v4l-112-5 1-6 1-5 1-5 2-5 1-5 2-5 2-5 2-4 2-5 2-4 3-5 3-4 3-4 3-4 3-4 3-4 4-4 4-3 4-4 4-3 4-3 5-3 5-3 5-3 5-2 5-3 6-2 6-2 6-2 7-2 6-2 7-2 6-1 7-2 8-1 7-1h8l8-1h8 8 8 7l7 1h7l7 1 7 2 7 1 6 1 6 3 6 2 6 1 6 3 5 2 6 3 5 2 5 3 5 4 4 3 5 3 4 4 4 4 4 4 4 4 3 4 4 5 3 4 3 5 2 5 2 5 3 6 2 5 2 6 2 6 1 6 1 6 1 7 1 6 1 7v7 7 149 3 3 3 2 3 3l1 2v2 3 2 2l1 3v2l1 2v2 1l1 2 1 2v2l1 1 1 2 1 1v2l1 1 1 1 2 1 1 1 1 1 1 1 1 1 1 1 2 1h2l1 1h2 2l2 1h1 3 2 2 2 3 2l3-1h2 2 2l3-1h2v57l-2 1h-2-1l-2 1-2 1h-2-1l-2 1h-2l-1 1h-1-2l-2 1h-1-2-1l-2 1h-1-2-1l-2 1h-1-2l-1 1h-2-2-1-2-2-1l-2 1h-2-2-1-2-3-1-3-2-2-8l-7-1h-7l-7-2-6-2-6-2-5-3-5-2-4-4-5-3-3-5-3-4-4-5-2-5-3-6-2-6-2-6-1-7-2-7v-8h-3l-4 8-5 7-5 7-4 6-6 7-5 5-6 6-6 5-7 5-6 4-7 4-7 4-7 3-8 3-8 2-8 2-8 1-9 1-9 1zM251 229l-54 1h-4-3-3-3l-4 1h-3-3l-3 1h-4-3l-3 1h-3l-3 1-2 1-3 1-3 1-2 1-3 1-2 1-3 1-2 2-2 1-2 2-2 1-2 2-2 2-1 2-2 2-3 3-1 2-1 3-1 3-1 2-1 4-1 3-1 4v3 4l-1 4v4 6l1 5v5l1 5 2 5 1 4 2 4 2 4 3 3 3 3 3 2 2 3 4 2 3 2 3 1 4 2 4 1h4l4 1h5 4 3l4-1h4l4-1 4-1 4-1 3-2 3-1 4-2 3-2 3-1 3-2 3-3 3-2 3-2 3-3 2-2 3-3 2-2 2-4 2-2 2-4 2-3 2-3 2-3 2-4 1-3 2-4 1-4 1-3 1-4 1-4 1-3 1-4v-4l1-4v-4-3-4z">
          <text:p/>
        </draw:path>
        <draw:polygon draw:style-name="gr3" draw:text-style-name="P3" draw:layer="layout" svg:width="0.239cm" svg:height="0.513cm" svg:x="35.61cm" svg:y="9.892cm" svg:viewBox="0 0 240 514" draw:points="151,514 141,514 133,513 124,512 115,511 108,508 101,505 94,502 88,498 82,494 77,489 72,484 68,478 64,471 61,464 58,457 56,449 54,440 53,431 52,422 51,411 51,170 0,170 0,97 57,97 90,0 158,0 158,97 236,97 236,170 158,170 158,382 158,388 158,394 159,399 160,404 161,409 162,413 164,417 165,421 167,424 169,427 172,429 175,432 177,434 181,436 184,437 188,439 191,440 195,440 200,441 205,441 207,441 208,441 210,441 212,441 214,441 216,440 218,440 219,440 221,440 222,439 224,439 226,439 227,439 229,438 231,438 233,437 234,437 236,436 238,436 240,436 240,502 236,503 232,504 228,505 224,506 220,507 216,508 212,509 207,510 203,511 199,511 194,512 190,512 185,513 180,513 176,514 171,514 166,514 161,514 155,514">
          <text:p/>
        </draw:polygon>
        <draw:polygon draw:style-name="gr3" draw:text-style-name="P3" draw:layer="layout" svg:width="0.591cm" svg:height="0.418cm" svg:x="35.91cm" svg:y="9.981cm" svg:viewBox="0 0 592 419" draw:points="244,419 244,188 244,183 244,178 244,174 244,169 243,165 243,161 243,156 242,152 241,148 241,144 240,140 239,136 239,133 238,129 237,126 235,122 234,119 233,116 232,113 230,110 229,107 227,104 226,102 224,99 222,97 220,95 218,93 216,91 213,89 211,87 209,86 206,85 203,84 201,83 198,81 195,81 192,80 189,80 185,80 182,80 179,80 176,80 173,80 169,81 167,82 163,83 161,84 158,85 155,87 153,88 150,90 147,92 145,94 142,96 140,98 138,101 136,104 134,107 131,109 129,113 128,116 126,119 124,122 123,126 121,130 119,133 118,138 117,141 116,146 114,150 114,155 113,159 112,163 111,168 111,173 110,177 110,182 110,188 110,193 109,198 109,419 3,419 3,99 3,97 3,94 3,91 3,89 3,86 3,83 3,80 3,78 3,75 2,72 2,69 2,66 2,64 2,61 2,58 2,56 2,53 2,50 2,48 2,46 2,43 2,41 2,38 1,36 1,33 1,31 1,29 1,27 1,25 1,23 1,21 1,19 1,17 1,16 1,14 1,12 0,11 0,10 0,8 0,7 101,7 101,8 102,10 102,11 102,12 102,13 102,15 102,17 102,18 103,20 103,22 103,24 103,26 103,29 104,31 104,33 104,35 104,37 104,40 104,42 104,44 105,47 105,49 105,52 105,54 105,56 105,59 105,61 105,64 105,66 106,68 106,71 106,73 106,75 106,78 106,80 106,82 106,84 106,86 106,87 106,89 108,89 112,80 116,71 120,63 125,56 130,48 135,42 140,36 146,30 151,25 157,21 163,17 169,13 175,10 182,7 189,5 196,3 204,1 211,0 219,0 227,0 237,0 245,1 254,2 262,3 270,5 277,8 284,11 290,14 297,18 302,23 308,28 313,33 318,38 323,44 326,51 330,57 334,65 337,72 339,80 341,89 343,89 346,84 348,79 350,74 353,70 355,66 357,62 360,57 362,54 365,50 367,47 370,43 372,40 376,37 379,34 381,31 384,29 387,26 390,24 393,22 396,19 399,17 402,15 405,13 409,12 412,10 416,9 419,7 422,6 426,5 429,4 433,3 437,2 441,2 445,1 448,1 452,0 456,0 460,0 465,0 469,0 475,0 482,0 488,1 494,1 500,2 506,4 511,6 516,7 521,10 526,12 530,14 535,17 539,20 543,23 547,26 550,30 554,33 557,37 561,41 563,45 566,49 569,54 572,59 574,63 576,68 578,73 580,79 582,84 583,89 585,95 586,101 587,107 588,113 589,119 590,125 591,131 591,138 591,144 591,151 592,157 592,419 486,419 486,188 486,183 486,178 486,174 485,169 485,165 484,161 484,156 484,152 483,148 482,144 482,140 481,136 480,133 479,129 478,126 477,122 476,119 475,116 473,113 472,110 470,107 469,104 467,102 465,99 463,97 462,95 459,93 457,91 455,89 452,87 450,86 448,85 445,84 442,83 439,81 436,81 433,80 430,80 427,80 424,80 421,80 417,80 414,80 411,81 409,81 405,83 403,84 400,85 397,86 395,88 392,90 390,91 387,93 385,95 383,98 380,100 378,103 376,105 373,108 371,111 369,114 367,117 366,120 364,124 362,127 361,131 360,135 358,139 357,143 356,147 355,151 354,155 353,159 353,164 352,169 351,173 351,178 350,183 350,188 350,193 350,419">
          <text:p/>
        </draw:polygon>
        <draw:path draw:style-name="gr3" draw:text-style-name="P3" draw:layer="layout" svg:width="0.375cm" svg:height="0.425cm" svg:x="36.579cm" svg:y="9.981cm" svg:viewBox="0 0 376 426" svg:d="M192 426h-9-9l-8-1-8-1-8-1-8-1-8-2-8-2-7-2-7-3-7-2-7-4-6-3-7-3-6-4-6-4-6-5-5-5-5-4-5-5-5-6-5-6-4-6-4-6-4-7-4-7-4-7-3-7-3-8-3-7-2-9-3-8-2-9-1-9-2-10-1-9-1-10v-10l-1-10v-11-12l1-11v-11l1-10 2-10 2-10 2-9 2-9 3-9 3-8 3-8 3-8 4-7 4-7 4-7 4-6 5-6 5-6 5-5 5-5 6-5 5-5 6-4 6-4 6-4 6-3 7-3 6-3 7-3 7-2 7-2 7-2 7-3 7-1 8-1 7-1 7-1 8-1h8 7 10l9 1h9l9 2 8 1 8 2 8 3 9 3 7 3 7 3 7 3 6 4 7 4 6 4 5 5 6 5 5 5 5 6 5 5 4 6 5 6 4 7 4 6 3 7 3 7 4 8 2 8 3 7 2 8 2 9 3 8 1 9 2 9 1 9 1 9 1 9 1 10v10l1 10v10 3h-264v5 5 5l1 5v5l1 5v4l1 5v5l1 4 2 4 1 5 1 4 1 4 1 4 2 4 2 3 1 4 2 3 2 4 2 2 2 4 3 2 2 3 3 3 3 2 3 3 2 2 4 2 3 2 3 1 3 2 4 2 4 1 4 1h4l4 1h4l5 1h4 6l5-1h5l5-1 5-1 4-1 4-2 4-2 4-2 4-2 3-2 4-3 3-3 2-3 3-4 4-4 2-4 2-4 2-5 1-5 101 9-2 3-1 4-2 4-2 3-1 4-3 3-2 4-2 4-2 4-3 4-2 4-3 4-2 3-4 4-3 4-3 4-4 3-3 4-4 3-4 3-4 4-5 3-4 3-5 2-5 3-5 3-6 2-5 3-6 2-6 3-6 2-8 1-7 2-7 1-7 2h-8l-7 1-8 1h-9zM192 68h-4-3l-3 1h-3-3l-3 1-3 1-3 1-3 1-3 1-3 1-2 1-3 2-3 1-2 2-3 1-2 3-2 2-2 2-2 2-3 2-1 3-2 3-2 3-2 3-1 3-2 3-2 4-1 3-1 4-1 4-1 4-2 4-1 4v5l-1 4v5l-1 5v5 6h160l-1-10-1-10-2-8-2-8-2-8-2-7-4-7-4-6-3-6-4-5-5-5-4-4-5-4-5-3-6-3-5-2-6-2-7-1-6-1z">
          <text:p/>
        </draw:path>
        <draw:polygon draw:style-name="gr3" draw:text-style-name="P3" draw:layer="layout" svg:width="0.374cm" svg:height="0.418cm" svg:x="37.032cm" svg:y="9.981cm" svg:viewBox="0 0 375 419" draw:points="269,419 269,188 269,183 269,178 269,174 269,169 268,165 268,161 267,156 267,152 266,148 266,144 265,140 264,136 263,133 262,129 260,126 259,122 258,119 256,116 255,113 253,110 251,107 249,104 247,102 245,99 243,97 241,95 238,93 236,91 233,89 230,87 227,86 224,85 221,84 218,83 215,81 211,81 208,80 204,80 200,80 196,80 192,80 188,80 185,80 180,81 177,82 173,83 170,84 166,85 163,87 160,88 157,90 154,92 151,94 148,96 145,98 143,101 140,104 138,107 135,109 133,113 131,116 128,119 127,122 125,126 123,130 121,133 120,138 118,141 116,146 115,150 114,155 113,159 112,163 111,168 110,173 110,177 110,182 109,188 109,193 109,198 109,419 2,419 2,99 2,97 2,94 2,91 2,89 2,86 2,83 2,80 2,78 2,75 2,72 2,69 2,66 2,64 2,61 2,58 2,56 2,53 2,50 1,48 1,46 1,43 1,41 1,38 1,36 1,33 1,31 1,29 1,27 1,25 1,23 1,21 0,19 0,17 0,16 0,14 0,12 0,11 0,10 0,8 0,7 101,7 101,8 101,10 102,11 102,12 102,13 102,15 102,17 102,18 102,20 103,22 103,24 103,26 103,29 103,31 103,33 103,35 104,37 104,40 104,42 104,44 104,47 104,49 104,52 105,54 105,56 105,59 105,61 105,64 105,66 105,68 105,71 105,73 105,75 106,78 106,80 106,82 106,84 106,86 106,87 106,89 108,89 112,80 117,71 121,63 127,56 132,48 138,42 143,36 149,30 155,25 162,21 168,17 175,13 183,10 191,7 199,5 206,3 214,1 223,0 231,0 241,0 248,0 255,0 262,1 268,1 275,2 281,4 287,6 292,7 298,10 303,12 308,14 313,17 317,20 322,23 326,26 330,30 334,33 338,37 341,41 345,45 348,49 351,54 353,59 356,63 359,68 361,73 363,79 365,84 366,89 368,95 370,101 371,107 372,113 373,119 374,125 374,131 375,138 375,144 375,151 375,157 375,419">
          <text:p/>
        </draw:polygon>
        <draw:polygon draw:style-name="gr3" draw:text-style-name="P3" draw:layer="layout" svg:width="0.239cm" svg:height="0.513cm" svg:x="37.464cm" svg:y="9.892cm" svg:viewBox="0 0 240 514" draw:points="150,514 141,514 132,513 123,512 116,511 108,508 101,505 94,502 88,498 82,494 77,489 72,484 68,478 64,471 61,464 58,457 56,449 54,440 53,431 52,422 52,411 52,170 0,170 0,97 57,97 90,0 157,0 157,97 236,97 236,170 157,170 157,382 157,388 157,394 158,399 159,404 160,409 161,413 163,417 165,421 166,424 168,427 171,429 174,432 177,434 181,436 184,437 188,439 192,440 196,440 200,441 205,441 207,441 209,441 211,441 212,441 214,441 216,440 218,440 220,440 221,440 223,439 224,439 226,439 228,439 229,438 231,438 233,437 235,437 236,436 239,436 240,436 240,502 236,503 233,504 228,505 224,506 220,507 216,508 212,509 208,510 203,511 199,511 194,512 190,512 185,513 180,513 175,514 170,514 165,514 160,514 155,514">
          <text:p/>
        </draw:polygon>
        <draw:polygon draw:style-name="gr2" draw:text-style-name="P2" draw:layer="layout" svg:width="0.609cm" svg:height="0.632cm" svg:x="33.961cm" svg:y="10.672cm" svg:viewBox="0 0 610 633" draw:points="0,633 610,633 610,0 0,0">
          <text:p/>
        </draw:polygon>
        <draw:polygon draw:style-name="gr3" draw:text-style-name="P3" draw:layer="layout" svg:width="0.559cm" svg:height="0.582cm" svg:x="33.986cm" svg:y="10.697cm" svg:viewBox="0 0 560 583" draw:points="0,583 560,583 560,0 0,0">
          <text:p/>
        </draw:polygon>
        <draw:polygon draw:style-name="gr2" draw:text-style-name="P2" draw:layer="layout" svg:width="0.609cm" svg:height="0.632cm" svg:x="33.961cm" svg:y="11.304cm" svg:viewBox="0 0 610 633" draw:points="0,633 610,633 610,0 0,0">
          <text:p/>
        </draw:polygon>
        <draw:polygon draw:style-name="gr4" draw:text-style-name="P4" draw:layer="layout" svg:width="0.559cm" svg:height="0.583cm" svg:x="33.986cm" svg:y="11.329cm" svg:viewBox="0 0 560 584" draw:points="0,584 560,584 560,0 0,0">
          <text:p/>
        </draw:polygon>
        <draw:polygon draw:style-name="gr2" draw:text-style-name="P2" draw:layer="layout" svg:width="0.609cm" svg:height="0.632cm" svg:x="33.961cm" svg:y="11.936cm" svg:viewBox="0 0 610 633" draw:points="0,633 610,633 610,0 0,0">
          <text:p/>
        </draw:polygon>
        <draw:polygon draw:style-name="gr5" draw:text-style-name="P5" draw:layer="layout" svg:width="0.559cm" svg:height="0.582cm" svg:x="33.986cm" svg:y="11.961cm" svg:viewBox="0 0 560 583" draw:points="0,583 560,583 560,0 0,0">
          <text:p/>
        </draw:polygon>
        <draw:polygon draw:style-name="gr3" draw:text-style-name="P3" draw:layer="layout" svg:width="0.446cm" svg:height="0.5cm" svg:x="34.8cm" svg:y="10.738cm" svg:viewBox="0 0 447 501" draw:points="238,54 229,54 221,55 214,55 205,57 198,58 190,59 183,61 176,63 170,65 163,68 157,71 151,74 145,77 139,81 134,85 129,89 124,93 119,97 114,102 110,107 105,112 102,118 98,124 95,129 91,135 88,142 85,148 82,155 80,162 77,169 75,176 73,183 72,191 70,198 69,206 68,215 67,223 67,231 67,240 66,248 67,257 67,265 67,274 68,282 69,290 71,298 72,306 74,313 76,321 78,328 81,336 83,343 86,349 89,356 93,362 96,368 100,374 104,380 108,385 112,391 117,396 122,401 127,405 132,410 137,414 142,418 148,422 154,425 160,428 166,432 173,434 180,436 187,439 194,441 201,442 208,443 217,445 225,445 232,446 240,446 246,446 251,446 257,445 262,445 267,444 272,443 277,442 282,441 287,440 292,439 296,437 301,435 305,434 310,432 314,430 318,427 322,425 326,423 330,420 334,418 338,415 341,412 345,409 348,406 352,403 355,400 358,397 362,393 364,390 368,386 370,382 373,378 376,374 379,370 381,366 384,362 387,358 389,354 391,349 394,345 447,372 445,377 442,382 439,388 436,393 433,398 430,403 426,408 423,413 419,418 415,422 411,427 407,432 403,436 399,440 394,444 389,448 384,452 380,456 375,460 370,463 364,466 359,470 353,473 348,476 342,478 336,481 330,484 323,486 317,488 311,491 304,493 297,495 290,496 283,497 276,498 268,500 261,500 253,501 245,501 237,501 226,501 214,500 202,499 192,498 181,496 171,494 161,492 151,488 142,485 133,481 124,477 116,473 108,469 100,464 92,459 85,453 78,448 71,442 65,435 59,429 53,422 48,415 42,408 37,400 33,392 29,384 25,376 21,367 18,358 14,349 12,340 9,330 7,321 5,311 3,301 2,290 1,280 0,270 0,259 0,248 0,237 0,226 1,215 2,204 3,194 5,184 7,174 9,164 12,155 15,145 18,137 22,128 26,119 30,111 35,103 39,95 44,88 49,81 55,74 61,67 67,61 74,55 80,49 87,44 95,39 102,34 110,30 118,25 127,22 135,18 144,15 153,12 163,9 172,7 182,5 193,3 203,2 215,1 226,0 237,0 252,1 267,1 281,3 295,5 308,8 321,11 333,15 345,20 356,25 366,31 377,37 386,44 395,52 403,60 412,68 419,78 426,88 432,98 438,109 443,121 381,141 379,138 378,134 376,131 374,128 372,125 371,121 369,118 366,115 364,112 362,109 359,106 357,102 354,100 352,96 349,94 346,91 343,88 339,86 336,83 333,81 329,78 326,76 322,74 318,72 314,70 309,68 305,66 300,65 296,63 291,61 287,60 282,59 276,58 272,57 266,56 261,55 255,55 249,54 244,54">
          <text:p/>
        </draw:polygon>
        <draw:polygon draw:style-name="gr3" draw:text-style-name="P3" draw:layer="layout" svg:width="0.66cm" svg:height="0.485cm" svg:x="34.767cm" svg:y="11.378cm" svg:viewBox="0 0 661 486" draw:points="517,486 439,486 355,177 354,175 353,172 352,169 352,166 351,163 350,160 349,157 348,153 347,150 346,147 346,143 345,139 344,136 343,133 342,129 342,126 341,122 340,119 340,116 339,112 338,109 337,105 336,101 336,97 335,93 334,90 333,86 332,82 331,78 331,74 330,78 329,82 328,86 327,90 326,93 325,97 324,101 324,105 323,109 322,113 321,116 320,120 320,123 319,126 318,129 317,133 317,136 316,140 315,144 314,147 313,150 312,154 312,157 311,160 310,163 309,166 308,169 308,172 307,175 306,177 221,486 143,486 0,0 68,0 155,309 157,313 158,317 159,322 160,326 161,330 162,335 163,339 165,343 166,347 167,352 168,356 169,360 170,364 171,368 172,372 173,376 173,380 174,383 175,387 176,390 177,394 178,398 178,402 179,406 180,410 181,413 182,417 183,421 183,424 184,428 185,423 186,419 187,414 188,409 189,405 190,400 191,395 193,390 194,386 195,381 195,379 196,377 196,375 197,373 197,371 198,369 198,367 199,365 199,363 199,361 200,359 201,357 201,354 202,352 202,350 203,348 203,346 203,344 204,342 204,340 205,338 205,336 206,334 207,332 207,330 208,328 208,326 209,324 209,322 210,320 210,318 211,316 211,315 212,313 212,311 213,309 213,308 214,306 214,304 214,303 299,0 362,0 446,303 447,304 447,306 447,308 448,309 449,311 449,313 449,315 450,316 450,318 451,320 451,322 452,324 452,326 453,328 453,330 454,332 455,334 455,336 456,338 456,340 457,342 457,344 458,346 458,348 459,350 459,352 459,354 460,356 461,358 461,360 462,363 462,365 463,367 463,369 463,371 464,373 464,375 465,377 465,379 466,381 467,386 468,390 469,395 470,399 471,404 473,409 474,414 475,418 476,423 477,428 477,427 477,426 477,425 478,424 478,422 479,420 479,419 480,416 480,414 481,411 481,408 482,406 483,403 483,400 484,396 485,393 486,390 487,386 487,383 488,379 489,375 490,371 491,368 492,364 493,360 494,356 495,352 495,348 497,344 498,339 499,335 500,332 501,328 502,324 503,320 504,316 505,312 506,309 593,0 661,0">
          <text:p/>
        </draw:polygon>
        <draw:path draw:style-name="gr3" draw:text-style-name="P3" draw:layer="layout" svg:width="0.468cm" svg:height="0.486cm" svg:x="34.765cm" svg:y="12.009cm" svg:viewBox="0 0 469 487" svg:d="M402 487l-56-143h-221l-56 143h-69l199-487h75l195 487zM264 132l-1-2-1-3-1-3-1-3-1-3-1-3-1-2-1-3-1-3-1-3-1-2-1-3-1-3-1-2-1-3-1-3-1-2v-3l-1-2-1-2-1-2-1-3v-2l-1-2v-2l-1-2-1-2v-1l-1-2-1-2v-1l-1-1v-1-2-1l-1-1v-1-1l-1 1v1 1l-1 1v2 1l-1 1-1 1v2l-1 2v2l-1 1v3l-1 1-1 2v3l-1 2-1 2-1 3-1 2v3l-1 2-1 2-1 3-1 3-1 3-1 2-1 3-1 3-1 3-1 2-1 3-1 3-1 3-1 3-1 2-1 3-1 3-62 160h182z">
          <text:p/>
        </draw:path>
        <draw:polygon draw:style-name="gr3" draw:text-style-name="P3" draw:layer="layout" svg:width="0.523cm" svg:height="0.64cm" svg:x="0.797cm" svg:y="0.193cm" svg:viewBox="0 0 524 641" draw:points="0,641 0,0 504,0 504,104 134,104 134,265 476,265 476,369 134,369 134,538 524,538 524,641">
          <text:p/>
        </draw:polygon>
        <draw:polygon draw:style-name="gr3" draw:text-style-name="P3" draw:layer="layout" svg:width="0.447cm" svg:height="0.511cm" svg:x="1.389cm" svg:y="0.332cm" svg:viewBox="0 0 448 512" draw:points="448,358 448,365 447,372 447,378 446,385 444,391 442,398 441,404 438,410 436,416 433,421 430,427 427,432 423,439 419,444 415,448 410,453 406,458 401,462 395,466 390,471 384,475 378,478 372,482 366,485 359,488 352,491 344,494 337,496 329,499 321,501 313,503 304,505 295,506 286,508 277,509 268,510 258,511 248,511 238,512 228,512 218,512 209,511 200,511 192,511 183,510 175,509 166,508 158,507 150,506 142,505 135,504 127,502 120,500 113,498 107,496 100,494 94,491 88,488 82,486 76,483 70,479 65,476 60,472 55,468 50,464 45,460 41,456 36,451 33,446 28,441 25,436 21,430 18,425 15,419 12,413 9,406 6,400 4,393 2,386 0,379 112,362 113,366 114,370 116,373 117,377 119,380 120,384 122,387 124,390 125,392 127,395 129,398 131,400 133,402 136,404 138,406 140,408 143,410 145,412 148,413 151,415 154,416 157,417 160,418 163,419 166,420 169,421 174,422 177,423 181,423 185,424 188,424 192,425 197,425 201,425 205,426 209,426 214,426 218,426 223,426 228,426 232,426 236,426 241,426 245,426 249,426 253,425 257,425 261,425 265,424 268,424 272,423 276,422 279,422 283,421 286,420 289,419 292,419 295,418 298,416 301,415 304,414 306,413 309,411 311,409 313,408 315,406 318,404 319,402 321,400 323,398 324,396 326,393 327,391 328,388 328,385 329,382 330,379 330,376 331,373 331,370 331,366 330,362 330,359 329,356 328,353 326,350 325,347 323,344 321,342 319,340 317,337 314,335 312,333 309,331 306,329 303,328 300,326 296,324 292,323 289,322 285,320 281,319 277,317 272,316 268,315 263,313 258,312 253,311 248,310 243,309 238,308 233,307 227,306 222,305 216,304 211,302 205,301 199,300 194,298 188,297 182,295 175,294 168,293 162,291 156,289 150,288 144,286 138,284 132,282 126,281 120,279 114,276 108,274 103,272 97,269 92,267 87,264 82,261 77,258 72,255 67,251 63,248 59,244 55,240 51,236 47,232 43,227 40,223 37,218 34,213 31,208 29,203 27,197 25,191 23,184 22,178 21,171 20,164 19,157 19,149 19,142 20,135 21,129 22,122 23,116 24,110 26,104 28,98 30,92 33,87 36,81 39,76 42,71 46,66 50,61 54,57 58,52 63,48 68,44 73,40 78,36 84,33 90,29 96,26 102,23 109,20 116,17 123,15 131,13 138,10 146,8 154,7 163,5 171,4 181,3 190,2 199,1 209,1 219,0 229,0 237,0 245,0 252,1 260,1 267,2 275,3 282,4 289,5 296,6 303,8 310,9 317,11 323,13 330,15 336,17 342,20 348,22 354,25 360,28 365,31 370,35 376,38 381,42 386,46 390,50 394,54 399,58 403,63 407,67 411,72 414,77 418,83 421,88 424,94 426,100 429,106 431,112 433,119 435,126 436,133 323,144 322,141 322,138 321,135 320,131 319,129 318,125 316,123 315,120 313,118 312,116 310,113 308,111 307,109 305,107 303,105 301,103 298,101 296,100 294,98 291,97 289,95 286,94 284,93 281,92 279,91 276,90 273,89 270,89 267,88 264,88 260,87 257,87 254,86 251,86 247,86 243,86 240,85 236,85 233,85 229,85 220,85 211,86 204,86 196,87 189,88 182,89 176,91 169,93 164,95 160,97 155,99 151,102 148,105 145,108 142,112 140,116 139,120 138,125 137,130 137,136 137,139 137,142 138,145 138,148 139,150 140,153 141,156 143,158 144,160 146,162 148,164 150,166 152,168 155,170 157,172 160,173 163,175 166,176 169,178 172,179 177,180 180,181 184,183 188,184 192,185 196,186 200,187 205,189 209,190 214,191 218,191 223,192 228,193 233,195 238,196 243,197 249,198 254,199 260,201 265,202 272,203 279,205 285,207 292,208 299,210 306,211 312,213 319,215 325,217 332,219 338,221 345,223 351,226 357,228 363,231 369,233 375,236 380,239 385,243 391,246 395,250 400,253 405,257 410,261 414,265 418,270 422,274 425,279 429,285 432,290 435,295 438,301 440,307 442,313 444,320 445,327 446,334 447,342 448,350">
          <text:p/>
        </draw:polygon>
        <draw:polygon draw:style-name="gr3" draw:text-style-name="P3" draw:layer="layout" svg:width="0.288cm" svg:height="0.616cm" svg:x="1.885cm" svg:y="0.226cm" svg:viewBox="0 0 289 617" draw:points="180,617 169,617 158,616 149,614 139,612 130,609 122,606 114,602 106,597 100,592 93,586 87,580 82,572 78,565 74,557 70,547 67,538 65,528 64,517 63,505 63,493 63,203 0,203 0,116 69,116 109,0 189,0 189,116 283,116 283,203 189,203 189,459 189,466 190,472 190,478 191,484 193,490 194,495 196,500 198,504 200,508 203,512 206,515 209,518 212,520 216,522 220,524 224,526 229,527 234,528 240,528 245,528 247,528 250,528 252,528 254,528 256,528 258,528 260,528 263,527 265,527 266,527 269,526 271,526 273,526 276,525 278,525 280,524 282,524 284,523 286,523 289,522 289,601 284,603 279,604 275,606 270,607 264,608 258,609 253,610 248,611 243,612 238,613 233,613 227,614 222,615 216,615 210,616 204,616 198,616 192,617 186,617">
          <text:p/>
        </draw:polygon>
        <draw:path draw:style-name="gr3" draw:text-style-name="P3" draw:layer="layout" svg:width="0.128cm" svg:height="0.674cm" svg:x="2.249cm" svg:y="0.159cm" svg:viewBox="0 0 129 675" svg:d="M0 94v-94h129v94zM0 675v-492h129v492z">
          <text:p/>
        </draw:path>
        <draw:polygon draw:style-name="gr3" draw:text-style-name="P3" draw:layer="layout" svg:width="0.709cm" svg:height="0.501cm" svg:x="2.504cm" svg:y="0.332cm" svg:viewBox="0 0 710 502" draw:points="294,502 294,226 294,220 293,214 293,209 293,203 293,198 292,193 292,188 291,183 290,178 290,173 289,168 288,164 287,159 286,155 285,151 283,147 282,143 280,139 279,136 277,132 275,129 273,126 271,123 269,120 267,117 264,114 262,112 259,110 256,107 254,105 251,104 248,102 245,101 241,99 238,98 234,98 231,97 227,96 223,96 219,96 215,96 212,96 208,97 204,98 201,99 197,100 194,101 190,102 187,104 184,106 180,108 177,111 174,113 172,116 169,119 166,122 163,125 161,128 158,132 156,136 154,139 152,143 149,147 148,152 146,156 144,161 142,165 141,170 140,175 138,180 137,186 136,191 135,197 134,202 133,208 133,214 132,220 132,226 132,232 132,238 132,502 4,502 4,119 4,116 4,113 4,110 4,107 4,104 4,100 4,97 4,94 4,90 3,87 3,83 3,80 3,77 3,74 3,70 3,67 3,64 3,61 3,58 3,55 3,52 2,49 2,46 2,43 2,40 2,38 2,35 2,33 2,30 2,28 2,25 2,23 1,21 1,19 1,17 1,15 1,14 1,12 1,11 0,9 122,9 122,11 123,12 123,13 123,15 123,17 123,19 123,21 124,23 124,25 124,27 124,30 124,32 124,35 125,37 125,40 125,43 125,45 125,48 126,51 126,54 126,57 126,59 127,62 127,65 127,68 127,71 127,74 127,77 127,80 127,83 127,86 128,88 128,91 128,94 128,96 128,99 128,101 128,103 128,105 128,107 130,107 135,96 140,86 145,76 151,67 157,59 163,51 168,44 175,37 182,31 189,26 196,21 203,16 211,13 219,9 227,6 236,4 245,2 254,1 263,0 273,0 284,0 295,1 305,2 315,4 324,7 333,10 341,14 349,18 357,22 364,28 370,33 377,40 382,46 388,53 393,61 397,69 401,78 405,87 407,97 410,107 413,107 415,101 418,95 421,90 424,84 426,79 429,74 432,70 435,65 438,60 441,56 444,52 447,48 450,45 454,41 457,38 461,35 464,32 468,29 471,26 475,23 478,21 482,19 486,17 490,15 494,13 498,11 502,9 506,8 510,7 515,5 519,4 523,3 528,3 533,2 538,1 542,1 547,1 552,0 557,0 562,0 570,0 578,1 585,1 592,2 599,4 606,5 612,7 619,9 625,12 630,15 636,17 641,21 646,24 651,28 656,32 660,36 664,40 668,45 672,50 676,54 679,60 682,65 685,71 689,76 692,82 694,88 697,95 699,101 700,108 702,114 704,122 705,129 706,136 707,143 708,150 709,158 710,166 710,173 710,181 710,189 710,502 582,502 582,226 582,220 582,214 582,209 582,203 581,198 581,193 581,188 580,183 579,178 578,173 578,168 577,164 576,159 575,155 573,151 572,147 571,143 569,139 567,136 566,132 564,129 562,126 560,123 558,120 555,117 553,114 551,112 548,110 545,107 542,105 540,104 536,102 533,101 530,99 527,98 523,98 520,97 516,96 512,96 508,96 504,96 500,96 497,97 493,98 490,98 486,100 483,101 479,102 476,104 473,106 470,108 467,110 464,112 461,115 458,118 456,120 453,124 450,127 448,130 445,134 443,137 441,141 439,145 437,149 436,153 434,158 432,162 431,167 429,172 428,177 427,181 425,187 425,192 424,197 423,203 422,208 421,214 421,220 421,226 420,232 420,502">
          <text:p/>
        </draw:polygon>
        <draw:path draw:style-name="gr3" draw:text-style-name="P3" draw:layer="layout" svg:width="0.497cm" svg:height="0.51cm" svg:x="3.298cm" svg:y="0.333cm" svg:viewBox="0 0 498 511" svg:d="M152 511h-7l-7-1h-7l-6-1-7-1-6-1-6-1-6-1-6-2-6-2-5-2-6-2-5-3-5-2-5-3-4-3-5-3-4-3-4-4-4-3-4-4-4-5-3-4-3-4-3-5-3-5-3-5-3-5-2-6-2-5-2-6-2-6-1-6-2-6-1-6-1-6-1-7v-7l-1-6v-8-8l1-8 1-9 1-7 1-8 2-7 2-7 2-7 2-6 3-6 4-6 3-5 4-6 4-5 3-5 5-5 4-4 5-4 5-4 5-4 5-4 6-3 6-3 6-3 6-3 6-3 6-2 7-2 7-2 7-2 7-1 7-2 8-1 7-1 8-1 7-1 8-1 8-1h8 7l107-2v-25-5l-1-5v-5-5l-1-4v-5l-1-4-1-4-1-4v-3l-1-4-2-3-1-4-1-3-1-3-1-3-2-2-2-3-1-3-2-2-2-2-2-2-2-2-2-2-2-2-3-1-2-1-3-2-2-1-3-1-3-1-2-1h-3l-3-1-3-1h-3-4l-3-1h-3-3-4-3-3l-3 1h-3-2l-3 1h-3l-3 1h-2l-2 1-3 1-2 1-2 1-3 1-2 1-2 1-2 2-1 1-3 2-1 1-2 2-1 2-2 2-2 2-1 2-1 2-2 3-1 3-1 2-1 3-1 3-2 3v3l-1 3-1 3v4l-1 4-1 4v4l-133-7 1-6 1-6 2-6 2-6 1-6 2-6 3-6 2-5 3-6 3-5 2-6 4-5 3-5 4-4 4-5 4-5 4-4 5-4 5-5 5-4 5-3 5-4 6-3 6-4 6-3 7-3 7-2 7-3 7-2 7-3 7-2 9-2 8-1 8-2 9-1 9-1 9-1h9 10 10 9 9l9 1h8l9 1 8 1 7 2 8 2 8 2 7 2 7 2 7 3 7 3 6 3 6 3 6 3 6 4 6 4 5 4 5 5 5 5 4 4 5 5 4 5 4 6 3 5 4 6 3 6 3 6 3 7 3 6 2 7 3 8 2 7 1 7 1 8 1 8 1 8v8 9 179 3 4 3l1 3v3 4 2 4 2l1 3v3 2l1 3v2l1 3v2l1 2 1 2 1 2 1 2v2l1 2 1 1 2 2 1 1 1 2 1 1 2 1 1 1 2 1 1 1 2 1 2 1h2l2 1h2 2 3l2 1h3 3 2l3-1h3 3 3l3-1h2 3l3-1v70l-2 1h-3l-2 1h-2l-2 1h-2l-2 1h-2l-2 1h-1l-2 1h-2-2l-2 1h-2l-1 1h-2-2l-2 1h-2-2-1l-2 1h-2-2-2-2l-2 1h-2-2-2-2-3l-2 1h-2-3-2-4-2-3-9l-9-1-9-1-7-2-8-2-7-2-6-4-6-3-5-4-5-5-5-4-4-6-3-6-4-6-2-7-3-7-2-8-2-9-2-8-1-9h-2l-6 9-5 8-6 9-6 8-6 8-7 7-7 6-8 6-7 6-8 5-8 5-8 4-9 4-9 3-10 3-10 2-10 3-10 1h-11zM301 273l-66 1h-4-4-4l-4 1h-4-4l-4 1h-3l-4 1h-4l-4 1-3 1h-4l-3 1-3 1-3 1-4 2-3 1-3 1-2 2-3 2-3 1-2 2-3 2-2 2-2 3-2 2-2 3-1 2-2 3-2 3-1 4-1 4-2 3v4l-1 5-1 4v4 5 5 7 7l1 6 1 6 2 5 1 5 2 5 3 4 2 4 4 4 3 3 4 3 3 2 4 2 5 2 4 2 4 1 5 1h5 6 5 4 5l5-1 4-1 4-1 5-2 4-1 4-2 4-2 4-2 4-2 4-3 3-2 4-3 3-3 3-3 3-3 3-3 3-3 3-4 2-3 3-4 2-4 2-4 2-4 2-4 2-4 2-4 2-5 1-4 2-5 1-4 1-5v-4l1-5 1-4v-5l1-5v-4z">
          <text:p/>
        </draw:path>
        <draw:polygon draw:style-name="gr3" draw:text-style-name="P3" draw:layer="layout" svg:width="0.288cm" svg:height="0.616cm" svg:x="3.8cm" svg:y="0.226cm" svg:viewBox="0 0 289 617" draw:points="181,617 170,617 159,616 149,614 140,612 131,609 123,606 115,602 108,597 100,592 94,586 88,580 83,572 79,565 74,557 70,547 68,538 66,528 64,517 63,505 63,493 63,203 0,203 0,116 69,116 110,0 190,0 190,116 283,116 283,203 190,203 190,459 190,466 191,472 191,478 192,484 194,490 195,495 197,500 199,504 201,508 204,512 207,515 210,518 213,520 217,522 221,524 226,526 230,527 235,528 241,528 246,528 248,528 251,528 253,528 255,528 257,528 260,528 261,528 263,527 266,527 267,527 269,526 271,526 273,526 275,525 278,525 280,524 282,524 284,523 286,523 289,522 289,601 284,603 279,604 274,606 269,607 265,608 260,609 254,610 249,611 244,612 239,613 233,613 228,614 223,615 217,615 211,616 205,616 199,616 193,617 187,617">
          <text:p/>
        </draw:polygon>
        <draw:path draw:style-name="gr3" draw:text-style-name="P3" draw:layer="layout" svg:width="0.45cm" svg:height="0.51cm" svg:x="4.135cm" svg:y="0.333cm" svg:viewBox="0 0 451 511" svg:d="M231 511h-10l-10-1-10-1-10-1-10-1-9-2-10-2-9-2-9-3-8-3-10-3-8-4-7-4-8-4-8-5-7-5-6-5-7-6-6-6-6-6-6-6-6-7-5-8-5-8-5-8-4-8-5-8-4-9-3-9-4-10-2-10-3-10-3-11-2-11-2-11-1-11-1-12-1-12v-13l-1-13 1-14v-13l1-13 2-12 1-13 2-11 3-11 2-11 4-11 3-9 4-10 4-9 5-9 4-8 5-8 6-8 5-7 6-7 6-6 6-6 7-6 6-6 7-5 7-5 8-4 7-4 8-4 8-3 9-4 8-2 9-3 8-2 9-2 8-2 9-1 9-1 9-1 9-1h9 10 11 11l11 1 10 2 10 1 10 3 10 2 8 4 9 3 9 4 8 4 8 4 7 5 7 5 7 6 7 6 6 6 6 6 6 7 5 7 5 8 5 7 5 8 4 9 4 8 4 9 3 9 4 10 2 10 3 10 2 10 2 10 2 11 2 11 1 11 1 11 1 12 1 11v12 12 4h-315v6 6 6l1 6v6l1 6v5l1 6 1 5 1 6 1 5 2 5 1 5 1 5 2 4 2 5 2 4 2 5 2 4 3 4 2 4 3 3 3 4 3 3 3 3 3 3 4 3 3 2 4 3 4 2 4 2 4 2 4 2 5 1 4 1 5 2h5l5 1h6 5 7 6l6-1 6-1 6-1 5-2 5-2 5-2 5-2 4-3 4-3 4-4 4-3 3-4 3-4 3-5 3-5 2-5 2-6 3-6 120 11-2 4-2 4-1 5-3 4-2 4-2 5-3 5-2 4-3 5-3 4-3 5-3 5-4 5-3 5-4 4-4 5-4 4-5 4-5 4-4 4-5 4-5 4-6 3-6 4-6 3-6 3-7 3-7 3-7 3-7 3-7 2-8 3-8 1-8 2-9 1-9 2-10 1h-9l-10 1zM231 80h-3-4l-4 1h-4l-3 1h-4l-4 1-3 1-4 2-3 1-3 1-4 1-3 2-3 2-3 2-3 2-3 3-3 2-2 3-3 2-2 4-2 2-3 4-2 3-2 4-2 4-2 3-1 5-2 4-2 5-1 4-1 5-2 5-1 5-1 6-1 5v6l-1 6v6 6h190v-11l-2-12-1-10-3-10-2-9-4-8-3-9-4-7-4-7-5-6-5-6-6-5-6-4-6-4-6-4-7-2-8-2-7-2-8-1z">
          <text:p/>
        </draw:path>
        <draw:path draw:style-name="gr3" draw:text-style-name="P3" draw:layer="layout" svg:width="0.47cm" svg:height="0.684cm" svg:x="4.655cm" svg:y="0.159cm" svg:viewBox="0 0 471 685" svg:d="M347 675l-1-1v-1-1-1-2l-1-1v-2-1-2l-1-2v-2-2-2-2l-1-3v-2-2-2l-1-2v-3-2-3-2-2l-1-3v-2-3-2l-1-3v-2-2-3-2-2-2-3-2-1-3h-2l-4 10-5 8-6 9-5 7-6 8-7 6-6 6-8 6-7 5-8 4-9 4-8 4-9 3-9 2-9 3-10 1-10 2-10 1h-11l-11 1-9-1h-9l-9-1-8-2-8-1-8-2-8-3-7-3-8-3-6-3-7-4-6-5-7-4-6-5-5-5-6-6-5-6-5-6-5-6-4-7-5-7-4-7-3-7-4-8-4-8-3-8-3-8-2-9-3-9-2-9-2-10-2-9-2-10-1-10-1-10-1-10-1-11v-10l-1-11v-11-11l1-11v-11l1-10 1-11 1-10 2-10 1-10 2-9 2-10 3-9 2-9 3-9 3-8 4-8 3-8 4-8 4-7 4-7 5-7 5-7 4-6 6-7 5-5 6-5 6-6 6-5 7-4 6-5 8-3 7-4 7-3 8-3 8-4 9-2 8-2 9-1 10-1h9 10 4 5 5 5l4 1h5l4 1 5 1h5l4 1 4 2 5 1 4 1 4 2 4 2 5 1 3 2 6 2 4 2 3 2 4 2 4 2 3 3 4 2 3 3 4 2 3 3 4 3 3 4 3 3 3 3 3 3 3 4 3 4 2 4 3 4 2 4 2 4 3 5 2 4h1v-1-1-1-1-1-2-1-2-1-2-2-2-2-2-2-2-2-2-2-2-3-2-2l-1-3v-2-2-3-2-3-2-2-3-2-3-2-2-3-2-3-3-179h128v568 7 7 7 7 6 6 7l1 6v6 5l1 6v5 5 5l1 4v4 4 4 3l1 3zM341 427v-10l-1-9v-9l-1-9v-8l-1-7-1-8-2-7-1-7-2-7-2-6-2-6-2-6-2-5-3-6-2-5-3-4-2-5-3-4-3-3-3-4-3-4-3-3-4-3-3-3-3-2-4-3-3-2-4-2-4-1-5-1-3-2-4-1-4-1-4-1-3-1h-4-4l-4-1h-4-5l-4 1h-5l-5 1-4 1-4 1-5 1-4 1-4 2-4 2-3 2-4 2-3 3-4 2-3 3-3 3-3 4-3 3-3 4-2 4-3 4-2 5-2 4-3 5-2 5-2 5-2 6-1 6-2 6-1 6-1 7-1 6-1 7-1 8-1 7v8l-1 8v9l-1 8v9l2 32 3 28 5 25 7 22 9 19 11 15 13 11 15 9 17 5 19 2 4-1h4l4-1h3l4-1 4-1 4-1 4-1 4-1 4-2 4-2 4-1 3-3 4-2 3-3 4-3 3-3 3-3 3-4 3-3 3-5 3-4 3-5 2-4 3-5 2-6 2-5 2-6 3-6 1-7 2-7 2-7 1-7 2-8 1-8v-9l1-8v-9l1-9z">
          <text:p/>
        </draw:path>
        <draw:polygon draw:style-name="gr3" draw:text-style-name="P3" draw:layer="layout" svg:width="0.447cm" svg:height="0.511cm" svg:x="5.477cm" svg:y="0.332cm" svg:viewBox="0 0 448 512" draw:points="448,358 448,365 448,372 447,378 446,385 445,391 443,398 441,404 439,410 436,416 434,421 430,427 427,432 424,439 420,444 416,448 411,453 406,458 401,462 396,466 391,471 385,475 379,478 373,482 366,485 360,488 352,491 345,494 338,496 330,499 322,501 313,503 305,505 296,506 287,508 278,509 268,510 259,511 249,511 239,512 228,512 219,512 210,511 201,511 192,511 184,510 175,509 167,508 159,507 151,506 144,505 137,504 129,502 122,500 115,498 108,496 102,494 95,491 88,488 82,486 76,483 71,479 66,476 60,472 55,468 51,464 46,460 41,456 37,451 33,446 29,441 25,436 22,430 18,425 15,419 12,413 10,406 7,400 5,393 3,386 0,379 114,362 115,366 116,370 117,373 119,377 120,380 122,384 123,387 125,390 127,392 129,395 131,398 133,400 135,402 137,404 139,406 142,408 144,410 147,412 150,413 152,415 155,416 158,417 161,418 164,419 168,420 171,421 174,422 178,423 182,423 185,424 189,424 193,425 197,425 201,425 206,426 210,426 215,426 219,426 224,426 228,426 233,426 237,426 241,426 246,426 249,426 253,425 258,425 261,425 265,424 269,424 273,423 276,422 280,422 283,421 286,420 290,419 293,419 296,418 299,416 302,415 304,414 307,413 309,411 312,409 314,408 316,406 318,404 320,402 322,400 324,398 325,396 326,393 327,391 328,388 329,385 330,382 331,379 331,376 331,373 331,370 331,366 331,362 330,359 330,356 328,353 327,350 326,347 324,344 322,342 320,340 318,337 315,335 313,333 310,331 307,329 304,328 300,326 297,324 293,323 289,322 285,320 282,319 277,317 273,316 268,315 264,313 259,312 254,311 249,310 244,309 239,308 233,307 228,306 223,305 217,304 211,302 206,301 200,300 194,298 188,297 182,295 176,294 170,293 164,291 158,289 152,288 146,286 139,284 133,282 127,281 121,279 116,276 110,274 104,272 98,269 93,267 88,264 83,261 78,258 73,255 68,251 64,248 59,244 55,240 52,236 48,232 44,227 41,223 37,218 35,213 32,208 29,203 27,197 25,191 24,184 22,178 21,171 21,164 20,157 20,149 20,142 21,135 21,129 22,122 23,116 25,110 27,104 29,98 31,92 34,87 36,81 40,76 43,71 47,66 51,61 55,57 59,52 64,48 69,44 74,40 79,36 85,33 91,29 97,26 104,23 111,20 117,17 125,15 132,13 140,10 148,8 156,7 164,5 173,4 182,3 191,2 200,1 210,1 219,0 229,0 237,0 245,0 253,1 260,1 268,2 276,3 283,4 290,5 297,6 304,8 311,9 318,11 324,13 331,15 337,17 343,20 349,22 355,25 360,28 366,31 371,35 376,38 381,42 386,46 391,50 395,54 399,58 404,63 407,67 411,72 415,77 418,83 421,88 424,94 427,100 429,106 432,112 434,119 436,126 437,133 324,144 323,141 322,138 321,135 321,131 320,129 318,125 317,123 316,120 314,118 313,116 311,113 309,111 307,109 306,107 303,105 301,103 299,101 297,100 295,98 292,97 290,95 287,94 285,93 282,92 279,91 277,90 273,89 271,89 267,88 264,88 261,87 258,87 254,86 251,86 248,86 244,86 241,85 237,85 233,85 229,85 221,85 212,86 204,86 197,87 189,88 183,89 177,91 171,93 166,95 161,97 157,99 153,102 150,105 146,108 144,112 142,116 140,120 139,125 139,130 138,136 138,139 139,142 139,145 140,148 141,150 142,153 143,156 144,158 146,160 147,162 150,164 152,166 154,168 156,170 159,172 162,173 164,175 168,176 170,178 174,179 177,180 181,181 185,183 189,184 193,185 197,186 201,187 205,189 210,190 214,191 219,191 224,192 229,193 234,195 239,196 244,197 249,198 255,199 260,201 266,202 272,203 279,205 286,207 293,208 300,210 306,211 313,213 319,215 326,217 333,219 339,221 345,223 352,226 358,228 364,231 370,233 375,236 381,239 386,243 391,246 396,250 401,253 406,257 410,261 415,265 418,270 422,274 426,279 429,285 433,290 436,295 438,301 441,307 443,313 445,320 446,327 447,334 448,342 448,350">
          <text:p/>
        </draw:polygon>
        <draw:path draw:style-name="gr3" draw:text-style-name="P3" draw:layer="layout" svg:width="0.468cm" svg:height="0.695cm" svg:x="6.001cm" svg:y="0.332cm" svg:viewBox="0 0 469 696" svg:d="M0 257v-11-11l1-11 1-10 1-11 1-10 2-10 1-10 2-9 2-10 3-9 2-9 3-9 3-8 4-9 3-8 4-7 4-8 4-7 5-7 5-7 5-6 5-6 6-6 6-5 6-5 6-5 6-5 7-4 7-4 7-5 8-3 8-3 8-2 8-2 9-2 9-1 9-1 9-1h10 10l9 1 10 1 8 1 10 2 8 3 9 2 8 3 8 5 8 4 7 4 8 5 7 6 6 6 7 6 7 7 5 8 5 8 5 9 5 9v-2-2-2-2-3-2-2-2-3-2-3l1-2v-3-2-3-2-2l1-3v-2-2-3-2l1-2v-2-2l1-3v-2-1-2-2l1-2v-1-2-3l1-1v-1-1-1-1l1-1h122v4 5 4 4l-1 4v5 5 5 6 6l-1 6v6 6 6 7 7 7 7 7 8 572h-127v-205-2-3-3-2-3-2-2-3-2-3-2-3-2l1-2v-3-2-2-2-2-2-3-2-3-2-2l1-3v-2-2-2-2h-1l-5 9-4 9-6 8-6 8-7 7-6 7-8 6-7 6-7 5-8 4-9 4-9 4-9 3-9 3-10 2-9 2-10 2-11 1h-11l-10 1-10-1h-8l-9-1-9-2-8-1-8-2-7-3-8-3-7-3-7-3-7-4-6-5-6-4-6-5-6-5-5-6-6-6-4-6-5-6-5-7-4-7-4-7-4-7-4-8-3-8-3-8-3-8-3-9-2-9-2-9-3-10-1-9-2-10-1-10-2-10v-10l-1-11-1-10v-11zM341 254v-9l-1-10v-9l-1-8-1-9v-7l-2-8-1-7-2-7-1-7-2-6-2-6-2-6-3-5-2-5-2-5-4-5-2-4-3-4-3-4-3-4-3-3-3-4-3-3-4-2-3-3-4-2-3-2-4-2-4-2-4-1-3-1-4-1-4-2h-4l-3-1-4-1h-4-4-3-5-5l-5 1h-4l-5 1-4 1-4 1-4 2-4 1-4 2-4 2-4 2-3 3-3 3-3 3-4 3-2 3-4 3-2 4-3 4-3 4-2 5-2 5-2 5-3 4-2 6-1 5-2 6-2 6-1 7-1 6-1 7-2 7v7l-1 8-1 7v9l-1 8v8 9l1 32 3 28 5 25 8 22 8 19 12 15 13 11 15 9 17 5 20 2 3-1h4l4-1h4l4-1 3-1 4-1 4-1 3-1 4-2 4-2 4-1 4-3 3-2 3-3 4-3 3-3 3-3 3-4 4-3 2-5 3-4 3-5 3-4 3-5 2-6 3-5 2-6 2-6 2-7 1-7 2-7 1-7 2-8v-8l1-8 1-9v-9l1-9z">
          <text:p/>
        </draw:path>
        <draw:polygon draw:style-name="gr3" draw:text-style-name="P3" draw:layer="layout" svg:width="0.45cm" svg:height="0.502cm" svg:x="6.589cm" svg:y="0.341cm" svg:viewBox="0 0 451 503" draw:points="128,0 128,277 128,282 128,288 128,293 129,299 129,304 130,309 131,314 131,320 132,325 133,329 134,334 135,339 136,343 137,347 139,351 140,355 142,359 144,363 146,367 148,370 150,374 152,377 155,380 157,382 159,385 162,388 165,390 168,393 171,395 175,397 178,398 182,400 185,401 189,403 193,404 197,405 202,405 206,406 211,406 216,406 220,406 224,406 229,405 233,405 237,404 242,403 246,401 250,400 254,398 257,396 261,394 265,392 268,389 272,387 275,384 278,381 282,377 284,374 287,371 290,367 293,363 295,359 298,355 300,351 302,346 304,342 306,337 308,332 309,327 311,322 313,317 314,311 315,306 316,300 317,295 318,289 318,283 318,277 319,271 319,264 319,0 448,0 448,382 448,386 448,389 448,392 448,395 448,398 448,402 448,405 448,409 448,413 448,416 448,420 448,423 448,426 448,430 448,433 448,436 448,439 448,442 448,445 448,449 449,451 449,454 449,457 449,460 449,463 449,466 449,468 449,471 450,473 450,476 450,478 450,480 450,483 450,484 450,486 451,488 451,490 451,491 451,492 451,493 328,493 328,492 328,491 328,490 328,488 327,486 327,485 327,483 327,481 327,479 326,476 326,474 326,471 326,469 326,466 326,463 325,461 325,458 325,455 325,452 325,449 325,447 325,444 324,441 324,438 324,435 324,432 324,429 324,426 324,423 323,420 323,418 323,415 323,412 323,409 323,406 323,404 323,401 323,399 323,397 323,395 320,395 315,406 310,417 304,426 298,436 291,444 285,452 278,459 271,466 263,472 255,477 248,482 239,486 231,490 222,493 213,496 203,498 193,501 183,502 173,502 162,503 153,503 145,502 137,501 129,500 121,499 114,497 107,496 100,493 94,491 87,488 81,485 75,482 70,478 64,475 59,471 54,467 49,462 45,458 41,454 37,449 33,443 30,438 26,432 23,427 20,421 18,415 15,407 13,401 11,394 9,387 7,381 6,374 5,366 4,359 3,352 2,344 1,337 1,329 0,321 0,313 0,0">
          <text:p/>
        </draw:polygon>
        <draw:path draw:style-name="gr3" draw:text-style-name="P3" draw:layer="layout" svg:width="0.496cm" svg:height="0.51cm" svg:x="7.128cm" svg:y="0.333cm" svg:viewBox="0 0 497 511" svg:d="M152 511h-7l-7-1h-6l-7-1-6-1-7-1-6-1-6-1-6-2-5-2-6-2-5-2-5-3-5-2-6-3-5-3-4-3-5-3-4-4-4-3-4-4-3-5-4-4-3-4-3-5-3-5-3-5-2-5-3-6-2-5-2-6-2-6-1-6-1-6-1-6-2-6v-7l-1-7v-6-8-8-8l1-9 1-7 2-8 1-7 2-7 2-7 3-6 3-6 3-6 4-5 3-6 4-5 4-5 4-5 5-4 5-4 5-4 5-4 5-4 6-3 6-3 6-3 6-3 6-3 7-2 7-2 7-2 7-2 7-1 7-2 7-1 8-1 7-1 8-1 7-1 8-1h8 8l106-2v-25-5-5-5l-1-5v-4l-1-5-1-4v-4l-1-4-1-3-1-4-1-3-1-4-2-3-1-3-1-3-2-2-1-3-2-3-2-2-2-2-2-2-1-2-3-2-2-2-2-1-3-1-2-2-3-1-2-1-3-1-3-1h-3l-3-1-3-1h-3-3l-3-1h-3-4-3-3-3l-3 1h-3-3l-2 1h-3l-3 1h-3l-2 1-2 1-3 1-2 1-2 1-2 1-2 1-2 2-2 1-2 2-2 1-1 2-2 2-2 2-1 2-2 2-1 2-1 3-2 3-1 2-1 3-1 3-1 3-1 3-1 3v3l-1 4-1 4v4l-1 4-134-7 1-6 2-6 1-6 2-6 2-6 2-6 2-6 3-5 2-6 3-5 3-6 3-5 4-5 3-4 4-5 6-5 4-4 4-4 5-5 5-4 6-3 5-4 6-3 6-4 6-3 6-3 7-2 7-3 7-2 7-3 8-2 8-2 8-1 9-2 8-1 9-1 9-1h10 10 10 9 9l8 1h9l8 1 8 1 8 2 8 2 7 2 7 2 8 2 6 3 7 3 6 3 7 3 6 3 5 4 6 4 5 4 5 5 5 5 5 4 4 5 4 5 4 6 4 5 3 6 4 6 3 6 3 7 2 6 2 7 2 8 2 7 1 7 2 8 1 8v8l1 8v9 179 3 4 3 3 3 4 2l1 4v2 3 3l1 2v3l1 2 1 3v2l1 2v2l1 2 1 2 1 2 1 2 1 1 1 2 1 1 2 2 1 1 1 1 2 1 1 1 2 1 2 1 2 1h1l3 1h2 2 2l3 1h2 3 3l3-1h3 3 3l2-1h3 3l2-1v70l-2 1h-2l-2 1h-2l-2 1h-2l-2 1h-2l-2 1h-2l-2 1h-2-2l-1 1h-2l-2 1h-2-1l-3 1h-1-2-2l-2 1h-2-2-2-2l-2 1h-2-2-2-2-2l-2 1h-3-2-3-2-3-2-10l-9-1-8-1-8-2-7-2-7-2-7-4-5-3-6-4-5-5-4-4-4-6-4-6-3-6-3-7-2-7-3-8-2-9-1-8-1-9h-3l-5 9-6 8-6 9-6 8-6 8-7 7-7 6-7 6-8 6-7 5-8 5-9 4-9 4-9 3-9 3-10 2-10 3-11 1h-11zM301 273l-66 1h-4-4-4l-4 1h-3-4l-4 1h-4l-4 1h-3l-4 1-4 1h-3l-4 1-3 1-3 1-3 2-3 1-3 1-3 2-3 2-2 1-3 2-2 2-2 2-2 3-3 2-1 3-2 2-2 3-1 3-2 4-1 4-1 3-1 4-1 5v4l-1 4v5 5 7l1 7v6l2 6 1 5 2 5 2 5 2 4 3 4 3 4 3 3 4 3 4 2 4 2 4 2 4 2 5 1 5 1h5 5 5 5 4l5-1 5-1 4-1 4-2 5-1 4-2 4-2 4-2 4-2 3-3 4-2 3-3 3-3 3-3 4-3 2-3 3-3 3-4 3-3 2-4 3-4 2-4 2-4 2-4 2-4 2-4 1-5 2-4 1-5 1-4 1-5 1-4 1-5v-4l1-5v-5-4z">
          <text:p/>
        </draw:path>
        <draw:polygon draw:style-name="gr3" draw:text-style-name="P3" draw:layer="layout" svg:width="0.287cm" svg:height="0.501cm" svg:x="7.68cm" svg:y="0.332cm" svg:viewBox="0 0 288 502" draw:points="3,502 3,125 3,122 3,119 3,115 3,112 3,108 3,105 3,102 3,98 3,95 3,91 3,88 3,84 3,81 3,77 3,74 3,71 3,68 3,64 2,61 2,58 2,54 2,51 2,48 2,45 2,42 2,39 2,37 2,34 1,31 1,29 1,26 1,23 1,21 1,19 1,17 1,15 1,14 0,12 0,11 0,9 122,9 122,11 122,12 122,14 123,15 123,17 123,19 123,21 123,23 123,26 124,29 124,31 124,34 124,37 124,40 124,43 125,45 125,48 125,51 125,54 125,58 125,61 126,64 126,67 126,70 126,74 126,77 126,80 126,83 127,86 127,89 127,93 127,95 127,98 127,101 128,104 128,106 128,108 128,111 128,113 128,114 130,114 131,109 133,104 135,99 137,94 139,89 141,84 143,80 145,75 147,71 149,67 150,63 153,58 155,54 157,51 159,47 161,44 164,40 166,37 168,34 171,31 173,28 176,25 179,22 182,20 185,18 189,15 192,14 195,11 199,10 202,8 206,7 210,5 215,4 219,3 223,2 228,1 233,1 238,0 243,0 248,0 251,0 253,0 255,0 257,0 259,1 262,1 264,1 266,2 268,2 271,2 273,3 275,3 277,3 279,4 281,4 282,5 284,5 285,6 287,6 288,7 288,114 286,113 283,113 281,112 278,112 275,111 273,111 270,110 268,110 265,110 263,109 260,109 258,108 255,108 252,108 249,107 246,107 243,107 240,107 237,107 233,107 224,107 215,108 205,110 197,113 190,117 183,121 176,126 169,131 163,138 158,146 153,154 148,162 144,172 141,182 138,193 136,205 134,218 132,231 131,245 131,260 131,502">
          <text:p/>
        </draw:polygon>
        <draw:path draw:style-name="gr3" draw:text-style-name="P3" draw:layer="layout" svg:width="0.45cm" svg:height="0.51cm" svg:x="8.017cm" svg:y="0.333cm" svg:viewBox="0 0 451 511" svg:d="M230 511h-10l-10-1-11-1-9-1-10-1-10-2-9-2-9-2-9-3-9-3-8-3-8-4-8-4-7-4-8-5-7-5-7-5-6-6-7-6-6-6-6-6-5-7-6-8-5-8-4-8-5-8-4-8-4-9-4-9-3-10-3-10-2-10-3-11-2-11-2-11-1-11-1-12-1-12-1-13v-13-14l1-13 1-13 1-12 2-13 2-11 3-11 2-11 3-11 4-9 4-10 4-9 4-9 5-8 5-8 5-8 6-7 6-7 6-6 6-6 6-6 7-6 7-5 7-5 8-4 7-4 8-4 8-3 8-4 8-2 8-3 9-2 8-2 9-2 9-1 9-1 9-1 9-1h9 9 12 11l11 1 10 2 10 1 11 3 9 2 9 4 9 3 8 4 8 4 8 4 8 5 7 5 7 6 7 6 6 6 6 6 6 7 5 7 5 8 5 7 5 8 4 9 4 8 4 9 3 9 3 10 3 10 3 10 2 10 2 10 2 11 2 11 1 11 1 11 1 12 1 11v12 12 4h-317v6l1 6v6 6l1 6v6l1 5 1 6 1 5 1 6 1 5 1 5 2 5 1 5 2 4 2 5 2 4 2 5 2 4 3 4 2 4 3 3 3 4 3 3 3 3 3 3 3 3 4 2 4 3 4 2 3 2 5 2 4 2 4 1 5 1 5 2h5l5 1h5 6 6 7l6-1 6-1 5-1 6-2 5-2 5-2 4-2 6-3 4-3 4-4 3-3 4-4 3-4 3-5 3-5 2-5 2-6 2-6 121 11-2 4-2 4-2 5-2 4-2 4-3 5-2 5-3 4-3 5-2 4-3 5-3 5-4 5-4 5-3 4-5 5-4 4-4 4-5 4-5 4-5 4-5 4-5 3-6 4-6 3-6 3-7 3-7 3-7 3-7 3-7 2-8 3-8 1-9 2-9 1-9 2-10 1h-9l-10 1zM230 80h-3-4l-4 1h-4l-4 1h-3l-4 1-4 1-3 2-4 1-3 1-3 1-3 2-3 2-3 2-3 2-3 3-3 2-2 3-3 2-2 4-3 2-2 4-2 3-2 4-2 4-2 3-2 5-2 4-1 5-1 4-2 5-1 5-1 5-1 6-1 5v6l-1 6v6l-1 6h192l-1-11-1-12-2-10-2-10-3-9-3-8-3-9-4-7-5-7-4-6-5-6-7-5-6-4-6-4-6-4-8-2-7-2-7-2-8-1z">
          <text:p/>
        </draw:path>
        <draw:polygon draw:style-name="gr3" draw:text-style-name="P3" draw:layer="layout" svg:width="0.287cm" svg:height="0.501cm" svg:x="8.819cm" svg:y="0.332cm" svg:viewBox="0 0 288 502" draw:points="4,502 4,125 4,122 4,119 3,115 3,112 3,108 3,105 3,102 3,98 3,95 3,91 3,88 3,84 3,81 3,77 3,74 3,71 3,68 3,64 2,61 2,58 2,54 2,51 2,48 2,45 2,42 2,39 2,37 2,34 1,31 1,29 1,26 1,23 1,21 1,19 1,17 1,15 1,14 0,12 0,11 0,9 122,9 122,11 122,12 122,14 123,15 123,17 123,19 123,21 123,23 123,26 124,29 124,31 124,34 124,37 124,40 124,43 125,45 125,48 125,51 126,54 126,58 126,61 126,64 126,67 126,70 126,74 127,77 127,80 127,83 127,86 127,89 127,93 127,95 127,98 128,101 128,104 128,106 128,108 128,111 128,113 128,114 130,114 132,109 133,104 135,99 137,94 139,89 141,84 143,80 145,75 147,71 149,67 151,63 153,58 155,54 157,51 159,47 162,44 164,40 166,37 169,34 171,31 174,28 176,25 180,22 182,20 186,18 189,15 192,14 195,11 199,10 202,8 206,7 210,5 214,4 218,3 224,2 228,1 233,1 238,0 243,0 248,0 251,0 253,0 255,0 257,0 260,1 262,1 264,1 266,2 268,2 271,2 273,3 275,3 277,3 279,4 281,4 282,5 284,5 285,6 287,6 288,7 288,114 286,113 283,113 281,112 278,112 276,111 273,111 270,110 268,110 266,110 263,109 261,109 258,108 255,108 252,108 249,107 246,107 243,107 240,107 237,107 233,107 224,107 214,108 206,110 198,113 190,117 183,121 176,126 169,131 163,138 158,146 153,154 148,162 144,172 141,182 138,193 136,205 134,218 133,231 132,245 132,260 132,502">
          <text:p/>
        </draw:polygon>
        <draw:path draw:style-name="gr3" draw:text-style-name="P3" draw:layer="layout" svg:width="0.496cm" svg:height="0.51cm" svg:x="9.157cm" svg:y="0.333cm" svg:viewBox="0 0 497 511" svg:d="M497 254v11l-1 11-1 11-1 11-1 10-2 10-2 10-3 10-2 10-3 9-3 9-4 10-4 8-4 9-5 8-5 8-5 8-5 7-6 7-6 8-7 7-6 6-7 6-8 6-8 5-7 5-9 5-8 5-9 4-10 4-9 3-10 4-10 2-10 3-11 2-11 2-12 1-11 1h-12l-13 1-12-1h-11l-11-1-11-1-11-2-11-2-10-3-10-2-9-4-9-3-10-4-8-4-9-4-8-5-8-5-7-6-8-6-7-6-6-6-7-6-6-7-6-8-5-8-5-7-5-8-4-8-5-9-4-9-3-9-5-9-3-9-2-10-3-10-2-10-2-10-1-11-1-11-1-11v-10-12-11-11l1-10 1-10 1-11 2-10 2-10 2-9 3-10 2-9 4-10 4-9 4-8 4-9 5-8 5-8 5-8 5-7 6-7 6-7 6-7 7-6 7-7 7-5 8-5 8-6 8-5 9-4 8-5 10-3 9-4 10-3 10-3 11-3 10-2 12-2 11-1 12-1h12 12 13 13l12 1 12 1 12 2 11 2 11 3 10 3 10 3 10 4 9 3 8 5 9 4 8 5 8 6 8 5 7 5 6 7 7 6 6 7 6 7 5 7 5 7 5 8 5 8 4 8 4 8 3 9 4 9 2 9 3 9 3 10 2 10 2 10 1 10 1 10 2 11v10l1 11zM363 254v-17l-1-16-2-15-2-15-2-13-3-12-4-11-4-10-5-10-6-8-6-8-6-7-7-6-8-5-8-4-8-4-10-2-9-2-10-1-11-1-11 1-10 1-10 2-10 3-9 3-8 4-8 6-7 6-7 6-6 8-6 9-5 9-5 10-3 12-4 12-2 13-3 14-1 15-1 16v17 9 8 8l1 8v8l1 8 1 7 2 7 1 6 1 7 2 6 2 6 2 6 2 6 2 5 2 5 3 5 3 5 2 4 3 4 3 4 3 4 3 4 4 3 3 3 4 3 3 3 4 2 4 3 4 2 4 2 4 1 5 2 4 1 5 1 4 1h5l5 1h4l5 1 6-1h5l6-1h5l5-1 5-1 4-1 5-2 5-1 4-2 4-2 5-3 4-2 4-3 4-3 3-3 4-3 3-4 3-4 4-4 2-4 3-4 3-5 2-5 3-5 2-5 2-6 2-6 2-6 1-6 2-7 1-6 1-7 1-7 1-8 1-8v-8l1-8v-8z">
          <text:p/>
        </draw:path>
        <draw:path draw:style-name="gr3" draw:text-style-name="P3" draw:layer="layout" svg:width="0.497cm" svg:height="0.51cm" svg:x="9.725cm" svg:y="0.333cm" svg:viewBox="0 0 498 511" svg:d="M498 254l-1 11v11l-1 11-1 11-2 10-1 10-2 10-3 10-2 10-3 9-4 9-3 10-4 8-4 9-5 8-5 8-5 8-5 7-7 7-6 8-7 7-7 6-6 6-8 6-7 5-9 5-8 5-9 5-8 4-10 4-9 3-10 4-10 2-10 3-11 2-11 2-12 1-11 1h-12l-13 1-12-1h-11l-11-1-11-1-11-2-11-2-10-3-10-2-9-4-10-3-9-4-8-4-9-4-8-5-8-5-7-6-8-6-7-6-7-6-6-6-6-7-6-8-5-8-5-7-5-8-5-8-4-9-4-9-3-9-4-9-3-9-3-10-2-10-2-10-2-10-1-11-1-11-1-11v-10l-1-12 1-11v-11l1-10 1-10 1-11 2-10 2-10 2-9 3-10 2-9 4-10 3-9 4-8 4-9 5-8 4-8 6-8 5-7 6-7 6-7 6-7 7-6 7-7 7-5 8-5 8-6 8-5 8-4 9-5 10-3 9-4 10-3 10-3 10-3 11-2 11-2 12-1 12-1h12 12 13 13l12 1 12 1 12 2 11 2 11 3 10 3 10 3 9 4 10 3 9 5 8 4 8 5 8 6 7 5 7 5 7 7 7 6 6 7 7 7 5 7 5 7 5 8 4 8 5 8 4 8 3 9 4 9 2 9 3 9 2 10 3 10 1 10 2 10 1 10 1 11 1 10v11zM363 254v-17l-2-16-1-15-2-15-3-13-3-12-3-11-4-10-5-10-6-8-6-8-6-7-7-6-8-5-8-4-8-4-10-2-9-2-10-1-11-1-11 1-10 1-11 2-9 3-9 3-8 4-8 6-7 6-7 6-6 8-6 9-5 9-5 10-4 12-3 12-3 13-2 14-1 15-1 16v17 9 8 8l1 8v8l1 8 1 7 2 7 1 6 1 7 2 6 2 6 2 6 2 6 2 5 2 5 3 5 2 5 3 4 3 4 3 4 3 4 3 4 4 3 3 3 4 3 3 3 4 2 4 3 4 2 4 2 4 1 5 2 4 1 4 1 5 1h5l4 1h5l5 1 6-1h5l5-1h6l5-1 4-1 5-1 5-2 5-1 4-2 4-2 5-3 4-2 4-3 4-3 3-3 4-3 3-4 3-4 3-4 3-4 3-4 3-5 2-5 3-5 2-5 2-6 2-6 1-6 2-6 2-7 1-6 1-7 1-7 1-8v-8l1-8 1-8v-8z">
          <text:p/>
        </draw:path>
        <draw:polygon draw:style-name="gr3" draw:text-style-name="P3" draw:layer="layout" svg:width="0.288cm" svg:height="0.616cm" svg:x="10.269cm" svg:y="0.226cm" svg:viewBox="0 0 289 617" draw:points="180,617 169,617 158,616 148,614 139,612 130,609 122,606 113,602 106,597 99,592 93,586 87,580 82,572 77,565 74,557 70,547 67,538 65,528 64,517 63,505 63,493 63,203 0,203 0,116 69,116 109,0 189,0 189,116 283,116 283,203 189,203 189,459 189,466 190,472 190,478 191,484 192,490 194,495 196,500 198,504 200,508 203,512 206,515 210,518 213,520 217,522 221,524 225,526 230,527 235,528 240,528 246,528 248,528 251,528 253,528 255,528 257,528 259,528 261,528 263,527 265,527 267,527 269,526 271,526 273,526 275,525 277,525 280,524 282,524 284,523 286,523 289,522 289,601 284,603 279,604 274,606 269,607 264,608 259,609 254,610 249,611 244,612 239,613 233,613 228,614 222,615 217,615 211,616 204,616 198,616 192,617 186,617">
          <text:p/>
        </draw:polygon>
        <draw:path draw:style-name="gr3" draw:text-style-name="P3" draw:layer="layout" svg:width="0.496cm" svg:height="0.51cm" svg:x="10.863cm" svg:y="0.333cm" svg:viewBox="0 0 497 511" svg:d="M497 254v11 11l-1 11-1 11-2 10-1 10-2 10-3 10-3 10-3 9-3 9-4 10-4 8-3 9-5 8-5 8-5 8-6 7-5 7-6 8-7 7-7 6-7 6-7 6-8 5-8 5-8 5-8 5-10 4-9 4-9 3-10 4-10 2-11 3-10 2-13 2-11 1-11 1h-12l-13 1-12-1h-11l-12-1-11-1-10-2-11-2-10-3-10-2-9-4-10-3-9-4-9-4-8-4-8-5-8-5-8-6-7-6-7-6-7-6-6-6-6-7-6-8-5-8-5-7-5-8-5-8-4-9-4-9-4-9-3-9-3-9-3-10-2-10-2-10-2-10-1-11-1-11-1-11-1-10v-12-11l1-11v-10l1-10 2-11 2-10 1-10 3-9 2-10 3-9 3-10 4-9 4-8 4-9 5-8 4-8 5-8 6-7 6-7 6-7 6-7 6-6 7-7 8-5 8-5 7-6 8-5 9-4 9-5 9-3 10-4 10-3 10-3 10-3 11-2 11-2 12-1 11-1h13 12 13 13l12 1 13 1 11 2 12 2 10 3 10 3 11 3 9 4 9 3 9 5 9 4 8 5 8 6 7 5 7 5 7 7 6 6 6 7 6 7 6 7 5 7 5 8 5 8 4 8 4 8 3 9 3 9 3 9 3 9 2 10 2 10 2 10 2 10 1 10 1 11 1 10v11zM364 254l-1-17v-16l-2-15-2-15-2-13-4-12-4-11-4-10-5-10-5-8-6-8-7-7-7-6-7-5-8-4-10-4-9-2-9-2-11-1-10-1-11 1-11 1-10 2-9 3-9 3-8 4-8 6-8 6-6 6-7 8-5 9-6 9-4 10-4 12-3 12-3 13-2 14-2 15v16l-1 17v9l1 8v8 8l1 8 1 8 1 7 1 7 2 6 1 7 2 6 2 6 1 6 3 6 2 5 2 5 3 5 2 5 3 4 3 4 3 4 3 4 3 4 3 3 4 3 3 3 4 3 4 2 4 3 4 2 4 2 4 1 4 2 5 1 4 1 5 1h4l5 1h5l5 1 5-1h6l5-1h5l6-1 5-1 4-1 5-2 4-1 5-2 5-2 4-3 5-2 3-3 4-3 4-3 3-3 4-4 3-4 3-4 3-4 3-4 2-5 3-5 2-5 2-5 3-6 1-6 2-6 2-6 1-7 2-6 1-7 1-7v-8l1-8 1-8v-8l1-8z">
          <text:p/>
        </draw:path>
        <draw:polygon draw:style-name="gr3" draw:text-style-name="P3" draw:layer="layout" svg:width="0.295cm" svg:height="0.674cm" svg:x="11.412cm" svg:y="0.159cm" svg:viewBox="0 0 296 675" draw:points="199,270 199,675 71,675 71,270 0,270 0,183 71,183 71,131 71,126 72,120 72,115 73,109 73,104 74,99 75,94 76,89 77,84 78,79 80,74 81,70 83,65 85,61 87,57 90,53 93,49 95,45 98,41 101,37 105,34 109,31 112,27 116,25 121,21 125,19 130,17 135,14 140,12 146,10 151,8 157,6 164,5 170,3 177,2 184,1 191,1 199,0 207,0 215,0 219,0 224,0 228,0 232,0 236,0 240,1 246,1 250,1 254,1 258,2 263,2 267,3 271,3 275,4 278,4 282,5 286,5 290,6 293,6 296,7 296,89 295,89 293,89 292,88 290,88 288,88 286,87 284,87 282,87 280,87 278,86 276,86 274,86 272,86 270,86 268,86 267,85 265,85 263,85 261,85 259,85 256,85 252,85 249,86 246,86 243,86 239,86 236,87 234,87 231,88 229,89 227,90 225,90 222,91 220,92 219,93 217,95 215,96 214,97 212,98 210,100 209,101 208,103 207,104 206,106 205,108 204,110 203,112 203,114 202,116 202,118 201,121 201,123 200,125 200,128 200,130 199,133 199,135 199,138 199,141 199,144 199,183 296,183 296,270">
          <text:p/>
        </draw:polygon>
        <draw:path draw:style-name="gr3" draw:text-style-name="P3" draw:layer="layout" svg:width="0.469cm" svg:height="0.684cm" svg:x="12.026cm" svg:y="0.159cm" svg:viewBox="0 0 470 685" svg:d="M470 428v11 11l-1 11-1 10-1 10-1 11-1 10-2 10-2 9-2 10-3 9-2 9-3 9-3 8-3 9-4 8-4 7-3 8-5 7-4 7-5 7-5 6-5 6-6 6-7 6-6 5-6 5-6 4-7 5-7 4-8 3-7 3-8 3-8 3-8 2-9 1-9 2-8 1h-10l-9 1h-5l-4-1h-5-4-4l-5-1h-4l-4-1-5-1-4-1-4-1-5-1-4-1-4-2-4-1-5-1-4-2-4-2-4-2-4-2-3-2-4-2-4-3-4-2-3-3-4-3-3-3-4-3-3-3-3-3-4-4-3-3-3-4-3-4-3-4-2-4-3-4-3-5-2-5-3-5v2 2l-1 2v3 2 2 2 2 3 2 3 2l-1 3v2 2 3 2l-1 3v2 2 3 2 2l-1 2v2 2 2l-1 2v2 2 2 1l-1 2v1 2 1 1 1l-1 1h-124v-3-3l1-4v-4-5-4l1-5v-5-6-5l1-6v-7-6-6-7-7l1-7v-7-7-8-563h127v189 3 3 3 3 2 3 3 3 3 3 2 3 3 2 3 2 3 2 3 2l-1 3v3 2 3 2 3 3 2 3 2h1l5-10 6-9 5-9 6-8 6-8 7-7 6-6 8-6 7-5 8-5 8-4 9-4 9-3 8-4 10-2 9-2 10-2 10-1h10 11 9 9l9 1 9 1 8 2 8 2 8 4 7 3 7 3 7 4 7 3 6 5 7 4 6 5 5 5 7 5 5 6 5 6 5 6 4 7 4 7 4 7 4 8 4 7 3 8 3 8 4 9 2 8 3 9 2 9 2 10 2 9 1 10 1 10 2 10v10l1 10 1 11v11zM336 428v-17l-1-15-1-15-2-13-2-13-3-12-3-11-4-10-4-10-4-8-6-8-5-7-7-6-6-5-8-5-8-4-8-2-9-2-9-2h-11-4-3l-4 1h-4l-4 1-4 1-4 1-3 1-4 1-4 2-4 2-4 1-3 2-4 3-3 2-4 3-3 3-3 4-3 3-3 4-3 4-3 4-3 5-2 5-3 5-2 5-2 6-2 6-3 6-1 6-2 7-1 7-2 7-1 7-1 9-1 8-1 8v10 9 10 9 9 9l1 9 1 8 1 8 1 7 2 7 1 7 2 7 1 6 3 6 2 6 2 5 2 5 2 5 3 5 3 4 3 5 2 4 3 3 3 4 3 3 4 3 3 3 3 3 4 2 3 2 4 2 4 2 4 1 4 1 3 2 4 1h4l4 1 4 1h4 4l4 1 9-1 9-1 9-2 8-3 8-4 7-4 7-5 6-6 6-7 6-8 5-8 4-10 4-10 3-12 4-12 2-14 2-14 1-16 1-16z">
          <text:p/>
        </draw:path>
        <draw:path draw:style-name="gr3" draw:text-style-name="P3" draw:layer="layout" svg:width="0.127cm" svg:height="0.674cm" svg:x="12.599cm" svg:y="0.159cm" svg:viewBox="0 0 128 675" svg:d="M0 94v-94h128v94zM0 675v-492h128v492z">
          <text:p/>
        </draw:path>
        <draw:path draw:style-name="gr3" draw:text-style-name="P3" draw:layer="layout" svg:width="0.496cm" svg:height="0.51cm" svg:x="12.829cm" svg:y="0.333cm" svg:viewBox="0 0 497 511" svg:d="M497 254v11l-1 11-1 11-1 11-1 10-2 10-2 10-3 10-2 10-3 9-3 9-4 10-4 8-4 9-5 8-5 8-5 8-5 7-6 7-6 8-7 7-6 6-7 6-8 6-7 5-8 5-9 5-8 5-9 4-9 4-10 3-10 4-10 2-10 3-12 2-11 2-12 1-11 1h-12l-12 1-12-1h-12l-11-1-11-1-11-2-11-2-9-3-10-2-10-4-9-3-10-4-8-4-8-4-9-5-8-5-7-6-7-6-8-6-6-6-7-6-6-7-6-8-5-8-5-7-5-8-4-8-5-9-3-9-4-9-4-9-3-9-2-10-3-10-2-10-2-10-1-11-1-11-1-11v-10-12-11-11l1-10 1-10 1-11 2-10 2-10 2-9 3-10 2-9 4-10 3-9 4-8 5-9 4-8 5-8 5-8 5-7 6-7 6-7 6-7 7-6 7-7 7-5 8-5 8-6 8-5 9-4 8-5 10-3 9-4 10-3 10-3 11-3 10-2 12-2 11-1 12-1h12 12 13 13l12 1 12 1 12 2 12 2 11 3 10 3 10 3 10 4 9 3 9 5 8 4 8 5 8 6 8 5 7 5 6 7 7 6 6 7 6 7 5 7 5 7 5 8 5 8 4 8 4 8 4 9 3 9 3 9 2 9 3 10 2 10 2 10 1 10 2 10 1 11v10l1 11zM363 254v-17l-1-16-2-15-2-15-2-13-3-12-4-11-4-10-5-10-6-8-6-8-6-7-8-6-8-5-8-4-8-4-10-2-9-2-10-1-11-1-11 1-10 1-10 2-10 3-9 3-8 4-8 6-7 6-7 6-6 8-6 9-5 9-5 10-3 12-4 12-2 13-3 14-1 15-1 16v17 9 8 8l1 8 1 8v8l2 7 1 7 1 6 1 7 2 6 2 6 2 6 2 6 2 5 2 5 3 5 3 5 2 4 3 4 3 4 3 4 4 4 3 3 3 3 4 3 4 3 3 2 4 3 4 2 5 2 3 1 5 2 4 1 5 1 4 1h5l5 1h5l4 1 6-1h5l6-1h5l5-1 5-1 4-1 5-2 5-1 4-2 5-2 4-3 4-2 4-3 5-3 4-3 3-3 3-4 3-4 4-4 2-4 3-4 3-5 3-5 2-5 2-5 2-6 2-6 2-6 1-6 2-7 1-6 1-7 1-7 1-8 1-8v-8l1-8v-8z">
          <text:p/>
        </draw:path>
        <draw:polygon draw:style-name="gr3" draw:text-style-name="P3" draw:layer="layout" svg:width="0.709cm" svg:height="0.501cm" svg:x="13.422cm" svg:y="0.332cm" svg:viewBox="0 0 710 502" draw:points="294,502 294,226 294,220 294,214 294,209 293,203 293,198 292,193 292,188 291,183 290,178 290,173 289,168 288,164 287,159 286,155 285,151 283,147 282,143 280,139 279,136 277,132 275,129 273,126 271,123 269,120 267,117 265,114 262,112 259,110 257,107 254,105 251,104 248,102 245,101 242,99 238,98 235,98 231,97 227,96 223,96 219,96 215,96 212,96 208,97 204,98 201,99 197,100 194,101 190,102 187,104 184,106 181,108 177,111 175,113 172,116 169,119 166,122 163,125 161,128 158,132 156,136 154,139 152,143 150,147 148,152 146,156 144,161 143,165 141,170 140,175 138,180 137,186 136,191 135,197 134,202 133,208 133,214 133,220 132,226 132,232 132,238 132,502 4,502 4,119 4,116 4,113 4,110 4,107 4,104 4,100 4,97 4,94 4,90 4,87 4,83 4,80 4,77 4,74 4,70 4,67 3,64 3,61 3,58 3,55 3,52 2,49 2,46 2,43 2,40 2,38 2,35 2,33 2,30 2,28 2,25 2,23 1,21 1,19 1,17 1,15 1,14 1,12 1,11 0,9 122,9 122,11 123,12 123,13 123,15 123,17 123,19 124,21 124,23 124,25 124,27 125,30 125,32 125,35 125,37 125,40 125,43 126,45 126,48 126,51 126,54 126,57 126,59 127,62 127,65 127,68 127,71 127,74 127,77 127,80 127,83 128,86 128,88 128,91 128,94 128,96 128,99 128,101 128,103 128,105 128,107 130,107 135,96 140,86 145,76 151,67 157,59 163,51 169,44 175,37 182,31 189,26 196,21 204,16 211,13 219,9 228,6 236,4 245,2 254,1 264,0 273,0 284,0 295,1 305,2 315,4 324,7 333,10 341,14 349,18 357,22 364,28 370,33 377,40 382,46 388,53 393,61 397,69 401,78 406,87 409,97 411,107 414,107 417,101 419,95 422,90 425,84 427,79 430,74 433,70 436,65 439,60 442,56 445,52 448,48 452,45 455,41 458,38 462,35 465,32 469,29 472,26 476,23 480,21 483,19 487,17 491,15 495,13 499,11 503,9 507,8 511,7 516,5 520,4 525,3 529,3 534,2 539,1 543,1 548,1 553,0 558,0 563,0 571,0 579,1 586,1 593,2 600,4 607,5 613,7 620,9 626,12 631,15 637,17 642,21 647,24 652,28 657,32 661,36 666,40 670,45 673,50 677,54 680,60 684,65 686,71 689,76 692,82 695,88 697,95 699,101 701,108 702,114 704,122 705,129 707,136 708,143 708,150 709,158 710,166 710,173 710,181 710,189 710,502 583,502 583,226 583,220 583,214 583,209 583,203 583,198 582,193 582,188 581,183 580,178 580,173 579,168 578,164 577,159 576,155 575,151 573,147 572,143 570,139 569,136 567,132 565,129 563,126 561,123 559,120 557,117 554,114 552,112 549,110 546,107 544,105 541,104 538,102 534,101 531,99 528,98 525,98 521,97 517,96 513,96 509,96 505,96 502,96 498,97 494,98 491,98 487,100 484,101 480,102 477,104 474,106 471,108 468,110 465,112 462,115 460,118 457,120 454,124 451,127 449,130 447,134 444,137 442,141 440,145 438,149 437,153 435,158 433,162 432,167 430,172 429,177 428,181 427,187 426,192 425,197 424,203 423,208 423,214 422,220 422,226 422,232 422,502">
          <text:p/>
        </draw:polygon>
        <draw:path draw:style-name="gr3" draw:text-style-name="P3" draw:layer="layout" svg:width="0.497cm" svg:height="0.51cm" svg:x="14.216cm" svg:y="0.333cm" svg:viewBox="0 0 498 511" svg:d="M152 511h-7l-7-1h-7l-6-1-7-1-6-1-6-1-6-1-6-2-6-2-5-2-6-2-5-3-5-2-4-3-5-3-5-3-4-3-4-4-4-3-4-4-3-5-4-4-3-4-3-5-3-5-3-5-2-5-3-6-2-5-2-6-2-6-1-6-2-6-1-6-1-6v-7l-1-7-1-6v-8l1-8v-8l1-9 1-7 1-8 2-7 2-7 2-7 3-6 3-6 3-6 3-5 4-6 4-5 4-5 4-5 4-4 5-4 5-4 5-4 6-4 5-3 6-3 6-3 6-3 6-3 7-2 6-2 7-2 7-2 7-1 7-2 8-1 7-1 8-1 7-1 8-1 8-1h8 8l106-2v-25-5l-1-5v-5-5l-1-4v-5l-1-4-1-4-1-4v-3l-1-4-1-3-1-4-2-3-1-3-1-3-2-2-2-3-1-3-2-2-2-2-2-2-2-2-2-2-2-2-3-1-2-1-2-2-3-1-3-1-2-1-3-1h-3l-3-1-3-1h-3-3l-4-1h-3-3-3-3-3l-3 1h-3-3l-3 1h-3l-2 1h-3l-2 1-3 1-2 1-2 1-3 1-1 1-2 1-3 2-1 1-2 2-2 1-2 2-1 2-2 2-2 2-1 2-1 2-2 3-1 3-1 2-1 3-1 3-1 3-1 3-1 3-1 3v4l-1 4-1 4v4l-133-7 1-6 1-6 2-6 2-6 1-6 3-6 2-6 2-5 3-6 3-5 3-6 3-5 4-5 3-4 4-5 4-5 5-4 4-4 5-5 5-4 5-3 6-4 5-3 6-4 7-3 6-3 7-2 7-3 7-2 7-3 8-2 8-2 8-1 8-2 9-1 9-1 9-1h10 9 10 9 9l9 1h8l9 1 8 1 8 2 7 2 8 2 7 2 7 2 7 3 7 3 6 3 6 3 6 3 6 4 6 4 5 4 5 5 5 5 4 4 5 5 4 5 4 6 4 5 3 6 3 6 3 6 3 7 4 6 2 7 2 8 2 7 1 7 1 8 1 8 1 8v8 9 179 3 4 3l1 3v3 4 2 4 2l1 3v3 2l1 3 1 2v3l1 2v2l1 2 1 2 1 2v2l2 2 1 1 1 2 1 1 1 2 2 1 1 1 1 1 2 1 2 1 1 1 2 1h2l2 1h2 3 2l2 1h3 3 3l2-1h3 3 3l3-1h3 2l3-1v70l-2 1h-2l-3 1h-2l-2 1h-2l-2 1h-2l-2 1h-1l-2 1h-2-2l-2 1h-1l-2 1h-2-2l-2 1h-2-1-2l-2 1h-2-2-2-2l-2 1h-2-2-2-2-2l-3 1h-2-2-3-2-3-4-9l-9-1-8-1-8-2-8-2-7-2-6-4-6-3-5-4-5-5-5-4-3-6-4-6-3-6-3-7-3-7-2-8-2-9-1-8-1-9h-3l-6 9-5 8-6 9-6 8-6 8-7 7-7 6-7 6-8 6-8 5-8 5-8 4-9 4-9 3-10 3-10 2-9 3-11 1h-11zM301 273l-66 1h-4-4-4l-4 1h-4-4l-3 1h-4l-4 1h-4l-4 1-3 1h-3l-4 1-3 1-3 1-3 2-4 1-2 1-3 2-3 2-3 1-2 2-2 2-3 2-2 3-2 2-2 3-1 2-2 3-2 3-1 4-1 4-1 3-1 4-1 5v4l-1 4v5 5 7l1 7v6l1 6 2 5 1 5 3 5 2 4 2 4 4 4 3 3 4 3 3 2 4 2 5 2 4 2 5 1 4 1h5 6 5 5 4l5-1 4-1 5-1 4-2 4-1 4-2 5-2 3-2 4-2 4-3 3-2 4-3 3-3 3-3 3-3 3-3 3-3 3-4 2-3 3-4 2-4 3-4 2-4 2-4 2-4 1-4 2-5 1-4 2-5 1-4 1-5 1-4v-5l1-4v-5l1-5v-4z">
          <text:p/>
        </draw:path>
        <draw:polygon draw:style-name="gr3" draw:text-style-name="P3" draw:layer="layout" svg:width="0.447cm" svg:height="0.511cm" svg:x="14.74cm" svg:y="0.332cm" svg:viewBox="0 0 448 512" draw:points="448,358 448,365 447,372 447,378 445,385 444,391 443,398 441,404 438,410 436,416 433,421 430,427 426,432 423,439 419,444 415,448 411,453 406,458 401,462 396,466 390,471 384,475 378,478 372,482 366,485 359,488 352,491 345,494 337,496 329,499 321,501 313,503 304,505 296,506 286,508 277,509 268,510 258,511 248,511 238,512 228,512 219,512 209,511 200,511 191,511 182,510 174,509 166,508 158,507 150,506 142,505 135,504 128,502 120,500 114,498 107,496 100,494 94,491 88,488 82,486 76,483 70,479 65,476 60,472 55,468 50,464 45,460 41,456 37,451 32,446 29,441 25,436 21,430 18,425 15,419 12,413 9,406 7,400 4,393 2,386 0,379 112,362 113,366 115,370 116,373 117,377 119,380 120,384 122,387 123,390 125,392 127,395 129,398 131,400 133,402 135,404 138,406 140,408 143,410 145,412 148,413 151,415 154,416 157,417 160,418 163,419 166,420 169,421 173,422 176,423 180,423 184,424 188,424 192,425 195,425 200,425 205,426 209,426 214,426 218,426 223,426 228,426 232,426 236,426 241,426 245,426 249,426 253,425 257,425 261,425 264,424 268,424 272,423 276,422 279,422 283,421 286,420 289,419 292,419 296,418 298,416 301,415 304,414 306,413 309,411 311,409 314,408 316,406 318,404 320,402 321,400 323,398 324,396 326,393 327,391 328,388 329,385 329,382 330,379 330,376 330,373 330,370 330,366 330,362 330,359 329,356 328,353 327,350 325,347 323,344 321,342 319,340 317,337 315,335 312,333 309,331 306,329 303,328 300,326 296,324 293,323 289,322 285,320 281,319 276,317 272,316 268,315 263,313 258,312 254,311 249,310 243,309 238,308 233,307 227,306 222,305 217,304 211,302 205,301 199,300 193,298 187,297 181,295 175,294 168,293 162,291 156,289 150,288 144,286 138,284 132,282 126,281 120,279 114,276 108,274 103,272 97,269 92,267 87,264 82,261 77,258 72,255 68,251 63,248 59,244 55,240 51,236 47,232 44,227 40,223 37,218 34,213 31,208 29,203 26,197 25,191 23,184 22,178 21,171 20,164 20,157 19,149 20,142 20,135 21,129 21,122 23,116 24,110 26,104 28,98 31,92 33,87 36,81 39,76 42,71 46,66 50,61 54,57 59,52 63,48 68,44 73,40 79,36 84,33 90,29 96,26 103,23 109,20 116,17 123,15 130,13 138,10 146,8 154,7 163,5 171,4 180,3 189,2 199,1 209,1 219,0 229,0 237,0 244,0 252,1 260,1 267,2 275,3 282,4 289,5 296,6 303,8 310,9 317,11 323,13 330,15 336,17 342,20 348,22 354,25 360,28 365,31 371,35 376,38 381,42 385,46 390,50 395,54 399,58 403,63 407,67 411,72 414,77 418,83 421,88 424,94 426,100 429,106 431,112 433,119 435,126 437,133 323,144 323,141 322,138 321,135 320,131 319,129 318,125 316,123 315,120 314,118 312,116 310,113 309,111 307,109 305,107 303,105 301,103 298,101 296,100 294,98 292,97 289,95 287,94 284,93 281,92 279,91 276,90 273,89 270,89 267,88 264,88 261,87 257,87 254,86 250,86 247,86 244,86 240,85 236,85 232,85 229,85 220,85 212,86 203,86 195,87 188,88 181,89 175,91 170,93 164,95 159,97 155,99 151,102 148,105 145,108 142,112 140,116 139,120 138,125 137,130 137,136 137,139 137,142 138,145 138,148 139,150 140,153 141,156 142,158 144,160 146,162 148,164 150,166 152,168 155,170 157,172 160,173 163,175 166,176 169,178 172,179 176,180 180,181 183,183 187,184 191,185 195,186 199,187 205,189 209,190 214,191 219,191 223,192 228,193 233,195 238,196 244,197 249,198 254,199 260,201 265,202 272,203 279,205 285,207 292,208 299,210 305,211 312,213 319,215 326,217 332,219 339,221 345,223 351,226 357,228 363,231 369,233 375,236 380,239 385,243 391,246 396,250 401,253 405,257 410,261 414,265 418,270 422,274 425,279 429,285 432,290 435,295 438,301 440,307 442,313 444,320 445,327 447,334 447,342 448,350">
          <text:p/>
        </draw:polygon>
        <draw:polygon draw:style-name="gr3" draw:text-style-name="P3" draw:layer="layout" svg:width="0.447cm" svg:height="0.511cm" svg:x="15.258cm" svg:y="0.332cm" svg:viewBox="0 0 448 512" draw:points="448,358 448,365 447,372 446,378 445,385 444,391 443,398 440,404 438,410 436,416 433,421 430,427 427,432 423,439 419,444 415,448 410,453 406,458 401,462 396,466 390,471 384,475 378,478 372,482 366,485 359,488 352,491 344,494 337,496 329,499 321,501 313,503 304,505 295,506 287,508 277,509 268,510 258,511 248,511 238,512 228,512 219,512 209,511 201,511 192,511 183,510 175,509 167,508 159,507 151,506 143,505 136,504 128,502 120,500 113,498 107,496 100,494 94,491 88,488 82,486 76,483 70,479 65,476 60,472 55,468 50,464 45,460 41,456 37,451 32,446 28,441 25,436 21,430 18,425 15,419 12,413 9,406 7,400 4,393 2,386 0,379 112,362 113,366 114,370 116,373 117,377 119,380 120,384 122,387 124,390 125,392 127,395 129,398 132,400 134,402 137,404 139,406 141,408 144,410 147,412 149,413 152,415 155,416 158,417 161,418 164,419 167,420 171,421 174,422 177,423 181,423 185,424 189,424 192,425 197,425 201,425 205,426 209,426 214,426 219,426 223,426 228,426 232,426 237,426 241,426 245,426 249,426 253,425 257,425 261,425 264,424 268,424 272,423 276,422 279,422 283,421 286,420 289,419 292,419 295,418 298,416 301,415 304,414 306,413 309,411 311,409 313,408 316,406 318,404 319,402 321,400 323,398 324,396 326,393 327,391 328,388 329,385 329,382 330,379 330,376 330,373 331,370 330,366 330,362 330,359 329,356 328,353 326,350 325,347 323,344 322,342 319,340 317,337 314,335 312,333 309,331 306,329 303,328 300,326 296,324 293,323 289,322 285,320 281,319 277,317 272,316 268,315 263,313 258,312 253,311 248,310 243,309 238,308 233,307 227,306 222,305 216,304 211,302 205,301 199,300 194,298 188,297 181,295 175,294 169,293 163,291 157,289 151,288 145,286 139,284 133,282 126,281 120,279 114,276 109,274 103,272 98,269 92,267 87,264 82,261 77,258 72,255 68,251 63,248 59,244 55,240 51,236 47,232 44,227 40,223 37,218 34,213 31,208 29,203 27,197 25,191 23,184 22,178 21,171 20,164 20,157 20,149 20,142 20,135 21,129 22,122 23,116 24,110 26,104 28,98 31,92 33,87 36,81 39,76 43,71 46,66 50,61 54,57 58,52 63,48 68,44 73,40 79,36 84,33 90,29 96,26 103,23 109,20 116,17 123,15 131,13 139,10 147,8 155,7 163,5 172,4 181,3 190,2 199,1 209,1 219,0 229,0 237,0 245,0 252,1 260,1 267,2 275,3 282,4 289,5 296,6 303,8 310,9 317,11 323,13 330,15 336,17 342,20 348,22 354,25 360,28 365,31 371,35 376,38 381,42 385,46 390,50 395,54 399,58 403,63 407,67 411,72 414,77 417,83 421,88 424,94 426,100 429,106 431,112 433,119 435,126 437,133 323,144 323,141 322,138 321,135 320,131 319,129 318,125 316,123 315,120 313,118 312,116 310,113 308,111 307,109 305,107 303,105 301,103 299,101 296,100 294,98 292,97 289,95 287,94 284,93 281,92 278,91 276,90 273,89 270,89 267,88 264,88 260,87 257,87 254,86 251,86 247,86 244,86 240,85 236,85 233,85 229,85 220,85 211,86 203,86 196,87 189,88 182,89 176,91 171,93 165,95 161,97 156,99 152,102 149,105 146,108 143,112 141,116 140,120 139,125 138,130 138,136 138,139 138,142 138,145 139,148 140,150 141,153 142,156 144,158 145,160 147,162 149,164 151,166 153,168 156,170 158,172 161,173 164,175 167,176 170,178 173,179 177,180 180,181 184,183 188,184 192,185 196,186 200,187 205,189 209,190 214,191 219,191 223,192 228,193 233,195 238,196 244,197 249,198 254,199 259,201 265,202 272,203 279,205 286,207 292,208 299,210 306,211 312,213 319,215 325,217 332,219 338,221 345,223 351,226 357,228 363,231 369,233 375,236 380,239 385,243 391,246 396,250 401,253 405,257 410,261 414,265 418,270 422,274 425,279 429,285 432,290 435,295 438,301 440,307 442,313 444,320 445,327 446,334 447,342 448,350">
          <text:p/>
        </draw:polygon>
        <draw:polygon draw:style-name="gr3" draw:text-style-name="P3" draw:layer="layout" svg:width="0.455cm" svg:height="0.51cm" svg:x="16.038cm" svg:y="0.333cm" svg:viewBox="0 0 456 511" draw:points="235,511 223,510 212,510 201,509 190,508 180,506 170,504 160,502 150,499 141,496 132,492 124,489 115,485 107,480 100,475 92,470 85,465 77,459 71,454 64,447 58,441 53,434 47,426 42,419 38,412 33,403 29,395 25,387 21,378 18,370 15,360 12,351 10,341 7,331 5,322 4,311 3,301 2,290 1,279 1,268 0,257 1,245 1,233 2,222 3,210 4,199 6,189 8,178 10,168 13,158 16,148 20,139 23,129 27,121 31,112 35,104 40,96 45,88 51,81 56,74 62,67 68,61 75,55 82,49 89,43 96,38 104,33 112,28 120,24 128,20 137,17 146,13 155,10 164,8 174,6 184,4 194,2 204,1 215,0 226,0 237,0 246,0 256,0 264,1 273,1 282,3 290,4 298,6 306,8 314,10 322,12 329,15 336,18 343,21 349,24 356,27 362,31 368,35 374,39 380,43 385,47 391,52 396,56 401,61 405,66 410,71 414,76 418,82 422,87 425,93 429,99 432,105 435,111 438,117 440,124 443,130 445,137 447,143 449,150 451,157 452,164 323,170 322,163 320,155 318,149 316,142 314,136 311,130 307,125 304,119 300,115 296,110 292,106 287,102 281,98 276,95 270,93 263,91 257,89 249,88 242,87 234,87 224,88 215,89 206,91 197,94 190,98 183,103 176,108 169,114 164,122 159,129 155,138 150,148 147,158 144,170 141,181 139,194 137,207 136,221 136,237 135,252 136,285 139,313 144,339 151,361 161,380 172,395 185,407 200,415 217,421 236,423 243,422 250,421 257,420 263,419 269,417 275,414 281,411 287,408 292,404 297,400 301,395 306,389 310,384 313,377 317,371 320,364 322,356 324,348 326,340 327,331 456,337 455,343 453,351 452,357 450,364 448,370 446,377 443,383 441,390 438,396 435,402 431,408 428,414 424,420 420,426 416,433 411,438 407,443 402,449 396,453 391,458 385,463 380,468 373,472 367,476 361,480 354,483 347,487 340,491 332,494 325,497 317,499 308,501 300,504 292,506 283,507 274,509 264,509 255,510 245,511">
          <text:p/>
        </draw:polygon>
        <draw:path draw:style-name="gr3" draw:text-style-name="P3" draw:layer="layout" svg:width="0.497cm" svg:height="0.51cm" svg:x="16.547cm" svg:y="0.333cm" svg:viewBox="0 0 498 511" svg:d="M153 511h-7l-8-1h-6l-7-1-6-1-6-1-7-1-6-1-5-2-6-2-6-2-5-2-5-3-6-2-5-3-5-3-4-3-4-3-4-4-5-3-3-4-4-5-3-4-4-4-3-5-3-5-2-5-3-5-2-6-3-5-1-6-2-6-2-6-1-6-1-6-1-6-1-7v-7l-1-6v-8-8l1-8v-9l1-7 2-8 2-7 1-7 3-7 2-6 3-6 3-6 4-5 3-6 4-5 4-5 5-5 4-4 5-4 5-4 5-4 5-4 6-3 7-3 6-3 6-3 6-3 6-2 7-2 7-2 7-2 7-1 7-2 8-1 7-1 7-1 8-1 8-1 7-1h8 8l106-2v-25-5-5-5l-1-5v-4l-1-5v-4l-1-4-1-4-1-3-1-4-1-3-1-4-1-3-1-3-2-3-1-2-2-3-1-3-2-2-2-2-2-2-2-2-2-2-2-2-3-1-2-1-3-2-2-1-3-1-3-1-2-1h-3l-3-1-3-1h-3-4l-3-1h-3-4-3-3-3l-3 1h-3-2l-3 1h-3l-3 1h-2l-3 1-2 1-2 1-3 1-2 1-2 1-2 1-2 2-2 1-2 2-1 1-2 2-2 2-1 2-2 2-1 2-2 2-1 3-1 3-2 2-1 3-1 3-1 3-1 3v3l-1 3-1 4v4l-1 4-1 4-134-7 2-6 1-6 1-6 2-6 2-6 2-6 2-6 3-5 2-6 3-5 3-6 4-5 3-5 4-4 4-5 4-5 4-4 6-4 5-5 4-4 6-3 5-4 6-3 6-4 6-3 7-3 6-2 7-3 7-2 8-3 7-2 8-2 9-1 8-2 9-1 8-1 10-1h9 10 10 9 9l9 1h8l8 1 8 1 8 2 8 2 8 2 7 2 7 2 7 3 6 3 7 3 6 3 6 3 6 4 5 4 5 4 6 5 5 5 4 4 4 5 5 5 4 6 3 5 4 6 3 6 3 6 3 7 2 6 3 7 1 8 2 7 2 7 1 8 1 8v8l1 8v9 179 3 4 3 3l1 3v4 2 4 2 3l1 3v2l1 3v2l1 3v2l1 2 1 2 1 2v2l1 2 1 2 1 1 1 2 2 1 1 2 1 1 2 1 1 1 2 1 1 1 2 1 2 1h2l2 1h2 2 2l3 1h2 4 2l3-1h3 3 3l2-1h3 3l3-1v70l-3 1h-2l-2 1h-2l-2 1h-2l-2 1h-2l-2 1h-2l-2 1h-1-2l-2 1h-2l-2 1h-2-1l-2 1h-2-2-2l-1 1h-3-1-2-2l-2 1h-2-3-2-2-2l-2 1h-3-2-2-3-2-3-9l-10-1-8-1-8-2-7-2-7-2-6-4-6-3-6-4-4-5-5-4-4-6-3-6-4-6-3-7-2-7-2-8-2-9-2-8-1-9h-2l-6 9-5 8-6 9-6 8-7 8-6 7-8 6-7 6-7 6-8 5-8 5-9 4-9 4-8 3-10 3-10 2-10 3-11 1h-10zM301 273l-65 1h-4-4-5l-3 1h-4-4l-4 1h-4l-4 1h-3l-4 1-3 1h-4l-3 1-4 1-3 1-3 2-3 1-3 1-3 2-2 2-3 1-2 2-3 2-2 2-2 3-2 2-2 3-2 2-2 3-1 3-1 4-2 4-1 3-1 4v5l-1 4v4 5l-1 5 1 7v7l1 6 1 6 1 5 2 5 2 5 2 4 3 4 3 4 4 3 3 3 4 2 4 2 4 2 5 2 4 1 5 1h5 6 4 5 5l4-1 5-1 4-1 5-2 4-1 4-2 4-2 4-2 4-2 4-3 3-2 3-3 4-3 3-3 3-3 3-3 3-3 2-4 3-3 3-4 2-4 2-4 2-4 2-4 2-4 2-4 1-5 2-4 1-5 2-4v-5l1-4 1-5v-4l1-5v-5-4z">
          <text:p/>
        </draw:path>
        <draw:path draw:style-name="gr3" draw:text-style-name="P3" draw:layer="layout" svg:width="0.47cm" svg:height="0.696cm" svg:x="17.099cm" svg:y="0.331cm" svg:viewBox="0 0 471 697" svg:d="M471 255l-1 11v11l-1 11v11l-1 10-2 10-1 10-2 10-2 10-2 9-2 10-3 9-3 9-3 8-3 9-3 7-4 8-4 8-4 7-5 7-5 7-5 6-5 6-5 6-6 5-6 6-7 5-6 4-7 4-7 5-7 3-8 3-7 3-9 3-8 2-9 1-8 2-9 1h-10l-9 1h-5l-4-1h-4-5-4l-4-1h-5l-4-1-5-1-4-1-4-1-4-1-5-1-4-2-4-1-4-1-4-2-4-2-4-2-4-1-4-3-4-2-3-2-4-3-4-2-3-3-4-3-3-3-4-3-3-3-3-4-4-3-3-4-3-4-2-4-3-4-3-5-2-4-3-5-2-4h-3v1 1 1 1 2 1l1 2v2 2 1 2 3 2 2l1 2v2 2 3 2 3 2 3 2 3 3 2 3 3 2 3 2l1 3v2 3 2 2 3 2 189h-129v-572-8-7-7-7-7l-1-7v-6-6-6l-1-6v-6-6-5-5l-1-5v-4-4-4l-1-5v-4h125l1 1v1 1 1 1l1 1v3 2 1 2 2l1 2v1 2 3 2l1 2v2 2 3 2 2 3l1 2v3 2 3 2 3 2 3 2 3 2l1 2v2 2 3 2 1h2l5-9 4-9 6-8 6-8 6-7 7-7 7-6 7-6 7-4 8-5 9-4 8-4 9-4 9-2 9-3 9-2 10-1 10-1 10-1h11 9l9 1 9 1 8 1 9 2 7 2 8 2 8 3 7 4 7 4 6 4 7 4 6 5 6 5 6 5 5 5 6 6 5 6 4 6 5 7 4 7 4 7 4 7 4 8 3 8 3 8 3 8 3 9 2 9 3 10 2 9 1 9 2 10 2 10 1 10 1 10v11l1 11 1 10zM337 255v-16l-1-16-1-14-2-14-2-13-3-12-3-11-4-10-4-10-5-8-6-8-5-7-7-6-7-6-7-4-8-4-8-2-9-3-9-1h-10-4-4-4l-4 1-3 1-4 1-4 1-4 1-4 1-4 2-3 2-4 1-3 3-4 2-3 3-3 3-4 2-3 4-3 3-3 4-3 4-3 4-2 5-3 5-2 5-3 5-2 5-2 6-2 7-2 6-2 6-2 8-1 7-1 8-1 7-1 9v9l-1 9v9 10 10 9l1 9v8l1 8 1 8 1 8 1 7 2 7 2 6 2 7 2 6 2 5 2 6 2 5 3 5 2 5 3 4 3 4 3 4 2 4 4 4 3 3 3 3 3 3 4 2 3 3 4 2 4 2 3 2 4 1 4 1 3 2 4 1h4l4 1 4 1h3 4l4 1 5-1h4l5-1h5l4-1 4-1 5-1 4-2 4-1 4-2 3-2 4-3 4-2 3-3 3-3 3-3 3-3 3-4 3-4 2-4 3-4 2-5 3-4 2-5 2-5 2-6 2-6 1-5 2-7 1-6 2-6 1-7 1-7 1-8v-7l1-8v-8l1-8v-9z">
          <text:p/>
        </draw:path>
        <draw:polygon draw:style-name="gr3" draw:text-style-name="P3" draw:layer="layout" svg:width="0.287cm" svg:height="0.616cm" svg:x="17.618cm" svg:y="0.226cm" svg:viewBox="0 0 288 617" draw:points="180,617 170,617 159,616 149,614 140,612 131,609 122,606 115,602 107,597 100,592 94,586 88,580 83,572 78,565 74,557 71,547 68,538 66,528 64,517 64,505 63,493 63,203 0,203 0,116 70,116 110,0 190,0 190,116 283,116 283,203 190,203 190,459 190,466 190,472 191,478 192,484 193,490 195,495 196,500 198,504 201,508 203,512 206,515 209,518 213,520 217,522 221,524 225,526 230,527 235,528 240,528 246,528 248,528 250,528 252,528 255,528 257,528 259,528 261,528 263,527 265,527 267,527 269,526 271,526 273,526 275,525 277,525 279,524 281,524 284,523 286,523 288,522 288,601 284,603 279,604 274,606 269,607 264,608 259,609 254,610 249,611 244,612 238,613 233,613 228,614 222,615 216,615 211,616 205,616 199,616 193,617 187,617">
          <text:p/>
        </draw:polygon>
        <draw:polygon draw:style-name="gr3" draw:text-style-name="P3" draw:layer="layout" svg:width="0.449cm" svg:height="0.502cm" svg:x="17.975cm" svg:y="0.341cm" svg:viewBox="0 0 450 503" draw:points="127,0 127,277 127,282 128,288 128,293 128,299 128,304 129,309 129,314 130,320 131,325 132,329 133,334 134,339 135,343 136,347 138,351 140,355 141,359 143,363 145,367 147,370 149,374 151,377 154,380 156,382 159,385 162,388 164,390 168,393 171,395 174,397 177,398 181,400 184,401 188,403 193,404 196,405 201,405 205,406 211,406 216,406 220,406 225,406 229,405 233,405 238,404 242,403 246,401 250,400 254,398 257,396 261,394 265,392 268,389 272,387 275,384 279,381 281,377 285,374 287,371 290,367 293,363 296,359 298,355 300,351 302,346 304,342 306,337 308,332 310,327 311,322 313,317 314,311 315,306 316,300 317,295 318,289 318,283 318,277 319,271 319,264 319,0 447,0 447,382 447,386 447,389 447,392 447,395 447,398 447,402 447,405 447,409 447,413 447,416 447,420 447,423 447,426 447,430 447,433 447,436 447,439 448,442 448,445 448,449 448,451 448,454 448,457 448,460 448,463 449,466 449,468 449,471 449,473 449,476 449,478 449,480 449,483 450,484 450,486 450,488 450,490 450,491 450,492 450,493 328,493 328,492 328,491 328,490 328,488 328,486 328,485 327,483 327,481 327,479 327,476 327,474 326,471 326,469 326,466 326,463 325,461 325,458 325,455 325,452 325,449 325,447 324,444 324,441 324,438 324,435 324,432 324,429 324,426 324,423 323,420 323,418 323,415 323,412 323,409 323,406 323,404 323,401 323,399 323,397 323,395 321,395 316,406 310,417 304,426 298,436 292,444 285,452 278,459 271,466 263,472 256,477 248,482 239,486 231,490 222,493 213,496 202,498 193,501 183,502 172,502 162,503 153,503 144,502 136,501 128,500 121,499 113,497 106,496 99,493 93,491 86,488 80,485 74,482 69,478 63,475 59,471 54,467 49,462 44,458 40,454 36,449 32,443 29,438 25,432 23,427 19,421 17,415 14,407 12,401 10,394 8,387 7,381 5,374 4,366 3,359 2,352 1,344 0,337 0,329 0,321 0,313 0,0">
          <text:p/>
        </draw:polygon>
        <draw:polygon draw:style-name="gr3" draw:text-style-name="P3" draw:layer="layout" svg:width="0.287cm" svg:height="0.501cm" svg:x="18.547cm" svg:y="0.332cm" svg:viewBox="0 0 288 502" draw:points="4,502 4,125 4,122 4,119 4,115 4,112 4,108 4,105 4,102 3,98 3,95 3,91 3,88 3,84 3,81 3,77 3,74 3,71 3,68 3,64 3,61 2,58 2,54 2,51 2,48 2,45 2,42 2,39 2,37 2,34 2,31 2,29 1,26 1,23 1,21 1,19 1,17 1,15 0,14 0,12 0,11 0,9 122,9 122,11 122,12 123,14 123,15 123,17 123,19 123,21 123,23 124,26 124,29 124,31 124,34 124,37 125,40 125,43 125,45 125,48 125,51 125,54 126,58 126,61 126,64 126,67 126,70 126,74 126,77 127,80 127,83 127,86 127,89 127,93 127,95 127,98 127,101 127,104 128,106 128,108 128,111 128,113 128,114 130,114 132,109 133,104 135,99 137,94 139,89 141,84 143,80 145,75 147,71 149,67 151,63 153,58 155,54 157,51 159,47 161,44 164,40 166,37 168,34 171,31 174,28 177,25 179,22 183,20 185,18 190,15 193,14 196,11 200,10 204,8 207,7 211,5 215,4 220,3 224,2 228,1 233,1 238,0 243,0 248,0 251,0 253,0 255,0 258,0 260,1 262,1 264,1 266,2 269,2 271,2 273,3 275,3 277,3 279,4 281,4 282,5 284,5 285,6 287,6 288,7 288,114 285,113 283,113 281,112 278,112 276,111 273,111 271,110 268,110 266,110 263,109 260,109 258,108 255,108 252,108 250,107 247,107 244,107 240,107 237,107 234,107 224,107 215,108 207,110 199,113 191,117 183,121 176,126 169,131 163,138 158,146 153,154 148,162 144,172 141,182 138,193 136,205 134,218 132,231 132,245 131,260 131,502">
          <text:p/>
        </draw:polygon>
        <draw:path draw:style-name="gr3" draw:text-style-name="P3" draw:layer="layout" svg:width="0.45cm" svg:height="0.51cm" svg:x="18.884cm" svg:y="0.333cm" svg:viewBox="0 0 451 511" svg:d="M232 511h-11l-10-1-10-1-11-1-10-1-10-2-9-2-9-2-9-3-8-3-9-3-8-4-8-4-7-4-8-5-7-5-6-5-7-6-7-6-6-6-6-6-5-7-5-8-5-8-5-8-5-8-4-8-4-9-3-9-4-10-3-10-2-10-3-11-2-11-1-11-2-11-1-12-1-12v-13l-1-13 1-14v-13l1-13 2-12 1-13 2-11 3-11 2-11 4-11 3-9 4-10 4-9 5-9 4-8 5-8 6-8 5-7 6-7 6-6 6-6 7-6 6-6 7-5 7-5 8-4 7-4 8-4 8-3 8-4 8-2 9-3 8-2 9-2 9-2 8-1 9-1 10-1 9-1h9 10 11 11l11 1 10 2 11 1 9 3 10 2 8 4 9 3 9 4 8 4 8 4 7 5 7 5 7 6 7 6 6 6 6 6 6 7 5 7 5 8 5 7 5 8 4 9 4 8 4 9 3 9 4 10 2 10 3 10 2 10 2 10 2 11 2 11 1 11 1 11 1 12 1 11v12 12 4h-316v6 6 6l1 6v6l1 6v5l1 6 1 5 1 6 1 5 2 5 1 5 2 5 1 4 2 5 2 4 2 5 3 4 2 4 3 4 2 3 3 4 3 3 3 3 3 3 4 3 3 2 4 3 4 2 4 2 4 2 5 2 5 1 4 1 5 2h5l5 1h5 6 6 7l6-1 6-1 5-1 6-2 5-2 5-2 5-2 4-3 4-3 4-4 4-3 3-4 3-4 3-5 3-5 2-5 3-6 1-6 121 11-2 4-1 4-3 5-2 4-2 4-2 5-3 5-3 4-2 5-3 4-3 5-3 5-4 5-4 5-3 4-4 5-5 4-4 4-4 4-5 4-5 4-6 4-5 3-6 4-6 3-6 3-7 3-7 3-6 3-8 3-7 2-8 3-8 1-8 2-9 1-9 2-9 1h-10l-10 1zM232 80h-4-4l-4 1h-4l-3 1h-4l-4 1-3 1-5 2-3 1-3 1-4 1-3 2-3 2-3 2-3 2-3 3-3 2-2 3-3 2-2 4-2 2-3 4-2 3-2 4-2 4-2 3-1 5-2 4-2 5-1 4-1 5-2 5-1 5-1 6-1 5v6l-1 6v6 6h192l-1-11-2-12-2-10-2-10-2-9-4-8-3-9-4-7-4-7-5-6-5-6-6-5-6-4-6-4-6-4-7-2-8-2-7-2-8-1z">
          <text:p/>
        </draw:path>
        <draw:path draw:style-name="gr3" draw:text-style-name="P3" draw:layer="layout" svg:width="0.47cm" svg:height="0.684cm" svg:x="19.404cm" svg:y="0.159cm" svg:viewBox="0 0 471 685" svg:d="M347 675l-1-1v-1-1-1-2l-1-1v-2-1-2l-1-2v-2-2-2-2l-1-3v-2-2-2-2l-1-3v-2-3l-1-2v-2-3-2-3-2l-1-3v-2-2-3-2-2-2-3-2-1-3h-2l-4 10-5 8-6 9-6 7-6 8-6 6-7 6-7 6-7 5-8 4-8 4-8 4-9 3-9 2-10 3-9 1-10 2-11 1h-10l-11 1-9-1h-9l-9-1-8-2-8-1-8-2-8-3-7-3-8-3-6-3-7-4-7-5-6-4-6-5-6-5-5-6-6-6-5-6-5-6-5-7-4-7-4-7-4-7-3-8-4-8-3-8-3-8-2-9-3-9-2-9-2-10-2-9-2-10-1-10-1-10-1-10-1-11v-10l-1-11v-11-11l1-11v-11l1-10 1-11 1-10 2-10 1-10 2-9 2-10 2-9 3-9 3-9 3-8 3-8 4-8 4-8 4-7 4-7 5-7 4-7 5-6 7-7 5-5 6-5 6-6 6-5 7-4 6-5 7-3 8-4 7-3 8-3 8-4 9-2 8-2 9-1 9-1h10 9 5 5 5 5l4 1h5l4 1 5 1h4l5 1 4 2 5 1 4 1 4 2 4 2 4 1 4 2 5 2 3 2 4 2 4 2 4 2 3 3 4 2 3 3 4 2 3 3 4 3 3 4 3 3 3 3 3 3 3 4 3 4 2 4 3 4 2 4 3 4 2 5 2 4h1v-1-1-1-1-1-2-1-2-1-2-2-2-2-2-2-2-2-2-2-2-3-2-2-3l-1-2v-2-3-2-3-2-2-3-2-3-2-2-3-2-3-3-179h128v568 7 7 7 7 6 6l1 7v6 6 5 6l1 5v5l1 5v4 4 4 4l1 3v3zM341 427v-10-9l-1-9v-9l-1-8-1-7-1-8-2-7-1-7-2-7-2-6-2-6-2-6-2-5-3-6-2-5-3-4-2-5-3-4-3-3-3-4-3-4-3-3-3-3-4-3-3-2-4-3-3-2-4-2-4-1-3-1-4-2-4-1-4-1-4-1-3-1h-4-4l-4-1h-4-5l-5 1h-4l-5 1-4 1-5 1-4 1-4 1-4 2-4 2-3 2-4 2-3 3-4 2-3 3-3 3-3 4-3 3-3 4-3 4-2 4-2 5-3 4-2 5-2 5-2 5-1 6-2 6-1 6-2 6-1 7-1 6-1 7-1 8-1 7-1 8v8 9 8l-1 9 1 32 4 28 5 25 7 22 9 19 11 15 13 11 15 9 17 5 19 2 4-1h4l4-1h3l4-1 4-1 4-1 4-1 4-1 3-2 4-2 4-1 3-3 4-2 3-3 4-3 3-3 3-3 3-4 3-3 3-5 3-4 3-5 3-4 2-5 2-6 3-5 2-6 1-6 3-7 1-7 2-7 1-7 2-8 1-8v-9l1-8 1-9v-9z">
          <text:p/>
        </draw:path>
        <draw:path draw:style-name="gr3" draw:text-style-name="P3" draw:layer="layout" svg:width="0.497cm" svg:height="0.51cm" svg:x="20.221cm" svg:y="0.333cm" svg:viewBox="0 0 498 511" svg:d="M151 511h-7l-6-1h-7l-7-1-6-1-6-1-6-1-7-1-5-2-6-2-6-2-5-2-5-3-5-2-5-3-4-3-5-3-4-3-4-4-4-3-4-4-4-5-3-4-4-4-3-5-3-5-2-5-3-5-2-6-2-5-2-6-2-6-2-6-1-6-1-6-1-6-1-7-1-7v-6-8-8l1-8v-9l2-7 1-8 1-7 2-7 3-7 2-6 3-6 3-6 4-5 3-6 4-5 4-5 4-5 5-4 5-4 5-4 5-4 5-4 6-3 5-3 6-3 6-3 7-3 6-2 7-2 7-2 7-2 7-1 7-2 7-1 8-1 7-1 8-1 7-1 8-1h8 8l106-2v-25-5-5-5l-1-5v-4-5l-1-4-1-4-1-4-1-3-1-4-1-3-1-4-1-3-2-3-1-3-1-2-2-3-2-3-1-2-2-2-2-2-2-2-3-2-2-2-2-1-3-1-2-2-3-1-2-1-3-1-3-1h-2l-3-1-3-1h-4-3l-3-1h-3-4-3-3-3l-3 1h-3-3l-2 1h-3l-3 1h-2l-3 1-2 1-2 1-3 1-2 1-2 1-2 1-2 2-2 1-2 2-2 1-1 2-2 2-1 2-2 2-1 2-2 2-1 3-2 3-1 2-1 3-1 3-1 3v3l-2 3v3l-1 4v4l-1 4v4l-134-7 1-6 2-6 2-6 1-6 2-6 2-6 2-6 3-5 3-6 2-5 3-6 4-5 3-5 4-4 4-5 4-5 4-4 5-4 4-5 5-4 6-3 5-4 6-3 6-4 6-3 7-3 6-2 7-3 7-2 7-3 8-2 8-2 8-1 9-2 8-1 10-1 9-1h9 10 10 9 9l8 1h9l8 1 8 1 8 2 8 2 7 2 8 2 7 2 7 3 6 3 7 3 6 3 6 3 6 4 6 4 6 4 4 5 5 5 5 4 5 5 4 5 4 6 3 5 4 6 3 6 3 6 3 7 2 6 3 7 2 8 1 7 2 7 1 8 1 8v8l1 8v9 179 3 4 3 3 3 4l1 2v4 2 3l1 3v2 3l1 2 1 3v2l1 2 1 2v2l1 2 1 2 1 2 1 1 1 2 2 1 1 2 1 1 2 1 1 1 1 1 2 1 2 1 2 1h2l2 1h2 2 3l2 1h3 2 3l3-1h3 3 2l3-1h3 3l3-1v70l-3 1h-2l-2 1h-2l-2 1h-2l-2 1h-2l-2 1h-2l-2 1h-2-1l-2 1h-2l-2 1h-2-1l-2 1h-2-2-2l-2 1h-1-3-1-2l-3 1h-2-1-3-2-2l-2 1h-2-3-2-3-3-2-10l-8-1-9-1-8-2-7-2-7-2-7-4-6-3-6-4-5-5-4-4-4-6-4-6-3-6-3-7-2-7-3-8-1-9-2-8-1-9h-3l-5 9-5 8-6 9-6 8-7 8-6 7-7 6-8 6-7 6-8 5-8 5-9 4-8 4-9 3-10 3-10 2-10 3-10 1h-11zM300 273l-65 1h-4-4-4l-5 1h-3-4l-4 1h-4l-4 1h-3l-4 1-4 1h-3l-3 1-3 1-4 1-3 2-3 1-3 1-3 2-2 2-3 1-2 2-3 2-2 2-2 3-2 2-2 3-2 2-1 3-2 3-2 4-1 4-1 3-1 4-1 5v4 4l-1 5v5 7l1 7 1 6 1 6 1 5 2 5 2 5 2 4 3 4 3 4 3 3 4 3 4 2 4 2 4 2 5 2 4 1 5 1h5 5 5 5 5l4-1 5-1 4-1 4-2 5-1 4-2 4-2 4-2 4-2 3-3 4-2 3-3 4-3 3-3 3-3 3-3 3-3 2-4 3-3 2-4 3-4 2-4 2-4 2-4 2-4 2-4 2-5 1-4 1-5 1-4 1-5 1-4 1-5 1-4v-5-5-4z">
          <text:p/>
        </draw:path>
        <draw:polygon draw:style-name="gr3" draw:text-style-name="P3" draw:layer="layout" svg:width="0.455cm" svg:height="0.51cm" svg:x="20.748cm" svg:y="0.333cm" svg:viewBox="0 0 456 511" draw:points="234,511 222,510 211,510 200,509 189,508 179,506 169,504 159,502 149,499 140,496 131,492 123,489 114,485 106,480 99,475 91,470 84,465 77,459 71,454 64,447 58,441 53,434 47,426 42,419 38,412 33,403 29,395 25,387 21,378 18,370 15,360 12,351 9,341 7,331 5,322 4,311 3,301 2,290 1,279 0,268 0,257 0,245 1,233 2,222 3,210 4,199 6,189 8,178 10,168 13,158 16,148 19,139 23,129 27,121 31,112 35,104 40,96 45,88 51,81 56,74 62,67 68,61 75,55 81,49 88,43 95,38 103,33 111,28 119,24 127,20 136,17 144,13 154,10 163,8 173,6 183,4 193,2 203,1 214,0 224,0 236,0 245,0 254,0 263,1 272,1 281,3 289,4 297,6 305,8 313,10 320,12 328,15 335,18 342,21 348,24 355,27 361,31 368,35 374,39 380,43 385,47 391,52 396,56 400,61 405,66 410,71 414,76 418,82 422,87 425,93 429,99 432,105 435,111 438,117 440,124 443,130 445,137 447,143 449,150 450,157 452,164 322,170 321,163 319,155 317,149 315,142 313,136 310,130 306,125 303,119 299,115 295,110 290,106 285,102 280,98 274,95 268,93 262,91 255,89 248,88 241,87 233,87 223,88 214,89 205,91 196,94 189,98 181,103 175,108 168,114 163,122 158,129 154,138 149,148 146,158 143,170 140,181 138,194 136,207 135,221 135,237 134,252 135,285 138,313 143,339 150,361 159,380 171,395 184,407 199,415 216,421 235,423 242,422 249,421 256,420 262,419 268,417 274,414 280,411 286,408 291,404 296,400 300,395 305,389 309,384 312,377 316,371 318,364 321,356 323,348 325,340 326,331 456,337 454,343 453,351 452,357 450,364 448,370 446,377 443,383 441,390 438,396 434,402 431,408 428,414 424,420 420,426 416,433 411,438 406,443 402,449 396,453 391,458 385,463 379,468 373,472 367,476 360,480 353,483 346,487 338,491 331,494 323,497 316,499 307,501 299,504 290,506 282,507 272,509 263,509 253,510 244,511">
          <text:p/>
        </draw:polygon>
        <draw:polygon draw:style-name="gr3" draw:text-style-name="P3" draw:layer="layout" svg:width="0.287cm" svg:height="0.501cm" svg:x="21.291cm" svg:y="0.332cm" svg:viewBox="0 0 288 502" draw:points="4,502 4,125 4,122 4,119 4,115 4,112 4,108 4,105 4,102 4,98 3,95 3,91 3,88 3,84 3,81 3,77 3,74 3,71 3,68 3,64 3,61 3,58 2,54 2,51 2,48 2,45 2,42 2,39 2,37 1,34 1,31 1,29 1,26 1,23 1,21 1,19 1,17 1,15 1,14 0,12 0,11 0,9 123,9 123,11 123,12 123,14 124,15 124,17 124,19 124,21 125,23 125,26 125,29 125,31 125,34 125,37 126,40 126,43 126,45 126,48 126,51 126,54 127,58 127,61 127,64 127,67 127,70 127,74 127,77 128,80 128,83 128,86 128,89 128,93 128,95 128,98 128,101 129,104 129,106 129,108 129,111 129,113 129,114 131,114 133,109 134,104 137,99 138,94 140,89 142,84 144,80 146,75 148,71 150,67 152,63 154,58 156,54 158,51 160,47 162,44 165,40 167,37 170,34 172,31 175,28 177,25 180,22 183,20 187,18 190,15 193,14 196,11 200,10 204,8 207,7 211,5 215,4 219,3 224,2 228,1 233,1 238,0 243,0 248,0 251,0 253,0 255,0 258,0 260,1 262,1 264,1 266,2 268,2 271,2 273,3 275,3 277,3 279,4 281,4 283,5 284,5 285,6 287,6 288,7 288,114 286,113 283,113 280,112 278,112 276,111 273,111 271,110 268,110 266,110 263,109 260,109 258,108 255,108 252,108 249,107 247,107 243,107 240,107 237,107 234,107 224,107 215,108 207,110 199,113 191,117 184,121 177,126 170,131 164,138 159,146 154,154 149,162 145,172 142,182 139,193 137,205 135,218 134,231 133,245 133,260 133,502">
          <text:p/>
        </draw:polygon>
        <draw:path draw:style-name="gr3" draw:text-style-name="P3" draw:layer="layout" svg:width="0.496cm" svg:height="0.51cm" svg:x="21.629cm" svg:y="0.333cm" svg:viewBox="0 0 497 511" svg:d="M497 254l-1 11v11l-1 11-1 11-1 10-2 10-2 10-3 10-2 10-3 9-3 9-4 10-4 8-4 9-5 8-5 8-5 8-5 7-7 7-6 8-6 7-7 6-7 6-8 6-7 5-8 5-9 5-8 5-9 4-9 4-10 3-10 4-10 2-10 3-11 2-11 2-11 1-12 1h-12l-12 1-12-1h-12l-11-1-11-1-11-2-10-2-11-3-10-2-9-4-9-3-9-4-9-4-9-4-8-5-8-5-7-6-7-6-7-6-7-6-7-6-6-7-6-8-5-8-5-7-5-8-4-8-5-9-4-9-3-9-3-9-4-9-2-10-3-10-2-10-1-10-2-11-1-11-1-11v-10-12-11-11l1-10 1-10 1-11 2-10 2-10 2-9 3-10 2-9 4-10 3-9 4-8 4-9 5-8 4-8 6-8 5-7 6-7 6-7 6-7 7-6 7-7 7-5 8-5 8-6 8-5 9-4 8-5 10-3 9-4 10-3 10-3 11-3 10-2 12-2 11-1 12-1h12 12 13 13l12 1 12 1 12 2 11 2 11 3 10 3 10 3 10 4 9 3 9 5 8 4 8 5 8 6 7 5 8 5 6 7 7 6 6 7 7 7 5 7 5 7 5 8 5 8 4 8 4 8 4 9 3 9 3 9 2 9 2 10 3 10 2 10 1 10 2 10v11l1 10 1 11zM362 254v-17l-1-16-2-15-2-15-2-13-3-12-4-11-4-10-5-10-6-8-6-8-6-7-7-6-8-5-8-4-8-4-10-2-9-2-10-1-11-1-11 1-10 1-10 2-10 3-9 3-8 4-8 6-7 6-7 6-6 8-6 9-5 9-4 10-5 12-3 12-3 13-2 14-1 15-1 16v17 9 8 8l1 8v8l2 8 1 7 1 7 1 6 1 7 2 6 2 6 2 6 2 6 2 5 2 5 3 5 2 5 3 4 3 4 3 4 3 4 3 4 4 3 3 3 4 3 3 3 4 2 4 3 4 2 4 2 4 1 5 2 4 1 4 1 5 1h5l5 1h4l5 1 6-1h5l5-1h6l5-1 5-1 4-1 5-2 5-1 4-2 4-2 5-3 4-2 4-3 4-3 3-3 4-3 3-4 3-4 4-4 2-4 3-4 3-5 2-5 3-5 2-5 2-6 2-6 1-6 2-6 2-7 1-6 1-7 1-7 1-8 1-8v-8l1-8v-8z">
          <text:p/>
        </draw:path>
        <draw:polygon draw:style-name="gr3" draw:text-style-name="P3" draw:layer="layout" svg:width="0.447cm" svg:height="0.511cm" svg:x="22.194cm" svg:y="0.332cm" svg:viewBox="0 0 448 512" draw:points="448,358 448,365 447,372 446,378 445,385 444,391 442,398 440,404 438,410 436,416 433,421 430,427 426,432 423,439 419,444 415,448 410,453 406,458 401,462 396,466 390,471 384,475 378,478 372,482 366,485 359,488 351,491 344,494 337,496 328,499 320,501 312,503 303,505 294,506 285,508 276,509 267,510 257,511 247,511 237,512 227,512 217,512 208,511 199,511 191,511 182,510 174,509 166,508 158,507 150,506 142,505 135,504 128,502 120,500 113,498 107,496 100,494 94,491 88,488 82,486 76,483 70,479 65,476 60,472 54,468 50,464 45,460 41,456 36,451 32,446 28,441 25,436 21,430 18,425 15,419 12,413 9,406 7,400 4,393 2,386 0,379 112,362 113,366 114,370 116,373 117,377 119,380 120,384 122,387 123,390 125,392 127,395 129,398 131,400 133,402 136,404 138,406 140,408 143,410 145,412 148,413 151,415 154,416 156,417 160,418 163,419 166,420 169,421 173,422 176,423 180,423 184,424 187,424 191,425 195,425 199,425 204,426 208,426 213,426 217,426 222,426 227,426 231,426 235,426 239,426 244,426 248,426 252,425 256,425 259,425 263,424 267,424 271,423 275,422 278,422 282,421 285,420 288,419 291,419 294,418 297,416 300,415 302,414 305,413 308,411 310,409 312,408 314,406 317,404 318,402 320,400 322,398 323,396 324,393 326,391 327,388 328,385 328,382 329,379 329,376 329,373 329,370 329,366 329,362 329,359 328,356 326,353 325,350 324,347 322,344 320,342 318,340 316,337 313,335 311,333 308,331 305,329 302,328 299,326 295,324 292,323 288,322 284,320 280,319 276,317 271,316 267,315 262,313 257,312 252,311 247,310 242,309 237,308 232,307 226,306 221,305 215,304 210,302 204,301 198,300 192,298 187,297 180,295 174,294 168,293 162,291 156,289 150,288 144,286 138,284 132,282 126,281 120,279 114,276 108,274 103,272 97,269 92,267 87,264 82,261 77,258 72,255 68,251 63,248 59,244 54,240 51,236 47,232 44,227 40,223 37,218 34,213 31,208 29,203 27,197 25,191 23,184 22,178 21,171 20,164 20,157 19,149 20,142 20,135 21,129 21,122 23,116 24,110 26,104 28,98 31,92 33,87 36,81 39,76 42,71 46,66 50,61 54,57 58,52 63,48 68,44 73,40 78,36 84,33 90,29 96,26 102,23 109,20 116,17 123,15 130,13 138,10 146,8 154,7 162,5 171,4 180,3 189,2 198,1 208,1 217,0 228,0 235,0 243,0 251,1 259,1 266,2 274,3 281,4 288,5 295,6 302,8 309,9 316,11 322,13 329,15 336,17 342,20 348,22 354,25 360,28 365,31 371,35 375,38 380,42 385,46 390,50 395,54 399,58 403,63 407,67 410,72 414,77 417,83 421,88 423,94 426,100 429,106 431,112 433,119 435,126 436,133 322,144 322,141 321,138 320,135 319,131 318,129 317,125 315,123 314,120 312,118 311,116 309,113 307,111 306,109 304,107 301,105 300,103 297,101 295,100 293,98 290,97 288,95 286,94 283,93 280,92 277,91 275,90 272,89 269,89 266,88 263,88 259,87 256,87 253,86 249,86 246,86 243,86 239,85 235,85 231,85 228,85 219,85 210,86 202,86 195,87 188,88 181,89 175,91 169,93 164,95 159,97 155,99 151,102 148,105 145,108 142,112 140,116 139,120 137,125 137,130 137,136 137,139 137,142 137,145 138,148 139,150 140,153 141,156 142,158 144,160 146,162 148,164 150,166 152,168 155,170 157,172 160,173 163,175 166,176 169,178 172,179 175,180 179,181 183,183 187,184 191,185 195,186 199,187 204,189 208,190 213,191 217,191 222,192 227,193 232,195 237,196 243,197 248,198 253,199 258,201 264,202 271,203 277,205 284,207 291,208 298,210 304,211 311,213 318,215 324,217 332,219 338,221 345,223 351,226 357,228 363,231 369,233 374,236 380,239 385,243 391,246 396,250 401,253 405,257 410,261 414,265 418,270 422,274 425,279 429,285 432,290 435,295 438,301 440,307 442,313 444,320 445,327 446,334 447,342 448,350">
          <text:p/>
        </draw:polygon>
        <draw:polygon draw:style-name="gr3" draw:text-style-name="P3" draw:layer="layout" svg:width="0.447cm" svg:height="0.511cm" svg:x="22.712cm" svg:y="0.332cm" svg:viewBox="0 0 448 512" draw:points="448,358 448,365 447,372 446,378 445,385 444,391 442,398 440,404 438,410 436,416 433,421 430,427 426,432 423,439 419,444 415,448 410,453 406,458 401,462 395,466 390,471 384,475 378,478 372,482 365,485 359,488 352,491 344,494 337,496 329,499 321,501 313,503 304,505 295,506 286,508 277,509 268,510 257,511 247,511 237,512 227,512 217,512 208,511 199,511 191,511 182,510 174,509 165,508 157,507 150,506 142,505 134,504 127,502 120,500 113,498 107,496 100,494 94,491 88,488 82,486 76,483 70,479 65,476 60,472 55,468 50,464 45,460 41,456 36,451 32,446 28,441 25,436 21,430 18,425 15,419 12,413 9,406 6,400 4,393 2,386 0,379 112,362 113,366 114,370 116,373 117,377 119,380 120,384 122,387 124,390 125,392 127,395 129,398 131,400 133,402 136,404 138,406 140,408 143,410 145,412 148,413 151,415 153,416 157,417 159,418 163,419 166,420 169,421 173,422 176,423 180,423 183,424 187,424 191,425 195,425 199,425 204,426 208,426 213,426 217,426 222,426 227,426 231,426 235,426 240,426 243,426 248,426 252,425 256,425 261,425 264,424 268,424 272,423 276,422 279,422 283,421 286,420 289,419 292,419 295,418 298,416 301,415 304,414 306,413 309,411 311,409 313,408 315,406 317,404 319,402 321,400 323,398 324,396 326,393 327,391 328,388 328,385 329,382 330,379 330,376 330,373 331,370 330,366 330,362 329,359 329,356 328,353 326,350 325,347 323,344 321,342 319,340 317,337 314,335 312,333 309,331 306,329 303,328 299,326 296,324 292,323 289,322 285,320 281,319 277,317 272,316 268,315 263,313 257,312 252,311 247,310 242,309 237,308 231,307 226,306 221,305 215,304 210,302 204,301 198,300 193,298 187,297 180,295 174,294 168,293 162,291 156,289 150,288 144,286 138,284 132,282 126,281 120,279 114,276 108,274 103,272 97,269 92,267 87,264 82,261 77,258 72,255 67,251 63,248 59,244 55,240 50,236 47,232 43,227 40,223 37,218 34,213 31,208 29,203 26,197 24,191 23,184 22,178 21,171 20,164 19,157 19,149 19,142 20,135 21,129 22,122 23,116 24,110 26,104 28,98 30,92 33,87 36,81 39,76 42,71 46,66 50,61 54,57 58,52 63,48 68,44 73,40 78,36 84,33 90,29 96,26 102,23 109,20 116,17 123,15 130,13 138,10 146,8 154,7 162,5 171,4 180,3 189,2 198,1 208,1 218,0 228,0 235,0 243,0 251,1 260,1 267,2 274,3 282,4 289,5 296,6 303,8 310,9 317,11 323,13 329,15 336,17 342,20 348,22 354,25 359,28 365,31 370,35 376,38 381,42 385,46 390,50 394,54 399,58 403,63 407,67 411,72 414,77 417,83 420,88 424,94 426,100 429,106 431,112 433,119 435,126 436,133 323,144 322,141 322,138 321,135 320,131 319,129 317,125 316,123 315,120 313,118 312,116 310,113 308,111 307,109 304,107 303,105 301,103 298,101 296,100 294,98 291,97 289,95 286,94 284,93 281,92 278,91 276,90 273,89 270,89 267,88 264,88 260,87 256,87 253,86 249,86 246,86 242,86 239,85 235,85 231,85 228,85 219,85 210,86 202,86 195,87 188,88 181,89 175,91 169,93 164,95 159,97 155,99 151,102 148,105 145,108 142,112 140,116 139,120 138,125 137,130 137,136 137,139 137,142 137,145 138,148 139,150 140,153 141,156 143,158 144,160 146,162 148,164 150,166 152,168 155,170 157,172 160,173 163,175 165,176 169,178 172,179 176,180 179,181 183,183 187,184 191,185 195,186 199,187 204,189 208,190 212,191 217,191 222,192 227,193 232,195 237,196 242,197 248,198 253,199 259,201 265,202 272,203 279,205 285,207 292,208 299,210 305,211 312,213 319,215 325,217 332,219 338,221 345,223 351,226 357,228 363,231 369,233 375,236 380,239 385,243 391,246 395,250 400,253 405,257 410,261 414,265 418,270 422,274 425,279 429,285 432,290 435,295 437,301 440,307 442,313 444,320 445,327 446,334 447,342 448,350">
          <text:p/>
        </draw:polygon>
        <draw:polygon draw:style-name="gr3" draw:text-style-name="P3" draw:layer="layout" svg:width="0.287cm" svg:height="0.616cm" svg:x="23.467cm" svg:y="0.226cm" svg:viewBox="0 0 288 617" draw:points="180,617 169,617 158,616 148,614 139,612 130,609 121,606 114,602 106,597 99,592 93,586 87,580 82,572 77,565 73,557 70,547 67,538 65,528 63,517 63,505 62,493 62,203 0,203 0,116 69,116 109,0 189,0 189,116 283,116 283,203 189,203 189,459 189,466 189,472 190,478 191,484 192,490 194,495 195,500 198,504 200,508 202,512 205,515 208,518 213,520 217,522 221,524 225,526 230,527 235,528 240,528 246,528 248,528 250,528 253,528 255,528 257,528 259,528 261,528 263,527 265,527 267,527 269,526 271,526 273,526 275,525 277,525 279,524 281,524 284,523 286,523 288,522 288,601 284,603 279,604 274,606 269,607 264,608 259,609 254,610 249,611 244,612 238,613 233,613 228,614 222,615 217,615 210,616 204,616 198,616 192,617 186,617">
          <text:p/>
        </draw:polygon>
        <draw:polygon draw:style-name="gr3" draw:text-style-name="P3" draw:layer="layout" svg:width="0.287cm" svg:height="0.501cm" svg:x="23.827cm" svg:y="0.332cm" svg:viewBox="0 0 288 502" draw:points="4,502 4,125 4,122 4,119 4,115 4,112 4,108 4,105 4,102 4,98 3,95 3,91 3,88 3,84 3,81 3,77 3,74 3,71 3,68 3,64 3,61 3,58 2,54 2,51 2,48 2,45 2,42 2,39 2,37 2,34 2,31 2,29 2,26 1,23 1,21 1,19 1,17 1,15 1,14 1,12 1,11 0,9 122,9 122,11 123,12 123,14 123,15 123,17 123,19 123,21 124,23 124,26 124,29 124,31 124,34 124,37 125,40 125,43 125,45 125,48 125,51 125,54 126,58 126,61 126,64 126,67 126,70 126,74 127,77 127,80 127,83 127,86 127,89 127,93 128,95 128,98 128,101 128,104 128,106 128,108 128,111 128,113 128,114 130,114 132,109 134,104 136,99 137,94 141,89 142,84 144,80 146,75 148,71 150,67 152,63 154,58 156,54 158,51 160,47 162,44 165,40 167,37 170,34 172,31 175,28 178,25 181,22 184,20 187,18 190,15 193,14 197,11 200,10 204,8 207,7 211,5 215,4 220,3 224,2 229,1 233,1 238,0 243,0 248,0 251,0 253,0 256,0 258,0 260,1 262,1 264,1 266,2 269,2 271,2 273,3 275,3 277,3 279,4 281,4 283,5 284,5 286,6 287,6 288,7 288,114 286,113 283,113 281,112 278,112 276,111 273,111 271,110 268,110 266,110 263,109 261,109 258,108 256,108 253,108 250,107 247,107 244,107 240,107 237,107 234,107 224,107 215,108 207,110 199,113 191,117 184,121 177,126 171,131 165,138 159,146 154,154 150,162 145,172 142,182 139,193 136,205 134,218 133,231 132,245 132,260 132,502">
          <text:p/>
        </draw:polygon>
        <draw:path draw:style-name="gr3" draw:text-style-name="P3" draw:layer="layout" svg:width="0.45cm" svg:height="0.51cm" svg:x="24.165cm" svg:y="0.333cm" svg:viewBox="0 0 451 511" svg:d="M230 511h-11l-10-1-10-1-10-1-10-1-9-2-10-2-9-2-9-3-8-3-9-3-8-4-8-4-7-4-7-5-7-5-7-5-7-6-6-6-6-6-6-6-6-7-5-8-5-8-5-8-5-8-4-8-4-9-3-9-3-10-4-10-2-10-2-11-3-11-1-11-2-11-1-12-1-12v-13-13-14-13l1-13 2-12 1-13 2-11 3-11 2-11 4-11 3-9 4-10 5-9 4-9 5-8 5-8 5-8 5-7 6-7 6-6 6-6 7-6 7-6 6-5 7-5 8-4 7-4 8-4 8-3 8-4 8-2 9-3 8-2 9-2 9-2 8-1 9-1 9-1 9-1h9 10 11 11l11 1 10 2 11 1 9 3 10 2 10 4 8 3 9 4 8 4 8 4 7 5 7 5 7 6 7 6 6 6 6 6 6 7 5 7 6 8 4 7 5 8 4 9 4 8 4 9 3 9 4 10 2 10 3 10 2 10 2 10 2 11 2 11 1 11 1 11 1 12 1 11v12l1 12v4h-317v6 6 6l1 6v6l1 6 1 5v6l1 5 1 6 2 5 1 5 1 5 2 5 2 4 1 5 2 4 3 5 2 4 2 4 3 4 2 3 3 4 3 3 3 3 3 3 4 3 3 2 4 3 4 2 4 2 4 2 4 2 5 1 4 1 5 2h5l5 1h5 6 7 6l6-1 6-1 6-1 5-2 5-2 5-2 5-2 4-3 4-3 4-4 4-3 4-4 4-4 2-5 3-5 3-5 2-6 2-6 120 11-2 4-1 4-2 5-3 4-2 4-2 5-3 5-2 4-3 5-3 4-3 5-3 5-4 5-3 5-4 4-4 5-4 4-5 4-4 4-5 4-5 4-6 4-5 3-6 4-6 3-6 3-6 3-7 3-7 3-8 3-7 2-9 3-8 1-8 2-9 1-9 2-9 1h-10l-10 1zM230 80h-4-4l-4 1h-3l-4 1h-4l-4 1-3 1-4 2-3 1-3 1-4 1-3 2-3 2-3 2-3 2-3 3-2 2-3 3-3 2-2 4-2 2-3 4-2 3-2 4-2 4-2 3-1 5-2 4-2 5-1 4-1 5-2 5-1 5-1 6v5l-1 6-1 6v6 6h192l-1-11-2-12-1-10-3-10-2-9-3-8-4-9-4-7-5-7-5-6-5-6-6-5-5-4-7-4-6-4-7-2-8-2-7-2-8-1z">
          <text:p/>
        </draw:path>
        <draw:path draw:style-name="gr3" draw:text-style-name="P3" draw:layer="layout" svg:width="0.497cm" svg:height="0.51cm" svg:x="24.673cm" svg:y="0.333cm" svg:viewBox="0 0 498 511" svg:d="M152 511h-7l-7-1h-7l-6-1-7-1-6-1-6-1-6-1-6-2-6-2-5-2-6-2-5-3-4-2-5-3-5-3-5-3-4-3-4-4-4-3-4-4-3-5-4-4-3-4-3-5-3-5-3-5-2-5-3-6-2-5-2-6-2-6-1-6-2-6-1-6-1-6v-7l-1-7-1-6v-8l1-8v-8l1-9 1-7 1-8 2-7 2-7 2-7 3-6 3-6 3-6 3-5 4-6 4-5 4-5 4-5 4-4 5-4 5-4 5-4 6-4 5-3 6-3 6-3 6-3 6-3 7-2 6-2 7-2 7-2 7-1 7-2 8-1 7-1 8-1 7-1 8-1 8-1h8 8l106-2v-25-5l-1-5v-5-5l-1-4v-5l-1-4v-4l-2-4v-3l-1-4-1-3-1-4-2-3-1-3-1-3-2-2-1-3-2-3-2-2-2-2-2-2-2-2-2-2-2-2-3-1-2-1-2-2-3-1-3-1-2-1-3-1h-3l-3-1-3-1h-3-3l-4-1h-3-3-3-3-3l-3 1h-3-3l-3 1h-3l-2 1h-3l-2 1-3 1-2 1-2 1-2 1-2 1-2 1-2 2-2 1-2 2-2 1-2 2-1 2-2 2-1 2-2 2-1 2-2 3-1 3-1 2-1 3-1 3-1 3-1 3-1 3v3l-1 4-1 4-1 4v4l-133-7 1-6 2-6 1-6 2-6 1-6 3-6 2-6 3-5 2-6 3-5 3-6 3-5 4-5 3-4 4-5 4-5 5-4 4-4 5-5 5-4 5-3 6-4 5-3 6-4 7-3 6-3 7-2 7-3 7-2 7-3 8-2 8-2 8-1 8-2 9-1 9-1 9-1h10 9 10 9 9l9 1h8l9 1 8 1 8 2 7 2 8 2 7 2 7 2 7 3 7 3 6 3 6 3 6 3 6 4 6 4 5 4 6 5 5 5 4 4 5 5 4 5 4 6 4 5 3 6 3 6 4 6 2 7 3 6 2 7 2 8 2 7 1 7 1 8 1 8 1 8v8 9 179 3 4 3l1 3v3 4 2 4 2l1 3v3l1 2v3l1 2v3l1 2v2l1 2 1 2 1 2 1 2 1 2 1 1 1 2 1 1 1 2 2 1 1 1 1 1 2 1 2 1 1 1 2 1h2l2 1h2 3 2l3 1h2 3 3l2-1h3 3 3l3-1h3 2l3-1v70l-2 1h-2l-3 1h-2l-2 1h-2l-2 1h-2l-2 1h-1l-2 1h-2-2l-2 1h-1l-2 1h-2-2l-2 1h-2-1-2l-2 1h-2-2-2-2l-2 1h-2-2-2-2-2l-3 1h-2-2-3-2-3-3-9l-9-1-8-1-8-2-9-2-7-2-6-4-6-3-5-4-5-5-4-4-4-6-4-6-3-6-3-7-3-7-2-8-2-9-1-8-1-9h-3l-6 9-5 8-6 9-6 8-6 8-7 7-7 6-7 6-8 6-8 5-8 5-8 4-9 4-9 3-10 3-9 2-10 3-11 1h-11zM301 273l-66 1h-4-4-4l-4 1h-4-4l-3 1h-4l-4 1h-4l-4 1-3 1h-3l-4 1-3 1-3 1-3 2-4 1-2 1-3 2-3 2-2 1-3 2-2 2-3 2-2 3-2 2-2 3-1 2-2 3-1 3-2 4-1 4-1 3-1 4-1 5v4l-1 4v5 5 7l1 7v6l1 6 2 5 1 5 3 5 2 4 3 4 3 4 3 3 4 3 3 2 5 2 4 2 4 2 5 1 5 1h4 6 5 5 4l5-1 4-1 5-1 4-2 4-1 4-2 5-2 3-2 4-2 4-3 3-2 4-3 3-3 3-3 3-3 3-3 3-3 3-4 2-3 3-4 2-4 3-4 2-4 2-4 2-4 1-4 2-5 1-4 2-5 1-4 1-5 1-4v-5l1-4v-5l1-5v-4z">
          <text:p/>
        </draw:path>
        <draw:polygon draw:style-name="gr3" draw:text-style-name="P3" draw:layer="layout" svg:width="0.288cm" svg:height="0.616cm" svg:x="25.175cm" svg:y="0.226cm" svg:viewBox="0 0 289 617" draw:points="180,617 169,617 159,616 149,614 139,612 130,609 122,606 114,602 107,597 100,592 93,586 88,580 82,572 78,565 74,557 70,547 68,538 66,528 64,517 63,505 63,493 63,203 0,203 0,116 69,116 109,0 189,0 189,116 283,116 283,203 189,203 189,459 190,466 190,472 191,478 191,484 193,490 194,495 196,500 198,504 201,508 203,512 206,515 209,518 213,520 216,522 220,524 226,526 230,527 235,528 241,528 246,528 248,528 251,528 253,528 255,528 258,528 260,528 262,528 264,527 266,527 267,527 270,526 271,526 273,526 276,525 278,525 280,524 282,524 284,523 287,523 289,522 289,601 284,603 279,604 275,606 270,607 265,608 260,609 254,610 249,611 244,612 239,613 234,613 228,614 222,615 216,615 210,616 204,616 199,616 192,617 186,617">
          <text:p/>
        </draw:polygon>
        <draw:polygon draw:style-name="gr3" draw:text-style-name="P3" draw:layer="layout" svg:width="0.709cm" svg:height="0.501cm" svg:x="25.536cm" svg:y="0.332cm" svg:viewBox="0 0 710 502" draw:points="293,502 293,226 293,220 293,214 293,209 292,203 292,198 291,193 291,188 290,183 290,178 289,173 288,168 287,164 286,159 285,155 284,151 283,147 281,143 280,139 278,136 276,132 274,129 272,126 271,123 268,120 266,117 264,114 261,112 259,110 256,107 253,105 250,104 247,102 244,101 241,99 237,98 234,98 230,97 227,96 223,96 218,96 215,96 211,96 207,97 204,98 200,99 196,100 193,101 189,102 186,104 183,106 180,108 177,111 174,113 171,116 168,119 165,122 163,125 160,128 158,132 155,136 153,139 151,143 149,147 147,152 145,156 143,161 142,165 140,170 139,175 138,180 136,186 135,191 134,197 133,202 133,208 132,214 132,220 131,226 131,232 131,238 131,502 3,502 3,119 3,116 3,113 3,110 3,107 3,104 3,100 3,97 3,94 3,90 3,87 3,83 3,80 3,77 3,74 3,70 2,67 2,64 2,61 2,58 2,55 2,52 2,49 2,46 2,43 1,40 1,38 1,35 1,33 1,30 1,28 1,25 1,23 1,21 1,19 0,17 0,15 0,14 0,12 0,11 0,9 122,9 122,11 122,12 122,13 122,15 122,17 123,19 123,21 123,23 123,25 123,27 123,30 124,32 124,35 124,37 124,40 125,43 125,45 125,48 125,51 125,54 125,57 126,59 126,62 126,65 126,68 126,71 126,74 126,77 127,80 127,83 127,86 127,88 127,91 127,94 127,96 127,99 127,101 127,103 127,105 127,107 129,107 134,96 139,86 145,76 150,67 156,59 162,51 168,44 174,37 181,31 188,26 195,21 203,16 211,13 218,9 227,6 235,4 245,2 253,1 263,0 273,0 284,0 294,1 304,2 314,4 324,7 332,10 340,14 350,18 357,22 364,28 371,33 377,40 383,46 388,53 393,61 398,69 401,78 405,87 408,97 411,107 413,107 416,101 419,95 421,90 424,84 427,79 430,74 432,70 435,65 438,60 441,56 444,52 448,48 451,45 454,41 458,38 461,35 464,32 468,29 471,26 475,23 479,21 483,19 486,17 490,15 494,13 498,11 502,9 507,8 511,7 515,5 520,4 524,3 528,3 533,2 538,1 543,1 547,1 552,0 557,0 562,0 570,0 578,1 586,1 593,2 600,4 606,5 613,7 619,9 625,12 631,15 636,17 641,21 647,24 652,28 656,32 660,36 665,40 669,45 672,50 676,54 679,60 683,65 686,71 689,76 691,82 694,88 696,95 698,101 700,108 702,114 703,122 704,129 706,136 707,143 708,150 708,158 709,166 709,173 710,181 710,189 710,502 583,502 583,226 583,220 583,214 582,209 582,203 582,198 581,193 581,188 580,183 580,178 579,173 578,168 577,164 576,159 575,155 574,151 573,147 571,143 569,139 568,136 566,132 564,129 562,126 560,123 558,120 556,117 553,114 551,112 549,110 546,107 543,105 540,104 537,102 534,101 531,99 527,98 523,98 520,97 516,96 512,96 508,96 504,96 501,96 497,97 494,98 490,98 486,100 483,101 480,102 477,104 473,106 470,108 467,110 464,112 461,115 459,118 456,120 453,124 451,127 448,130 446,134 444,137 442,141 440,145 438,149 436,153 434,158 432,162 431,167 430,172 428,177 427,181 426,187 425,192 424,197 423,203 423,208 422,214 422,220 421,226 421,232 421,502">
          <text:p/>
        </draw:polygon>
        <draw:path draw:style-name="gr3" draw:text-style-name="P3" draw:layer="layout" svg:width="0.45cm" svg:height="0.51cm" svg:x="26.339cm" svg:y="0.333cm" svg:viewBox="0 0 451 511" svg:d="M230 511h-11l-10-1-10-1-10-1-9-1-10-2-10-2-8-2-10-3-8-3-8-3-9-4-7-4-8-4-7-5-7-5-7-5-7-6-6-6-6-6-6-6-6-7-5-8-5-8-5-8-4-8-5-8-3-9-4-9-3-10-3-10-3-10-2-11-2-11-2-11-2-11-1-12-1-12v-13-13-14l1-13v-13l2-12 2-13 2-11 2-11 3-11 3-11 4-9 4-10 4-9 4-9 5-8 5-8 5-8 5-7 6-7 6-6 6-6 7-6 7-6 7-5 7-5 7-4 7-4 8-4 8-3 8-4 9-2 8-3 8-2 9-2 9-2 9-1 8-1 9-1 9-1h10 9 11 11l11 1 10 2 11 1 9 3 10 2 9 4 8 3 9 4 8 4 8 4 7 5 8 5 7 6 6 6 7 6 7 6 5 7 6 7 5 8 4 7 5 8 5 9 4 8 3 9 4 9 3 10 3 10 2 10 3 10 2 10 1 11 2 11 2 11 1 11v12l1 11v12l1 12v4h-317v6 6 6l1 6v6l1 6 1 5 1 6v5l1 6 2 5 1 5 1 5 2 5 2 4 1 5 3 4 2 5 2 4 2 4 3 4 2 3 3 4 3 3 3 3 4 3 3 3 4 2 3 3 4 2 4 2 4 2 4 2 5 1 5 1 4 2h5l5 1h6 5 7 6l6-1 6-1 6-1 5-2 5-2 5-2 5-2 4-3 5-3 3-4 4-3 4-4 3-4 3-5 2-5 3-5 2-6 2-6 121 11-1 4-2 4-2 5-2 4-3 4-2 5-2 5-3 4-3 5-3 4-3 5-3 5-3 5-4 5-4 4-4 5-4 4-5 4-4 4-5 4-6 4-5 4-6 3-6 4-6 3-6 3-6 3-7 3-7 3-7 3-8 2-8 3-8 1-8 2-9 1-9 2-9 1h-10l-10 1zM230 80h-4-4l-4 1h-3l-4 1h-4l-3 1-4 1-4 2-3 1-3 1-3 1-4 2-3 2-3 2-3 2-3 3-2 2-3 3-2 2-3 4-2 2-2 4-3 3-2 4-1 4-3 3-1 5-2 4-1 5-2 4-1 5-1 5-1 5-1 6-1 5-1 6-1 6v6 6h191l-1-11-2-12-1-10-2-10-3-9-3-8-4-9-3-7-5-7-5-6-5-6-6-5-5-4-7-4-6-4-7-2-7-2-8-2-8-1z">
          <text:p/>
        </draw:path>
        <draw:polygon draw:style-name="gr3" draw:text-style-name="P3" draw:layer="layout" svg:width="0.45cm" svg:height="0.501cm" svg:x="26.882cm" svg:y="0.332cm" svg:viewBox="0 0 451 502" draw:points="323,502 323,226 323,220 323,214 323,209 323,203 322,198 322,193 321,188 320,183 319,178 319,173 318,168 317,164 316,159 314,155 313,151 311,147 310,143 308,139 306,136 304,132 301,129 299,126 297,123 294,120 292,117 289,114 286,112 282,110 279,107 275,105 272,104 268,102 265,101 261,99 257,98 252,98 248,97 244,96 239,96 234,96 230,96 225,96 221,97 216,98 212,99 208,100 204,101 200,102 196,104 192,106 189,108 185,111 182,113 178,116 175,119 172,122 169,125 166,128 163,132 160,136 157,139 155,143 152,147 150,152 148,156 146,161 144,165 142,170 140,175 139,180 137,186 136,191 135,197 134,202 133,208 133,214 132,220 131,226 131,232 131,238 131,502 3,502 3,119 3,116 3,113 3,110 3,107 3,104 3,100 3,97 3,94 3,90 3,87 3,83 3,80 3,77 3,74 3,70 3,67 3,64 2,61 2,58 2,55 2,52 2,49 2,46 2,43 2,40 2,38 1,35 1,33 1,30 1,28 1,25 1,23 1,21 1,19 1,17 1,15 0,14 0,12 0,11 0,9 122,9 122,11 122,12 122,13 122,15 123,17 123,19 123,21 123,23 123,25 123,27 124,30 124,32 124,35 124,37 124,40 125,43 125,45 125,48 125,51 125,54 125,57 126,59 126,62 126,65 126,68 126,71 127,74 127,77 127,80 127,83 127,86 127,88 127,91 127,94 127,96 128,99 128,101 128,103 128,105 128,107 129,107 135,96 140,86 146,76 152,67 159,59 165,51 172,44 179,37 187,31 195,26 202,21 211,16 219,13 228,9 237,6 247,4 257,2 267,1 277,0 289,0 298,0 306,1 314,1 322,2 330,4 337,5 344,7 351,9 358,12 364,15 370,17 376,21 381,24 386,28 392,32 397,36 401,40 406,45 410,50 414,54 418,60 421,65 425,71 428,76 431,82 433,88 436,95 438,101 440,108 442,114 444,122 445,129 446,136 447,143 449,150 449,158 450,166 450,173 450,181 451,189 451,502">
          <text:p/>
        </draw:polygon>
        <draw:polygon draw:style-name="gr3" draw:text-style-name="P3" draw:layer="layout" svg:width="0.287cm" svg:height="0.616cm" svg:x="27.401cm" svg:y="0.226cm" svg:viewBox="0 0 288 617" draw:points="180,617 169,617 159,616 149,614 139,612 130,609 122,606 114,602 107,597 100,592 94,586 88,580 83,572 78,565 74,557 71,547 68,538 66,528 64,517 63,505 63,493 63,203 0,203 0,116 69,116 109,0 190,0 190,116 283,116 283,203 190,203 190,459 190,466 190,472 191,478 192,484 193,490 194,495 196,500 198,504 200,508 203,512 206,515 209,518 212,520 216,522 221,524 225,526 229,527 234,528 240,528 245,528 248,528 250,528 252,528 254,528 257,528 259,528 261,528 263,527 265,527 267,527 269,526 271,526 273,526 275,525 277,525 279,524 281,524 283,523 286,523 288,522 288,601 283,603 278,604 274,606 269,607 264,608 259,609 254,610 248,611 243,612 238,613 233,613 227,614 222,615 216,615 210,616 205,616 199,616 193,617 186,617">
          <text:p/>
        </draw:polygon>
        <draw:polygon draw:style-name="gr3" draw:text-style-name="P3" draw:layer="layout" svg:width="0.447cm" svg:height="0.511cm" svg:x="27.732cm" svg:y="0.332cm" svg:viewBox="0 0 448 512" draw:points="448,358 448,365 448,372 447,378 446,385 445,391 443,398 441,404 439,410 436,416 433,421 430,427 427,432 423,439 419,444 415,448 411,453 406,458 401,462 396,466 391,471 385,475 379,478 373,482 366,485 359,488 352,491 345,494 337,496 330,499 321,501 313,503 304,505 296,506 287,508 278,509 268,510 259,511 249,511 238,512 228,512 219,512 210,511 200,511 191,511 182,510 174,509 166,508 158,507 150,506 143,505 135,504 128,502 121,500 114,498 107,496 101,494 94,491 88,488 82,486 76,483 71,479 65,476 60,472 55,468 50,464 46,460 41,456 37,451 33,446 29,441 25,436 22,430 18,425 15,419 12,413 9,406 7,400 4,393 2,386 0,379 113,362 114,366 115,370 116,373 118,377 119,380 120,384 122,387 124,390 126,392 127,395 130,398 132,400 134,402 136,404 138,406 140,408 143,410 146,412 148,413 151,415 154,416 157,417 160,418 163,419 167,420 170,421 173,422 177,423 180,423 184,424 188,424 192,425 196,425 200,425 204,426 210,426 214,426 219,426 223,426 228,426 232,426 237,426 241,426 245,426 249,426 253,425 257,425 261,425 265,424 268,424 272,423 276,422 279,422 283,421 286,420 290,419 293,419 296,418 298,416 301,415 304,414 307,413 309,411 312,409 314,408 316,406 318,404 320,402 321,400 323,398 325,396 326,393 327,391 328,388 329,385 330,382 330,379 331,376 331,373 331,370 331,366 331,362 330,359 329,356 328,353 327,350 325,347 324,344 322,342 320,340 317,337 315,335 312,333 309,331 307,329 303,328 300,326 297,324 293,323 289,322 285,320 281,319 277,317 273,316 268,315 264,313 259,312 254,311 249,310 243,309 238,308 233,307 228,306 222,305 217,304 211,302 205,301 199,300 193,298 187,297 181,295 175,294 169,293 162,291 156,289 150,288 144,286 138,284 132,282 126,281 120,279 114,276 109,274 103,272 98,269 92,267 87,264 82,261 77,258 72,255 68,251 64,248 59,244 55,240 51,236 47,232 44,227 41,223 37,218 34,213 31,208 29,203 27,197 25,191 23,184 22,178 21,171 20,164 20,157 20,149 20,142 20,135 21,129 22,122 23,116 25,110 27,104 29,98 31,92 33,87 36,81 39,76 43,71 46,66 50,61 54,57 59,52 63,48 68,44 73,40 79,36 84,33 90,29 96,26 103,23 109,20 116,17 124,15 131,13 138,10 146,8 155,7 163,5 172,4 180,3 190,2 199,1 209,1 219,0 229,0 237,0 245,0 253,1 260,1 268,2 275,3 282,4 290,5 297,6 304,8 310,9 317,11 324,13 330,15 336,17 343,20 349,22 354,25 360,28 365,31 371,35 376,38 381,42 386,46 391,50 395,54 399,58 403,63 407,67 411,72 415,77 418,83 421,88 424,94 427,100 429,106 431,112 434,119 435,126 437,133 324,144 323,141 322,138 321,135 320,131 319,129 318,125 317,123 315,120 314,118 312,116 310,113 309,111 307,109 305,107 303,105 301,103 299,101 297,100 294,98 292,97 289,95 287,94 284,93 282,92 279,91 276,90 273,89 270,89 267,88 264,88 261,87 258,87 254,86 251,86 247,86 244,86 240,85 236,85 233,85 229,85 220,85 212,86 203,86 195,87 188,88 182,89 175,91 170,93 164,95 160,97 156,99 152,102 148,105 145,108 143,112 141,116 139,120 138,125 137,130 137,136 137,139 137,142 138,145 138,148 139,150 140,153 142,156 143,158 144,160 146,162 148,164 150,166 152,168 155,170 157,172 160,173 163,175 166,176 169,178 173,179 176,180 180,181 184,183 187,184 191,185 196,186 200,187 204,189 210,190 214,191 219,191 224,192 229,193 234,195 239,196 244,197 249,198 254,199 260,201 265,202 272,203 279,205 286,207 292,208 299,210 306,211 313,213 319,215 326,217 332,219 339,221 345,223 351,226 358,228 363,231 369,233 375,236 380,239 386,243 391,246 396,250 401,253 406,257 410,261 414,265 418,270 422,274 426,279 429,285 432,290 435,295 438,301 440,307 442,313 444,320 446,327 447,334 448,342 448,350">
          <text:p/>
        </draw:polygon>
        <draw:path draw:style-name="gr3" draw:text-style-name="P3" draw:layer="layout" svg:width="0.496cm" svg:height="0.51cm" svg:x="28.504cm" svg:y="0.333cm" svg:viewBox="0 0 497 511" svg:d="M152 511h-7l-7-1h-7l-6-1-7-1-6-1-6-1-6-1-6-2-6-2-5-2-6-2-5-3-5-2-4-3-5-3-4-3-5-3-4-4-4-3-4-4-4-5-3-4-3-4-3-5-3-5-3-5-4-5-2-6-2-5-2-6-2-6-1-6-2-6-1-6-1-6-1-7v-7-6-8-8-8l1-9 1-7 1-8 2-7 2-7 2-7 3-6 2-6 5-6 3-5 4-6 4-5 4-5 4-5 5-4 4-4 5-4 5-4 6-4 5-3 6-3 6-3 6-3 6-3 7-2 6-2 7-2 7-2 7-1 8-2 7-1 7-1 8-1 7-1 8-1 8-1h8 8l105-2v-25-5-5-5-5l-1-4v-5l-1-4-1-4v-4l-1-3-1-4-1-3-2-4-1-3-1-3-2-3-1-2-2-3-1-3-2-2-2-2-2-2-2-2-2-2-2-2-3-1-2-1-3-2-2-1-3-1-3-1-2-1h-3l-3-1-3-1h-3-3l-3-1h-4-3-3-4-3l-3 1h-2-3l-3 1h-3l-2 1h-3l-2 1-3 1-2 1-2 1-2 1-2 1-3 1-1 2-2 1-2 2-2 1-2 2-2 2-1 2-2 2-1 2-2 2-1 3-1 3-1 2-1 3-1 3-1 3-1 3-1 3-1 3v4l-1 4v4l-1 4-133-7 1-6 1-6 2-6 1-6 3-6 2-6 2-6 2-5 3-6 3-5 3-6 3-5 3-5 4-4 4-5 4-5 4-4 5-4 5-5 5-4 5-3 6-4 5-3 6-4 6-3 7-3 7-2 6-3 8-2 7-3 8-2 7-2 9-1 8-2 9-1 9-1 9-1h9 10 10 9 9l9 1h8l9 1 8 1 8 2 7 2 8 2 7 2 7 2 7 3 7 3 6 3 6 3 6 3 6 4 5 4 6 4 5 5 5 5 5 4 4 5 4 5 4 6 4 5 3 6 3 6 3 6 3 7 3 6 2 7 2 8 2 7 1 7 1 8 1 8 1 8v8l1 9v179 3 4 3 3 3 4 2 4l1 2v3 3l1 2v3l1 2v3l1 2v2l1 2 1 2 1 2 1 2 1 2 1 1 1 2 1 1 1 2 2 1 1 1 2 1 1 1 2 1 1 1 2 1h2l2 1h3 2 2l2 1h3 3 3l3-1h2 3 3l3-1h3 2l3-1v70l-2 1h-2l-2 1h-3l-2 1h-2l-2 1h-2l-2 1h-2l-1 1h-2-2l-2 1h-2l-1 1h-2-2l-2 1h-2-2-1l-2 1h-2-2-2-2l-2 1h-2-2-2-2-3l-2 1h-2-2-3-3-2-3-9l-9-1-8-1-8-2-8-2-7-2-6-4-6-3-5-4-5-5-5-4-4-6-3-6-3-6-3-7-3-7-2-8-2-9-1-8-1-9h-3l-5 9-6 8-6 9-6 8-6 8-7 7-7 6-7 6-8 6-8 5-8 5-8 4-9 4-9 3-10 3-9 2-11 3-10 1h-11zM300 273l-65 1h-4-4-4l-4 1h-4-4l-4 1h-4l-3 1h-4l-3 1-4 1h-4l-3 1-3 1-3 1-4 2-2 1-4 1-2 2-3 2-2 1-3 2-2 2-2 2-3 3-2 2-2 3-2 2-1 3-2 3-1 4-1 4-1 3-1 4-1 5-1 4v4 5 5 7 7l1 6 1 6 2 5 2 5 1 5 3 4 3 4 2 4 4 3 4 3 3 2 4 2 5 2 4 2 5 1 5 1h5 5 5 4 5l5-1 4-1 5-1 4-2 4-1 4-2 4-2 4-2 4-2 4-3 3-2 4-3 3-3 3-3 3-3 3-3 3-3 3-4 2-3 3-4 2-4 3-4 2-4 2-4 2-4 1-4 2-5 1-4 2-5 1-4 1-5 1-4v-5l1-4v-5-5-4z">
          <text:p/>
        </draw:path>
        <draw:polygon draw:style-name="gr3" draw:text-style-name="P3" draw:layer="layout" svg:width="0.449cm" svg:height="0.501cm" svg:x="29.056cm" svg:y="0.332cm" svg:viewBox="0 0 450 502" draw:points="322,502 322,226 322,220 322,214 321,209 321,203 321,198 320,193 320,188 319,183 318,178 318,173 316,168 315,164 314,159 313,155 312,151 310,147 308,143 306,139 304,136 302,132 300,129 298,126 296,123 293,120 290,117 288,114 285,112 282,110 278,107 275,105 272,104 268,102 264,101 260,99 257,98 252,98 248,97 243,96 239,96 234,96 230,96 225,96 221,97 216,98 212,99 208,100 204,101 200,102 196,104 192,106 188,108 185,111 181,113 178,116 174,119 171,122 168,125 165,128 162,132 159,136 157,139 154,143 152,147 150,152 148,156 145,161 143,165 142,170 140,175 138,180 137,186 136,191 134,197 133,202 133,208 132,214 132,220 131,226 131,232 131,238 131,502 3,502 3,119 3,116 3,113 3,110 3,107 3,104 3,100 3,97 3,94 3,90 3,87 3,83 3,80 3,77 3,74 3,70 3,67 2,64 2,61 2,58 2,55 2,52 1,49 1,46 1,43 1,40 1,38 1,35 1,33 1,30 1,28 1,25 1,23 1,21 0,19 0,17 0,15 0,14 0,12 0,11 0,9 121,9 122,11 122,12 122,13 122,15 122,17 122,19 123,21 123,23 123,25 123,27 124,30 124,32 124,35 124,37 124,40 124,43 125,45 125,48 125,51 125,54 125,57 125,59 126,62 126,65 126,68 126,71 126,74 126,77 126,80 126,83 127,86 127,88 127,91 127,94 127,96 127,99 127,101 127,103 127,105 127,107 129,107 134,96 140,86 146,76 152,67 158,59 165,51 172,44 179,37 186,31 194,26 202,21 210,16 219,13 228,9 237,6 247,4 256,2 266,1 277,0 288,0 296,0 304,1 313,1 321,2 328,4 336,5 343,7 350,9 357,12 363,15 369,17 375,21 381,24 386,28 391,32 396,36 401,40 405,45 410,50 413,54 417,60 421,65 424,71 427,76 430,82 433,88 435,95 438,101 440,108 442,114 443,122 445,129 446,136 447,143 448,150 449,158 449,166 450,173 450,181 450,189 450,502">
          <text:p/>
        </draw:polygon>
        <draw:path draw:style-name="gr3" draw:text-style-name="P3" draw:layer="layout" svg:width="0.47cm" svg:height="0.684cm" svg:x="29.601cm" svg:y="0.159cm" svg:viewBox="0 0 471 685" svg:d="M347 675l-1-1v-1-1-1-2l-1-1v-2-1-2l-1-2v-2-2-2-2l-1-3v-2-2-2l-1-2v-3-2-3-2-2l-1-3v-2-3-2l-1-3v-2-2-3-2-2-2-3-2-1-3h-2l-5 10-5 8-5 9-5 7-6 8-7 6-7 6-7 6-7 5-8 4-8 4-9 4-8 3-9 2-9 3-10 1-10 2-10 1h-11l-12 1-9-1h-9l-9-1-8-2-8-1-9-2-7-3-8-3-7-3-7-3-6-4-6-5-7-4-6-5-5-5-6-6-5-6-5-6-5-6-5-7-4-7-4-7-4-7-3-8-4-8-3-8-3-8-2-9-3-9-2-9-2-10-2-9-2-10-1-10-1-10-1-10-1-11v-10l-1-11v-11-11l1-11v-11l1-10 1-11 1-10 2-10 1-10 2-9 2-10 2-9 3-9 3-9 3-8 3-8 4-8 4-8 4-7 4-7 5-7 5-7 4-6 6-7 5-5 6-5 6-6 6-5 7-4 6-5 8-3 7-4 7-3 8-3 8-4 9-2 8-2 9-1 9-1h10 11 4 5 5 4l5 1h5l4 1 5 1h4l5 1 4 2 5 1 4 1 4 2 4 2 4 1 4 2 4 2 4 2 4 2 4 2 4 2 3 3 4 2 3 3 4 2 3 3 3 3 4 4 3 3 3 3 3 3 3 4 2 4 3 4 3 4 2 4 2 4 3 5 2 4h1v-1-1-1-1-1-2-1-2-1l-1-2v-2-2-2-2-2-2-2-2-2-2-3-2-2-3-2-2-3-2-3-2-2-3-2-3-2-2-3-2-3-3-179h128v568 7 7 7 7 6 6 7l1 6v6 5l1 6v5 5 5l1 4v4 4 4 3l1 3zM341 427v-10l-1-9v-9l-1-9v-8l-1-7-1-8-2-7-2-7-1-7-2-6-2-6-2-6-2-5-3-6-2-5-3-4-2-5-3-4-3-3-3-4-3-4-4-3-3-3-3-3-3-2-4-3-3-2-4-2-4-1-4-1-3-2-4-1-4-1-4-1-4-1h-3-4l-4-1h-4-5l-5 1h-4l-5 1-4 1-4 1-5 1-4 1-4 2-4 2-4 2-3 2-5 3-3 2-3 3-3 3-3 4-3 3-3 4-2 4-3 4-2 5-3 4-2 5-2 5-2 5-2 6-1 6-2 6-1 6-1 7-1 6-1 7-1 8-1 7-1 8v8 9l-1 8v9l1 32 3 28 6 25 7 22 8 19 12 15 14 11 15 9 17 5 19 2 4-1h4l3-1h4l4-1 4-1 4-1 4-1 3-1 4-2 4-2 3-1 4-3 4-2 3-3 4-3 3-3 3-3 3-4 3-3 3-5 3-4 3-5 2-4 3-5 2-6 2-5 2-6 3-6 1-7 2-7 2-7 1-7 2-8 1-8v-9l1-8v-9l1-9z">
          <text:p/>
        </draw:path>
        <draw:path draw:style-name="gr3" draw:text-style-name="P3" draw:layer="layout" svg:width="0.469cm" svg:height="0.684cm" svg:x="30.429cm" svg:y="0.159cm" svg:viewBox="0 0 470 685" svg:d="M346 675v-1-1-1l-1-1v-2-1-2-1l-1-2v-2-2-2l-1-2v-2-3-2-2l-1-2v-2-3l-1-2v-3-2-2-3-2l-1-3v-2-3-2-2-3-2-2-2-3-2-1-3h-2l-5 10-5 8-5 9-6 7-6 8-6 6-7 6-8 6-8 5-7 4-9 4-8 4-9 3-9 2-9 3-10 1-10 2-10 1h-10l-11 1-10-1h-9l-8-1-9-2-8-1-8-2-7-3-8-3-7-3-7-3-7-4-6-5-6-4-6-5-6-5-5-6-5-6-5-6-5-6-5-7-4-7-4-7-4-7-4-8-3-8-3-8-3-8-3-9-2-9-3-9-1-10-3-9-1-10-1-10-1-10-2-10v-11l-1-10v-11-11-11-11l1-11v-10l2-11 1-10 1-10 2-10 2-9 2-10 2-9 3-9 3-9 3-8 3-8 4-8 4-8 3-7 5-7 4-7 5-7 5-6 5-7 6-5 6-5 6-6 6-5 6-4 7-5 7-3 7-4 8-3 8-3 8-4 8-2 9-2 9-1 9-1h9 10 5 5 4 5l5 1h4l5 1 5 1h4l4 1 5 2 4 1 4 1 5 2 4 2 4 1 4 2 4 2 4 2 4 2 4 2 3 2 4 3 4 2 4 3 4 2 3 3 3 3 3 4 4 3 2 3 4 3 2 4 3 4 3 4 2 4 3 4 2 4 3 5 2 4h1v-1-1-1-1-1l-1-2v-1-2-1-2-2-2-2-2-2-2-2-2-2-2-3-2-2-3-2-2-3-2-3-2-2-3-2-3-2-2-3-2-3-3-179h127v568l1 7v7 7 7 6 6 7 6l1 6v5 6 5l1 5v5 4l1 4v4 4 3 3zM340 427v-10-9-9l-1-9-1-8-1-7-1-8-1-7-2-7-1-7-3-6-1-6-2-6-3-5-2-6-2-5-3-4-3-5-3-4-3-3-3-4-3-4-3-3-3-3-3-3-5-2-3-3-4-2-3-2-4-1-4-1-4-2-4-1-3-1-4-1-4-1h-4-4l-3-1h-4-5l-5 1h-5l-4 1-5 1-4 1-4 1-4 1-4 2-4 2-4 2-4 2-3 3-3 2-3 3-4 3-3 4-3 3-2 4-3 4-2 4-3 5-2 4-2 5-2 5-2 5-2 6-1 6-2 6-2 6-1 7-1 6-1 7v8l-1 7-1 8v8l-1 9v8 9l1 32 3 28 5 25 7 22 9 19 11 15 13 11 16 9 17 5 19 2 3-1h4l4-1h4l4-1 4-1 3-1 4-1 4-1 4-2 4-2 3-1 4-3 4-2 3-3 4-3 3-3 4-3 3-4 3-3 3-5 3-4 2-5 3-4 2-5 3-6 2-5 2-6 2-6 2-7 2-7 1-7 2-7 1-8 1-8 1-9 1-8v-9-9z">
          <text:p/>
        </draw:path>
        <draw:path draw:style-name="gr3" draw:text-style-name="P3" draw:layer="layout" svg:width="0.127cm" svg:height="0.674cm" svg:x="31.025cm" svg:y="0.159cm" svg:viewBox="0 0 128 675" svg:d="M0 94v-94h128v94zM0 675v-492h128v492z">
          <text:p/>
        </draw:path>
        <draw:polygon draw:style-name="gr3" draw:text-style-name="P3" draw:layer="layout" svg:width="0.447cm" svg:height="0.511cm" svg:x="31.251cm" svg:y="0.332cm" svg:viewBox="0 0 448 512" draw:points="448,358 448,365 448,372 447,378 446,385 444,391 443,398 441,404 438,410 436,416 433,421 430,427 427,432 423,439 419,444 415,448 411,453 406,458 401,462 396,466 390,471 384,475 378,478 372,482 366,485 359,488 352,491 345,494 337,496 329,499 321,501 313,503 304,505 296,506 287,508 278,509 268,510 258,511 248,511 238,512 228,512 219,512 210,511 201,511 191,511 182,510 174,509 166,508 158,507 150,506 143,505 135,504 128,502 121,500 114,498 107,496 100,494 94,491 88,488 82,486 76,483 71,479 65,476 60,472 55,468 50,464 46,460 41,456 37,451 32,446 29,441 25,436 22,430 18,425 15,419 12,413 9,406 7,400 4,393 2,386 0,379 113,362 114,366 115,370 116,373 118,377 119,380 120,384 122,387 124,390 126,392 127,395 129,398 131,400 133,402 136,404 138,406 140,408 143,410 146,412 148,413 151,415 154,416 157,417 160,418 163,419 166,420 170,421 173,422 176,423 180,423 184,424 188,424 192,425 197,425 201,425 205,426 210,426 214,426 219,426 223,426 228,426 232,426 237,426 241,426 245,426 249,426 253,425 257,425 261,425 265,424 268,424 272,423 276,422 279,422 283,421 286,420 289,419 292,419 296,418 298,416 301,415 304,414 307,413 309,411 311,409 314,408 316,406 318,404 320,402 321,400 323,398 325,396 326,393 327,391 328,388 329,385 329,382 330,379 331,376 331,373 331,370 331,366 330,362 330,359 329,356 328,353 327,350 325,347 323,344 322,342 319,340 317,337 315,335 312,333 309,331 306,329 303,328 300,326 296,324 293,323 289,322 285,320 281,319 277,317 272,316 268,315 263,313 259,312 254,311 249,310 243,309 238,308 233,307 228,306 222,305 217,304 211,302 205,301 200,300 194,298 187,297 181,295 175,294 169,293 162,291 156,289 150,288 144,286 138,284 132,282 126,281 120,279 114,276 109,274 103,272 98,269 92,267 87,264 82,261 77,258 72,255 68,251 63,248 59,244 55,240 51,236 47,232 44,227 40,223 37,218 34,213 31,208 29,203 27,197 25,191 23,184 22,178 21,171 20,164 20,157 20,149 20,142 20,135 21,129 22,122 23,116 24,110 26,104 28,98 31,92 33,87 36,81 39,76 43,71 46,66 50,61 54,57 59,52 63,48 68,44 73,40 79,36 84,33 90,29 96,26 103,23 109,20 116,17 123,15 131,13 138,10 146,8 155,7 163,5 171,4 180,3 189,2 200,1 209,1 219,0 229,0 237,0 245,0 253,1 260,1 268,2 275,3 282,4 290,5 297,6 303,8 310,9 317,11 323,13 330,15 336,17 342,20 348,22 354,25 360,28 365,31 371,35 376,38 381,42 386,46 390,50 395,54 399,58 403,63 407,67 411,72 414,77 418,83 421,88 424,94 426,100 429,106 431,112 434,119 435,126 437,133 323,144 323,141 322,138 321,135 320,131 319,129 318,125 316,123 315,120 314,118 312,116 310,113 309,111 307,109 305,107 303,105 301,103 299,101 296,100 294,98 292,97 289,95 287,94 284,93 281,92 279,91 276,90 273,89 270,89 267,88 264,88 261,87 257,87 254,86 251,86 247,86 244,86 240,85 236,85 233,85 229,85 220,85 212,86 204,86 196,87 188,88 181,89 175,91 170,93 164,95 160,97 155,99 151,102 148,105 145,108 143,112 140,116 139,120 138,125 137,130 137,136 137,139 137,142 138,145 138,148 139,150 140,153 141,156 143,158 144,160 146,162 148,164 150,166 152,168 155,170 157,172 160,173 163,175 166,176 169,178 173,179 176,180 180,181 183,183 187,184 191,185 196,186 200,187 205,189 209,190 214,191 219,191 224,192 229,193 234,195 238,196 244,197 249,198 254,199 260,201 265,202 272,203 279,205 286,207 292,208 299,210 306,211 313,213 319,215 326,217 332,219 339,221 345,223 351,226 357,228 363,231 369,233 375,236 380,239 386,243 391,246 396,250 401,253 405,257 410,261 414,265 418,270 422,274 425,279 429,285 432,290 435,295 438,301 440,307 442,313 444,320 446,327 447,334 447,342 448,350">
          <text:p/>
        </draw:polygon>
        <draw:polygon draw:style-name="gr3" draw:text-style-name="P3" draw:layer="layout" svg:width="0.287cm" svg:height="0.616cm" svg:x="31.748cm" svg:y="0.226cm" svg:viewBox="0 0 288 617" draw:points="179,617 168,617 158,616 148,614 138,612 129,609 121,606 113,602 106,597 99,592 93,586 87,580 82,572 77,565 73,557 70,547 67,538 65,528 63,517 62,505 62,493 62,203 0,203 0,116 68,116 108,0 188,0 188,116 283,116 283,203 188,203 188,459 188,466 189,472 190,478 191,484 192,490 193,495 195,500 197,504 199,508 202,512 205,515 208,518 211,520 215,522 220,524 224,526 228,527 234,528 239,528 244,528 247,528 249,528 251,528 254,528 257,528 259,528 261,528 263,527 265,527 267,527 268,526 271,526 273,526 275,525 277,525 279,524 281,524 283,523 286,523 288,522 288,601 283,603 278,604 274,606 269,607 264,608 259,609 254,610 247,611 242,612 237,613 232,613 226,614 221,615 215,615 209,616 204,616 198,616 192,617 186,617">
          <text:p/>
        </draw:polygon>
        <draw:path draw:style-name="gr3" draw:text-style-name="P3" draw:layer="layout" svg:width="0.496cm" svg:height="0.51cm" svg:x="32.074cm" svg:y="0.333cm" svg:viewBox="0 0 497 511" svg:d="M151 511h-7l-7-1h-6l-7-1-6-1-7-1-6-1-6-1-6-2-5-2-6-2-5-2-5-3-5-2-5-3-5-3-4-3-5-3-4-4-4-3-4-4-3-5-4-4-3-4-3-5-3-5-3-5-2-5-3-6-2-5-2-6-2-6-1-6-1-6-2-6-1-6v-7l-1-7v-6-8-8-8l1-9 1-7 2-8 1-7 2-7 2-7 3-6 3-6 3-6 3-5 4-6 4-5 4-5 4-5 5-4 5-4 5-4 5-4 5-4 5-3 6-3 6-3 6-3 6-3 7-2 6-2 8-2 6-2 8-1 7-2 7-1 8-1 7-1 8-1 7-1 8-1h8 8l106-2v-25-5-5-5l-1-5v-4l-1-5-1-4v-4l-1-4-1-3-1-4-1-3-1-4-2-3-1-3-1-3-2-2-1-3-2-3-2-2-2-2-2-2-2-2-2-2-2-2-2-1-3-1-2-2-3-1-2-1-3-1-3-1h-3l-3-1-3-1h-3-3l-3-1h-4-3-3-3-3l-3 1h-3-3l-3 1h-2l-3 1h-3l-2 1-3 1-2 1-2 1-2 1-2 1-2 1-2 2-2 1-2 2-2 1-2 2-1 2-2 2-1 2-2 2-1 2-1 3-2 3-1 2-1 3-1 3-1 3-1 3-1 3-1 3v4l-1 4v4l-1 4-133-7 1-6 1-6 2-6 2-6 2-6 2-6 2-6 2-5 3-6 3-5 3-6 3-5 4-5 3-4 4-5 5-5 4-4 4-4 5-5 5-4 5-3 6-4 5-3 6-4 7-3 6-3 7-2 7-3 7-2 7-3 8-2 8-2 8-1 9-2 8-1 9-1 9-1h10 9 11 8 10l8 1h9l8 1 8 1 8 2 8 2 7 2 7 2 7 2 7 3 7 3 6 3 7 3 6 3 5 4 6 4 5 4 5 5 5 5 5 4 4 5 4 5 4 6 4 5 3 6 4 6 3 6 4 7 2 6 2 7 2 8 2 7 1 7 2 8 1 8v8l1 8v9 179 3 4 3 3 3 4 2l1 4v2 3 3l1 2v3l1 2 1 3v2l1 2v2l1 2 1 2 1 2 1 2 1 1 1 2 1 1 1 2 2 1 1 1 2 1 1 1 2 1 2 1 2 1h1l3 1h2 2 2l3 1h2 3 3l3-1h2 3 3l3-1h3 3l2-1v70l-2 1h-2l-2 1h-2l-3 1h-2l-1 1h-3l-1 1h-2l-2 1h-2-2l-1 1h-2l-2 1h-2-2l-2 1h-1-2-2l-2 1h-2-2-2-2l-2 1h-2-2-2-2-2l-3 1h-2-2-3-2-3-2-11l-9-1-8-1-8-2-7-2-7-2-7-4-6-3-5-4-5-5-4-4-4-6-4-6-3-6-3-7-3-7-2-8-2-9-1-8-1-9h-3l-5 9-6 8-6 9-6 8-6 8-7 7-7 6-7 6-8 6-7 5-8 5-9 4-9 4-9 3-9 3-10 2-10 3-11 1h-11zM300 273l-66 1h-4-4-4l-4 1h-4-4l-3 1h-4l-4 1h-4l-3 1-4 1h-3l-4 1-3 1-3 1-3 2-3 1-3 1-3 2-3 2-2 1-3 2-2 2-2 2-2 3-3 2-1 3-2 2-2 3-1 3-2 4-1 4-1 3-1 4-1 5v4l-1 4v5 5 7l1 7v6l2 6 1 5 2 5 2 5 2 4 3 4 3 4 3 3 4 3 4 2 4 2 4 2 4 2 5 1 5 1h5 5 5 5 4l5-1 5-1 4-1 4-2 4-1 5-2 4-2 4-2 4-2 3-3 4-2 3-3 3-3 3-3 4-3 2-3 3-3 3-4 3-3 2-4 3-4 2-4 2-4 2-4 2-4 1-4 2-5 2-4 1-5 1-4 1-5 1-4 1-5v-4l1-5v-5-4z">
          <text:p/>
        </draw:path>
        <draw:polygon draw:style-name="gr3" draw:text-style-name="P3" draw:layer="layout" svg:width="0.45cm" svg:height="0.501cm" svg:x="32.626cm" svg:y="0.332cm" svg:viewBox="0 0 451 502" draw:points="322,502 322,226 322,220 322,214 322,209 322,203 321,198 320,193 320,188 319,183 318,178 318,173 317,168 316,164 314,159 313,155 312,151 310,147 308,143 307,139 305,136 302,132 300,129 298,126 296,123 293,120 290,117 288,114 285,112 282,110 278,107 275,105 272,104 268,102 265,101 261,99 257,98 252,98 248,97 244,96 239,96 234,96 230,96 225,96 221,97 216,98 212,99 208,100 204,101 200,102 196,104 192,106 189,108 185,111 181,113 178,116 175,119 172,122 168,125 166,128 163,132 160,136 157,139 155,143 152,147 150,152 148,156 145,161 144,165 142,170 140,175 138,180 137,186 136,191 135,197 134,202 133,208 132,214 132,220 131,226 131,232 131,238 131,502 3,502 3,119 3,116 3,113 3,110 3,107 3,104 3,100 3,97 3,94 3,90 3,87 3,83 3,80 3,77 3,74 3,70 3,67 3,64 2,61 2,58 2,55 2,52 2,49 2,46 2,43 2,40 2,38 2,35 1,33 1,30 1,28 1,25 1,23 1,21 1,19 1,17 1,15 0,14 0,12 0,11 0,9 122,9 122,11 122,12 122,13 122,15 123,17 123,19 123,21 123,23 123,25 124,27 124,30 124,32 124,35 124,37 124,40 125,43 125,45 125,48 125,51 125,54 125,57 126,59 126,62 126,65 126,68 126,71 126,74 126,77 126,80 127,83 127,86 127,88 127,91 127,94 128,96 128,99 128,101 128,103 128,105 128,107 129,107 135,96 140,86 146,76 152,67 159,59 165,51 172,44 179,37 187,31 195,26 202,21 211,16 219,13 228,9 237,6 247,4 257,2 267,1 277,0 288,0 296,0 305,1 313,1 321,2 329,4 336,5 343,7 350,9 356,12 363,15 369,17 374,21 381,24 386,28 392,32 397,36 401,40 405,45 410,50 414,54 417,60 421,65 424,71 428,76 430,82 433,88 436,95 438,101 440,108 442,114 444,122 445,129 446,136 447,143 448,150 449,158 450,166 450,173 451,181 451,189 451,502">
          <text:p/>
        </draw:polygon>
        <draw:polygon draw:style-name="gr3" draw:text-style-name="P3" draw:layer="layout" svg:width="0.454cm" svg:height="0.51cm" svg:x="33.17cm" svg:y="0.333cm" svg:viewBox="0 0 455 511" draw:points="234,511 223,510 211,510 200,509 189,508 178,506 168,504 159,502 149,499 139,496 131,492 122,489 114,485 106,480 98,475 90,470 83,465 77,459 70,454 64,447 58,441 52,434 47,426 42,419 37,412 32,403 28,395 24,387 21,378 17,370 14,360 11,351 9,341 7,331 5,322 3,311 2,301 1,290 0,279 0,268 0,257 0,245 0,233 1,222 2,210 4,199 5,189 8,178 10,168 12,158 16,148 19,139 22,129 26,121 30,112 35,104 40,96 45,88 50,81 56,74 62,67 68,61 74,55 81,49 88,43 95,38 102,33 110,28 118,24 126,20 135,17 144,13 153,10 163,8 172,6 182,4 192,2 204,1 214,0 225,0 236,0 246,0 255,0 264,1 273,1 281,3 290,4 298,6 306,8 313,10 321,12 328,15 335,18 342,21 349,24 355,27 362,31 368,35 374,39 379,43 385,47 390,52 395,56 400,61 405,66 409,71 414,76 417,82 421,87 425,93 428,99 432,105 434,111 437,117 440,124 442,130 445,137 447,143 448,150 450,157 451,164 323,170 321,163 320,155 318,149 316,142 313,136 310,130 307,125 303,119 300,115 295,110 291,106 286,102 281,98 275,95 269,93 263,91 256,89 249,88 241,87 234,87 223,88 214,89 205,91 196,94 188,98 181,103 174,108 168,114 162,122 157,129 153,138 149,148 145,158 142,170 140,181 138,194 136,207 135,221 134,237 134,252 135,285 138,313 143,339 150,361 159,380 170,395 183,407 198,415 216,421 235,423 242,422 249,421 256,420 263,419 269,417 275,414 281,411 286,408 291,404 296,400 301,395 305,389 309,384 313,377 316,371 319,364 321,356 324,348 325,340 327,331 455,337 454,343 453,351 451,357 450,364 447,370 445,377 443,383 440,390 437,396 434,402 431,408 427,414 423,420 420,426 415,433 411,438 406,443 401,449 396,453 390,458 385,463 379,468 373,472 367,476 360,480 354,483 347,487 339,491 332,494 324,497 316,499 308,501 300,504 291,506 282,507 273,509 264,509 254,510 245,511">
          <text:p/>
        </draw:polygon>
        <draw:path draw:style-name="gr3" draw:text-style-name="P3" draw:layer="layout" svg:width="0.449cm" svg:height="0.51cm" svg:x="33.688cm" svg:y="0.333cm" svg:viewBox="0 0 450 511" svg:d="M231 511h-11l-11-1-10-1-10-1-10-1-9-2-9-2-10-2-8-3-9-3-8-3-9-4-8-4-7-4-7-5-7-5-8-5-6-6-6-6-7-6-5-6-6-7-5-8-5-8-5-8-4-8-5-8-3-9-4-9-3-10-4-10-2-10-3-11-2-11-1-11-2-11-1-12-1-12v-13-13-14-13l1-13 1-12 2-13 2-11 3-11 3-11 3-11 3-9 4-10 4-9 5-9 5-8 5-8 5-8 5-7 6-7 6-6 6-6 7-6 7-6 6-5 8-5 7-4 7-4 8-4 8-3 8-4 8-2 9-3 8-2 9-2 8-2 9-1 9-1 9-1 10-1h9 9 12 11l11 1 11 2 9 1 10 3 9 2 10 4 8 3 9 4 8 4 8 4 7 5 7 5 7 6 7 6 6 6 6 6 6 7 5 7 6 8 5 7 4 8 4 9 4 8 4 9 4 9 2 10 4 10 2 10 3 10 2 10 1 11 2 11 1 11 1 11 1 12 1 11v12 12 4h-316v6 6 6l1 6v6l1 6 1 5v6l1 5 1 6 1 5 2 5 1 5 2 5 1 4 2 5 2 4 2 5 3 4 2 4 2 4 3 3 3 4 3 3 3 3 3 3 4 3 3 2 4 3 4 2 4 2 4 2 4 2 5 1 4 1 6 2h5l5 1h6 5 7 6l6-1 6-1 6-1 5-2 5-2 5-2 5-2 4-3 4-3 4-4 4-3 3-4 3-4 3-5 3-5 3-5 2-6 2-6 120 11-2 4-1 4-2 5-2 4-3 4-2 5-3 5-2 4-3 5-3 4-3 5-3 5-4 5-3 5-4 4-4 5-4 4-5 4-4 4-5 4-5 4-6 4-5 3-6 4-6 3-6 3-7 3-6 3-7 3-7 3-8 2-8 3-8 1-8 2-9 1-9 2-9 1h-10l-10 1zM231 80h-4-4l-4 1h-3l-5 1h-4l-3 1-4 1-3 2-4 1-4 1-3 1-3 2-3 2-3 2-3 2-3 3-2 2-3 3-3 2-2 4-2 2-3 4-2 3-2 4-2 4-1 3-2 5-2 4-2 5-1 4-2 5-1 5-1 5-1 6v5l-1 6-1 6v6 6h192l-1-11-1-12-2-10-3-10-2-9-3-8-4-9-4-7-4-7-5-6-5-6-6-5-6-4-6-4-6-4-7-2-7-2-8-2-8-1z">
          <text:p/>
        </draw:path>
        <draw:polygon draw:style-name="gr3" draw:text-style-name="P3" draw:layer="layout" svg:width="0.447cm" svg:height="0.511cm" svg:x="34.202cm" svg:y="0.332cm" svg:viewBox="0 0 448 512" draw:points="448,358 448,365 447,372 447,378 446,385 444,391 443,398 441,404 438,410 436,416 433,421 430,427 426,432 423,439 419,444 415,448 411,453 406,458 401,462 396,466 390,471 384,475 378,478 372,482 366,485 358,488 351,491 344,494 336,496 328,499 320,501 312,503 303,505 295,506 285,508 276,509 267,510 257,511 247,511 237,512 227,512 218,512 209,511 200,511 191,511 182,510 174,509 166,508 158,507 150,506 142,505 135,504 128,502 120,500 114,498 107,496 100,494 94,491 88,488 82,486 76,483 70,479 65,476 60,472 55,468 50,464 45,460 41,456 37,451 32,446 29,441 25,436 21,430 18,425 15,419 12,413 9,406 7,400 4,393 2,386 0,379 112,362 113,366 115,370 116,373 117,377 119,380 120,384 122,387 123,390 125,392 127,395 129,398 131,400 133,402 136,404 138,406 140,408 143,410 145,412 148,413 151,415 154,416 157,417 160,418 163,419 166,420 169,421 173,422 176,423 180,423 184,424 188,424 192,425 195,425 200,425 204,426 209,426 213,426 217,426 222,426 227,426 231,426 235,426 240,426 244,426 248,426 252,425 256,425 260,425 264,424 267,424 271,423 275,422 278,422 282,421 285,420 288,419 291,419 295,418 297,416 300,415 303,414 306,413 308,411 310,409 313,408 315,406 317,404 319,402 320,400 322,398 324,396 325,393 326,391 327,388 328,385 328,382 329,379 330,376 330,373 330,370 330,366 329,362 329,359 328,356 327,353 326,350 324,347 322,344 320,342 318,340 316,337 314,335 311,333 308,331 305,329 302,328 299,326 295,324 292,323 288,322 284,320 280,319 276,317 271,316 267,315 262,313 258,312 253,311 248,310 242,309 237,308 232,307 226,306 221,305 216,304 210,302 204,301 199,300 193,298 187,297 181,295 175,294 168,293 162,291 156,289 150,288 144,286 138,284 132,282 126,281 120,279 114,276 108,274 103,272 97,269 92,267 87,264 82,261 77,258 72,255 68,251 63,248 59,244 55,240 51,236 47,232 44,227 40,223 37,218 34,213 31,208 29,203 26,197 25,191 23,184 22,178 21,171 20,164 20,157 19,149 20,142 20,135 21,129 22,122 23,116 24,110 26,104 28,98 31,92 33,87 36,81 39,76 42,71 46,66 50,61 54,57 59,52 63,48 68,44 73,40 79,36 84,33 90,29 96,26 103,23 109,20 116,17 123,15 131,13 138,10 146,8 154,7 163,5 171,4 180,3 189,2 199,1 208,1 218,0 228,0 236,0 243,0 251,1 259,1 266,2 274,3 281,4 288,5 295,6 302,8 309,9 316,11 322,13 329,15 335,17 341,20 347,22 353,25 359,28 365,31 371,35 376,38 381,42 386,46 390,50 395,54 399,58 403,63 407,67 411,72 414,77 418,83 421,88 424,94 426,100 429,106 431,112 433,119 435,126 437,133 322,144 322,141 321,138 320,135 319,131 318,129 317,125 315,123 314,120 313,118 311,116 309,113 308,111 306,109 304,107 302,105 300,103 297,101 295,100 293,98 291,97 288,95 286,94 283,93 280,92 278,91 275,90 272,89 269,89 266,88 263,88 260,87 256,87 253,86 249,86 246,86 243,86 239,85 235,85 231,85 228,85 219,85 211,86 203,86 195,87 188,88 181,89 175,91 170,93 164,95 159,97 155,99 151,102 148,105 145,108 143,112 140,116 139,120 138,125 137,130 137,136 137,139 137,142 138,145 138,148 139,150 140,153 141,156 143,158 144,160 146,162 148,164 150,166 152,168 155,170 157,172 160,173 163,175 166,176 169,178 172,179 176,180 180,181 183,183 187,184 191,185 195,186 199,187 204,189 208,190 213,191 218,191 222,192 227,193 232,195 237,196 243,197 248,198 253,199 259,201 264,202 271,203 278,205 284,207 291,208 298,210 304,211 311,213 318,215 325,217 331,219 338,221 344,223 350,226 356,228 362,231 369,233 375,236 380,239 386,243 391,246 396,250 401,253 405,257 410,261 414,265 418,270 422,274 425,279 429,285 432,290 435,295 438,301 440,307 442,313 444,320 446,327 447,334 447,342 448,350">
          <text:p/>
        </draw:polygon>
        <draw:frame draw:style-name="gr10" draw:text-style-name="P8" draw:layer="layout" svg:width="0.65cm" svg:height="1.348cm" svg:x="6.05cm" svg:y="6.4cm">
          <draw:text-box>
            <text:p><text:span text:style-name="T1">a</text:span></text:p>
          </draw:text-box>
        </draw:frame>
        <draw:frame draw:style-name="gr10" draw:text-style-name="P8" draw:layer="layout" svg:width="0.65cm" svg:height="1.348cm" svg:x="20.05cm" svg:y="8.601cm">
          <draw:text-box>
            <text:p><text:span text:style-name="T1">a</text:span></text:p>
          </draw:text-box>
        </draw:frame>
        <draw:frame draw:style-name="gr10" draw:text-style-name="P8" draw:layer="layout" svg:width="0.65cm" svg:height="1.348cm" svg:x="24.35cm" svg:y="8.302cm">
          <draw:text-box>
            <text:p><text:span text:style-name="T1">a</text:span></text:p>
          </draw:text-box>
        </draw:frame>
        <draw:frame draw:style-name="gr10" draw:text-style-name="P8" draw:layer="layout" svg:width="0.65cm" svg:height="1.348cm" svg:x="28.55cm" svg:y="7.103cm">
          <draw:text-box>
            <text:p><text:span text:style-name="T1">a</text:span></text:p>
          </draw:text-box>
        </draw:frame>
        <draw:frame draw:style-name="gr11" draw:text-style-name="P8" draw:layer="layout" svg:width="0.692cm" svg:height="1.348cm" svg:x="14.45cm" svg:y="0.905cm">
          <draw:text-box>
            <text:p><text:span text:style-name="T1">b</text:span></text:p>
          </draw:text-box>
        </draw:frame>
        <draw:frame draw:style-name="gr11" draw:text-style-name="P8" draw:layer="layout" svg:width="0.692cm" svg:height="1.348cm" svg:x="10.35cm" svg:y="1.405cm">
          <draw:text-box>
            <text:p><text:span text:style-name="T1">b</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8.1cm" fo:page-height="22.8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11-14T12:49:35.623921659</dc:date>
    <meta:editing-duration>PT2S</meta:editing-duration>
    <meta:editing-cycles>1</meta:editing-cycles>
    <meta:document-statistic meta:object-count="184"/>
    <meta:generator>LibreOffice/7.3.7.2$Linux_X86_64 LibreOffice_project/30$Build-2</meta:generator>
  </office:meta>
</office:document-meta>
</file>